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29in"/>
    </style:style>
    <style:style style:name="co3" style:family="table-column">
      <style:table-column-properties fo:break-before="auto" style:column-width="2.9134in"/>
    </style:style>
    <style:style style:name="co4" style:family="table-column">
      <style:table-column-properties fo:break-before="auto" style:column-width="3.3846in"/>
    </style:style>
    <style:style style:name="co5" style:family="table-column">
      <style:table-column-properties fo:break-before="auto" style:column-width="4.5618in"/>
    </style:style>
    <style:style style:name="co6" style:family="table-column">
      <style:table-column-properties fo:break-before="auto" style:column-width="3.2272in"/>
    </style:style>
    <style:style style:name="co7" style:family="table-column">
      <style:table-column-properties fo:break-before="auto" style:column-width="0.7335in"/>
    </style:style>
    <style:style style:name="co8" style:family="table-column">
      <style:table-column-properties fo:break-before="auto" style:column-width="1.1244in"/>
    </style:style>
    <style:style style:name="co9" style:family="table-column">
      <style:table-column-properties fo:break-before="auto" style:column-width="1.1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02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6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121">
      <style:table-cell-properties fo:background-color="transparent" fo:border="none"/>
      <style:text-properties fo:font-weight="bold" style:font-weight-asian="bold" style:font-weight-complex="bold"/>
    </style:style>
    <style:style style:name="ce43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 fo:border="none"/>
    </style:style>
    <style:style style:name="ce46" style:family="table-cell" style:parent-style-name="Default" style:data-style-name="N3">
      <style:table-cell-properties fo:background-color="transparent" fo:border="none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ackground-color="transparent"/>
    </style:style>
    <style:style style:name="ce49" style:family="table-cell" style:parent-style-name="Default" style:data-style-name="N3">
      <style:table-cell-properties fo:background-color="transparent" fo:border="none"/>
    </style:style>
    <style:style style:name="ce50" style:family="table-cell" style:parent-style-name="Default" style:data-style-name="N2">
      <style:table-cell-properties fo:background-color="transparent" fo:border="none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ackground-color="transparent"/>
    </style:style>
    <style:style style:name="ce53" style:family="table-cell" style:parent-style-name="Default" style:data-style-name="N2">
      <style:table-cell-properties fo:background-color="transparent" fo:border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 style:data-style-name="N2">
      <style:table-cell-properties fo:background-color="transparent"/>
      <style:map style:condition="cell-content()&gt;=MAX([.$C3];[.$D3];[.$E3];[.$F3])" style:apply-style-name="BoldFont" style:base-cell-address="'Comparison of UB and LB'.C3"/>
    </style:style>
  </office:automatic-styles>
  <office:body>
    <office:spreadsheet>
      <table:calculation-settings table:automatic-find-labels="false" table:use-regular-expressions="false" table:use-wildcards="true"/>
      <table:table table:name="Defa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1" table:number-rows-spanned="2">
            <text:p>Instance file</text:p>
          </table:table-cell>
          <table:table-cell table:style-name="ce21" office:value-type="string" calcext:value-type="string" table:number-columns-spanned="8" table:number-rows-spanned="1">
            <text:p>CPLEX defaults</text:p>
          </table:table-cell>
          <table:covered-table-cell table:style-name="ce21"/>
          <table:covered-table-cell table:style-name="ce42"/>
          <table:covered-table-cell table:number-columns-repeated="2" table:style-name="ce46"/>
          <table:covered-table-cell table:number-columns-repeated="3" table:style-name="ce50"/>
          <table:table-cell table:number-columns-repeated="17"/>
        </table:table-row>
        <table:table-row table:style-name="ro1">
          <table:covered-table-cell table:number-columns-repeated="2" table:style-name="ce2"/>
          <table:table-cell table:style-name="ce34" office:value-type="string" calcext:value-type="string">
            <text:p>Logfile</text:p>
          </table:table-cell>
          <table:table-cell table:style-name="ce40" office:value-type="string" calcext:value-type="string">
            <text:p>Status</text:p>
          </table:table-cell>
          <table:table-cell table:style-name="ce43" office:value-type="string" calcext:value-type="string">
            <text:p>Time (sec)</text:p>
          </table:table-cell>
          <table:table-cell table:style-name="ce47" office:value-type="string" calcext:value-type="string">
            <text:p>Iterations </text:p>
          </table:table-cell>
          <table:table-cell table:style-name="ce47" office:value-type="string" calcext:value-type="string">
            <text:p>Nodes</text:p>
          </table:table-cell>
          <table:table-cell table:style-name="ce51" office:value-type="string" calcext:value-type="string">
            <text:p>LB</text:p>
          </table:table-cell>
          <table:table-cell table:style-name="ce51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/parG6Vj4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2618" calcext:value-type="float">
            <text:p>2,61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/parGNnNS.par</text:p>
          </table:table-cell>
          <table:table-cell office:value-type="string" calcext:value-type="string">
            <text:p>OPT</text:p>
          </table:table-cell>
          <table:table-cell office:value-type="float" office:value="0.17" calcext:value-type="float">
            <text:p>0.2</text:p>
          </table:table-cell>
          <table:table-cell office:value-type="float" office:value="6344" calcext:value-type="float">
            <text:p>6,344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/par7F5I0.par</text:p>
          </table:table-cell>
          <table:table-cell office:value-type="string" calcext:value-type="string">
            <text:p>OPT</text:p>
          </table:table-cell>
          <table:table-cell office:value-type="float" office:value="0.42" calcext:value-type="float">
            <text:p>0.4</text:p>
          </table:table-cell>
          <table:table-cell office:value-type="float" office:value="47996" calcext:value-type="float">
            <text:p>47,996</text:p>
          </table:table-cell>
          <table:table-cell office:value-type="float" office:value="5837" calcext:value-type="float">
            <text:p>5,837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/parH3DCw.par</text:p>
          </table:table-cell>
          <table:table-cell office:value-type="string" calcext:value-type="string">
            <text:p>OPT</text:p>
          </table:table-cell>
          <table:table-cell office:value-type="float" office:value="0.52" calcext:value-type="float">
            <text:p>0.5</text:p>
          </table:table-cell>
          <table:table-cell office:value-type="float" office:value="42664" calcext:value-type="float">
            <text:p>42,664</text:p>
          </table:table-cell>
          <table:table-cell office:value-type="float" office:value="6106" calcext:value-type="float">
            <text:p>6,106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/pardns8j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3291" calcext:value-type="float">
            <text:p>3,291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/parLiT7u.par</text:p>
          </table:table-cell>
          <table:table-cell office:value-type="string" calcext:value-type="string">
            <text:p>OPT</text:p>
          </table:table-cell>
          <table:table-cell office:value-type="float" office:value="0.16" calcext:value-type="float">
            <text:p>0.2</text:p>
          </table:table-cell>
          <table:table-cell office:value-type="float" office:value="2897" calcext:value-type="float">
            <text:p>2,897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/paraBnrA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860" calcext:value-type="float">
            <text:p>8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/paruNai2.par</text:p>
          </table:table-cell>
          <table:table-cell office:value-type="string" calcext:value-type="string">
            <text:p>OPT</text:p>
          </table:table-cell>
          <table:table-cell office:value-type="float" office:value="0.18" calcext:value-type="float">
            <text:p>0.2</text:p>
          </table:table-cell>
          <table:table-cell office:value-type="float" office:value="7602" calcext:value-type="float">
            <text:p>7,602</text:p>
          </table:table-cell>
          <table:table-cell office:value-type="float" office:value="1492" calcext:value-type="float">
            <text:p>1,492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/par8uwxv.par</text:p>
          </table:table-cell>
          <table:table-cell office:value-type="string" calcext:value-type="string">
            <text:p>OPT</text:p>
          </table:table-cell>
          <table:table-cell office:value-type="float" office:value="0.74" calcext:value-type="float">
            <text:p>0.7</text:p>
          </table:table-cell>
          <table:table-cell office:value-type="float" office:value="63014" calcext:value-type="float">
            <text:p>63,014</text:p>
          </table:table-cell>
          <table:table-cell office:value-type="float" office:value="6142" calcext:value-type="float">
            <text:p>6,142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/parLYkEw.par</text:p>
          </table:table-cell>
          <table:table-cell office:value-type="string" calcext:value-type="string">
            <text:p>OPT</text:p>
          </table:table-cell>
          <table:table-cell office:value-type="float" office:value="0.04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/parA3x3C.par</text:p>
          </table:table-cell>
          <table:table-cell office:value-type="string" calcext:value-type="string">
            <text:p>OPT</text:p>
          </table:table-cell>
          <table:table-cell office:value-type="float" office:value="1864.48" calcext:value-type="float">
            <text:p>1864.5</text:p>
          </table:table-cell>
          <table:table-cell office:value-type="float" office:value="62094686" calcext:value-type="float">
            <text:p>62,094,686</text:p>
          </table:table-cell>
          <table:table-cell office:value-type="float" office:value="2508359" calcext:value-type="float">
            <text:p>2,508,359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/par36UIn.par</text:p>
          </table:table-cell>
          <table:table-cell office:value-type="string" calcext:value-type="string">
            <text:p>OPT</text:p>
          </table:table-cell>
          <table:table-cell office:value-type="float" office:value="152.32" calcext:value-type="float">
            <text:p>152.3</text:p>
          </table:table-cell>
          <table:table-cell office:value-type="float" office:value="5602512" calcext:value-type="float">
            <text:p>5,602,512</text:p>
          </table:table-cell>
          <table:table-cell office:value-type="float" office:value="327534" calcext:value-type="float">
            <text:p>327,534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/pareT94L.par</text:p>
          </table:table-cell>
          <table:table-cell office:value-type="string" calcext:value-type="string">
            <text:p>OPT</text:p>
          </table:table-cell>
          <table:table-cell office:value-type="float" office:value="4208.33" calcext:value-type="float">
            <text:p>4208.3</text:p>
          </table:table-cell>
          <table:table-cell office:value-type="float" office:value="121043243" calcext:value-type="float">
            <text:p>121,043,243</text:p>
          </table:table-cell>
          <table:table-cell office:value-type="float" office:value="4301432" calcext:value-type="float">
            <text:p>4,301,432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/parkvHmy.par</text:p>
          </table:table-cell>
          <table:table-cell office:value-type="string" calcext:value-type="string">
            <text:p>OPT</text:p>
          </table:table-cell>
          <table:table-cell office:value-type="float" office:value="1443.47" calcext:value-type="float">
            <text:p>1443.5</text:p>
          </table:table-cell>
          <table:table-cell office:value-type="float" office:value="53169361" calcext:value-type="float">
            <text:p>53,169,361</text:p>
          </table:table-cell>
          <table:table-cell office:value-type="float" office:value="1817684" calcext:value-type="float">
            <text:p>1,817,684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/parYEPzM.par</text:p>
          </table:table-cell>
          <table:table-cell office:value-type="string" calcext:value-type="string">
            <text:p>OPT</text:p>
          </table:table-cell>
          <table:table-cell office:value-type="float" office:value="1931.54" calcext:value-type="float">
            <text:p>1931.5</text:p>
          </table:table-cell>
          <table:table-cell office:value-type="float" office:value="64092804" calcext:value-type="float">
            <text:p>64,092,804</text:p>
          </table:table-cell>
          <table:table-cell office:value-type="float" office:value="2285067" calcext:value-type="float">
            <text:p>2,285,067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/parQQuNo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79287470" calcext:value-type="float">
            <text:p>179,287,470</text:p>
          </table:table-cell>
          <table:table-cell office:value-type="float" office:value="5161479" calcext:value-type="float">
            <text:p>5,161,479</text:p>
          </table:table-cell>
          <table:table-cell office:value-type="float" office:value="405.58489977" calcext:value-type="float">
            <text:p>405.58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8.17588969431729" calcext:value-type="float">
            <text:p>8.1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/parW8R9m.par</text:p>
          </table:table-cell>
          <table:table-cell office:value-type="string" calcext:value-type="string">
            <text:p>OPT</text:p>
          </table:table-cell>
          <table:table-cell office:value-type="float" office:value="298.08" calcext:value-type="float">
            <text:p>298.1</text:p>
          </table:table-cell>
          <table:table-cell office:value-type="float" office:value="7765993" calcext:value-type="float">
            <text:p>7,765,993</text:p>
          </table:table-cell>
          <table:table-cell office:value-type="float" office:value="349048" calcext:value-type="float">
            <text:p>349,048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/parzt32O.par</text:p>
          </table:table-cell>
          <table:table-cell office:value-type="string" calcext:value-type="string">
            <text:p>OPT</text:p>
          </table:table-cell>
          <table:table-cell office:value-type="float" office:value="187.97" calcext:value-type="float">
            <text:p>188.0</text:p>
          </table:table-cell>
          <table:table-cell office:value-type="float" office:value="4456144" calcext:value-type="float">
            <text:p>4,456,144</text:p>
          </table:table-cell>
          <table:table-cell office:value-type="float" office:value="173826" calcext:value-type="float">
            <text:p>173,826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/parbeOdA.par</text:p>
          </table:table-cell>
          <table:table-cell office:value-type="string" calcext:value-type="string">
            <text:p>TL</text:p>
          </table:table-cell>
          <table:table-cell office:value-type="float" office:value="7205.76" calcext:value-type="float">
            <text:p>7205.8</text:p>
          </table:table-cell>
          <table:table-cell office:value-type="float" office:value="125410715" calcext:value-type="float">
            <text:p>125,410,715</text:p>
          </table:table-cell>
          <table:table-cell office:value-type="float" office:value="2734322" calcext:value-type="float">
            <text:p>2,734,322</text:p>
          </table:table-cell>
          <table:table-cell office:value-type="float" office:value="307.37355435" calcext:value-type="float">
            <text:p>307.37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23.8669689702729" calcext:value-type="float">
            <text:p>23.87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/parhtApn.par</text:p>
          </table:table-cell>
          <table:table-cell office:value-type="string" calcext:value-type="string">
            <text:p>TL</text:p>
          </table:table-cell>
          <table:table-cell office:value-type="float" office:value="7207.41" calcext:value-type="float">
            <text:p>7207.4</text:p>
          </table:table-cell>
          <table:table-cell office:value-type="float" office:value="161346268" calcext:value-type="float">
            <text:p>161,346,268</text:p>
          </table:table-cell>
          <table:table-cell office:value-type="float" office:value="4794191" calcext:value-type="float">
            <text:p>4,794,191</text:p>
          </table:table-cell>
          <table:table-cell office:value-type="float" office:value="391.1740995" calcext:value-type="float">
            <text:p>391.17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6.6977043631808" calcext:value-type="float">
            <text:p>16.7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/parOZHHi.par</text:p>
          </table:table-cell>
          <table:table-cell office:value-type="string" calcext:value-type="string">
            <text:p>TL</text:p>
          </table:table-cell>
          <table:table-cell office:value-type="float" office:value="7201.36" calcext:value-type="float">
            <text:p>7201.4</text:p>
          </table:table-cell>
          <table:table-cell office:value-type="float" office:value="29442119" calcext:value-type="float">
            <text:p>29,442,119</text:p>
          </table:table-cell>
          <table:table-cell office:value-type="float" office:value="298014" calcext:value-type="float">
            <text:p>298,014</text:p>
          </table:table-cell>
          <table:table-cell office:value-type="float" office:value="455.63592477" calcext:value-type="float">
            <text:p>455.64</text:p>
          </table:table-cell>
          <table:table-cell office:value-type="float" office:value="2070.0000413" calcext:value-type="float">
            <text:p>2070.00</text:p>
          </table:table-cell>
          <table:table-cell table:formula="of:=([.I23]-[.H23])/[.I23]*100" office:value-type="float" office:value="77.9886031072805" calcext:value-type="float">
            <text:p>77.9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/par2bypc.par</text:p>
          </table:table-cell>
          <table:table-cell office:value-type="string" calcext:value-type="string">
            <text:p>OOM-BC</text:p>
          </table:table-cell>
          <table:table-cell office:value-type="float" office:value="2026.15" calcext:value-type="float">
            <text:p>2026.2</text:p>
          </table:table-cell>
          <table:table-cell office:value-type="float" office:value="5437000" calcext:value-type="float">
            <text:p>5,437,000</text:p>
          </table:table-cell>
          <table:table-cell office:value-type="float" office:value="319087" calcext:value-type="float">
            <text:p>319,087</text:p>
          </table:table-cell>
          <table:table-cell office:value-type="float" office:value="360.0838" calcext:value-type="float">
            <text:p>360.08</text:p>
          </table:table-cell>
          <table:table-cell office:value-type="float" office:value="2324.8091" calcext:value-type="float">
            <text:p>2324.81</text:p>
          </table:table-cell>
          <table:table-cell table:formula="of:=([.I24]-[.H24])/[.I24]*100" office:value-type="float" office:value="84.5112529884712" calcext:value-type="float">
            <text:p>84.5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/parN2SrA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747596" calcext:value-type="float">
            <text:p>27,747,596</text:p>
          </table:table-cell>
          <table:table-cell office:value-type="float" office:value="471366" calcext:value-type="float">
            <text:p>471,366</text:p>
          </table:table-cell>
          <table:table-cell office:value-type="float" office:value="379.24105934" calcext:value-type="float">
            <text:p>379.24</text:p>
          </table:table-cell>
          <table:table-cell office:value-type="float" office:value="959.4782754" calcext:value-type="float">
            <text:p>959.48</text:p>
          </table:table-cell>
          <table:table-cell table:formula="of:=([.I25]-[.H25])/[.I25]*100" office:value-type="float" office:value="60.4742421935612" calcext:value-type="float">
            <text:p>60.47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/parAuff8.par</text:p>
          </table:table-cell>
          <table:table-cell office:value-type="string" calcext:value-type="string">
            <text:p>OOM-BC</text:p>
          </table:table-cell>
          <table:table-cell office:value-type="float" office:value="4264.33" calcext:value-type="float">
            <text:p>4264.3</text:p>
          </table:table-cell>
          <table:table-cell office:value-type="float" office:value="11684270" calcext:value-type="float">
            <text:p>11,684,270</text:p>
          </table:table-cell>
          <table:table-cell office:value-type="float" office:value="353589" calcext:value-type="float">
            <text:p>353,589</text:p>
          </table:table-cell>
          <table:table-cell office:value-type="float" office:value="359.4083" calcext:value-type="float">
            <text:p>359.41</text:p>
          </table:table-cell>
          <table:table-cell office:value-type="float" office:value="2592.9956" calcext:value-type="float">
            <text:p>2593.00</text:p>
          </table:table-cell>
          <table:table-cell table:formula="of:=([.I26]-[.H26])/[.I26]*100" office:value-type="float" office:value="86.1392630207317" calcext:value-type="float">
            <text:p>86.1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/par3rkCU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45352399" calcext:value-type="float">
            <text:p>45,352,399</text:p>
          </table:table-cell>
          <table:table-cell office:value-type="float" office:value="592709" calcext:value-type="float">
            <text:p>592,709</text:p>
          </table:table-cell>
          <table:table-cell office:value-type="float" office:value="456.59446407" calcext:value-type="float">
            <text:p>456.59</text:p>
          </table:table-cell>
          <table:table-cell office:value-type="float" office:value="702.39755917" calcext:value-type="float">
            <text:p>702.40</text:p>
          </table:table-cell>
          <table:table-cell table:formula="of:=([.I27]-[.H27])/[.I27]*100" office:value-type="float" office:value="34.9948674922016" calcext:value-type="float">
            <text:p>34.9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/parP5nin.par</text:p>
          </table:table-cell>
          <table:table-cell office:value-type="string" calcext:value-type="string">
            <text:p>OOM-BC</text:p>
          </table:table-cell>
          <table:table-cell office:value-type="float" office:value="2138.05" calcext:value-type="float">
            <text:p>2138.1</text:p>
          </table:table-cell>
          <table:table-cell office:value-type="float" office:value="6261930" calcext:value-type="float">
            <text:p>6,261,930</text:p>
          </table:table-cell>
          <table:table-cell office:value-type="float" office:value="218309" calcext:value-type="float">
            <text:p>218,309</text:p>
          </table:table-cell>
          <table:table-cell office:value-type="float" office:value="347.1938" calcext:value-type="float">
            <text:p>347.19</text:p>
          </table:table-cell>
          <table:table-cell office:value-type="float" office:value="5494.7405" calcext:value-type="float">
            <text:p>5494.74</text:p>
          </table:table-cell>
          <table:table-cell table:formula="of:=([.I28]-[.H28])/[.I28]*100" office:value-type="float" office:value="93.6813430952745" calcext:value-type="float">
            <text:p>93.6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/parwoDTa.par</text:p>
          </table:table-cell>
          <table:table-cell office:value-type="string" calcext:value-type="string">
            <text:p>OOM-BC</text:p>
          </table:table-cell>
          <table:table-cell office:value-type="float" office:value="4001.38" calcext:value-type="float">
            <text:p>4001.4</text:p>
          </table:table-cell>
          <table:table-cell office:value-type="float" office:value="8857083" calcext:value-type="float">
            <text:p>8,857,083</text:p>
          </table:table-cell>
          <table:table-cell office:value-type="float" office:value="195809" calcext:value-type="float">
            <text:p>195,809</text:p>
          </table:table-cell>
          <table:table-cell office:value-type="float" office:value="350.9484" calcext:value-type="float">
            <text:p>350.95</text:p>
          </table:table-cell>
          <table:table-cell office:value-type="float" office:value="6600.1652" calcext:value-type="float">
            <text:p>6600.17</text:p>
          </table:table-cell>
          <table:table-cell table:formula="of:=([.I29]-[.H29])/[.I29]*100" office:value-type="float" office:value="94.682733092802" calcext:value-type="float">
            <text:p>94.6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/parvGgZ9.par</text:p>
          </table:table-cell>
          <table:table-cell office:value-type="string" calcext:value-type="string">
            <text:p>OOM-BC</text:p>
          </table:table-cell>
          <table:table-cell office:value-type="float" office:value="3132.33" calcext:value-type="float">
            <text:p>3132.3</text:p>
          </table:table-cell>
          <table:table-cell office:value-type="float" office:value="9207979" calcext:value-type="float">
            <text:p>9,207,979</text:p>
          </table:table-cell>
          <table:table-cell office:value-type="float" office:value="239170" calcext:value-type="float">
            <text:p>239,170</text:p>
          </table:table-cell>
          <table:table-cell office:value-type="float" office:value="367.9524" calcext:value-type="float">
            <text:p>367.95</text:p>
          </table:table-cell>
          <table:table-cell office:value-type="float" office:value="3050.5317" calcext:value-type="float">
            <text:p>3050.53</text:p>
          </table:table-cell>
          <table:table-cell table:formula="of:=([.I30]-[.H30])/[.I30]*100" office:value-type="float" office:value="87.938089612378" calcext:value-type="float">
            <text:p>87.9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/parYqz0d.par</text:p>
          </table:table-cell>
          <table:table-cell office:value-type="string" calcext:value-type="string">
            <text:p>OOM-BC</text:p>
          </table:table-cell>
          <table:table-cell office:value-type="float" office:value="2043.83" calcext:value-type="float">
            <text:p>2043.8</text:p>
          </table:table-cell>
          <table:table-cell office:value-type="float" office:value="5736454" calcext:value-type="float">
            <text:p>5,736,454</text:p>
          </table:table-cell>
          <table:table-cell office:value-type="float" office:value="164920" calcext:value-type="float">
            <text:p>164,920</text:p>
          </table:table-cell>
          <table:table-cell office:value-type="float" office:value="346.9501" calcext:value-type="float">
            <text:p>346.95</text:p>
          </table:table-cell>
          <table:table-cell office:value-type="float" office:value="5808.0416" calcext:value-type="float">
            <text:p>5808.04</text:p>
          </table:table-cell>
          <table:table-cell table:formula="of:=([.I31]-[.H31])/[.I31]*100" office:value-type="float" office:value="94.0263840396736" calcext:value-type="float">
            <text:p>94.0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/par5AN3d.par</text:p>
          </table:table-cell>
          <table:table-cell office:value-type="string" calcext:value-type="string">
            <text:p>TL</text:p>
          </table:table-cell>
          <table:table-cell office:value-type="float" office:value="7201.3" calcext:value-type="float">
            <text:p>7201.3</text:p>
          </table:table-cell>
          <table:table-cell office:value-type="float" office:value="31891459" calcext:value-type="float">
            <text:p>31,891,459</text:p>
          </table:table-cell>
          <table:table-cell office:value-type="float" office:value="723028" calcext:value-type="float">
            <text:p>723,028</text:p>
          </table:table-cell>
          <table:table-cell office:value-type="float" office:value="418.37991695" calcext:value-type="float">
            <text:p>418.38</text:p>
          </table:table-cell>
          <table:table-cell office:value-type="float" office:value="597.98091573" calcext:value-type="float">
            <text:p>597.98</text:p>
          </table:table-cell>
          <table:table-cell table:formula="of:=([.I32]-[.H32])/[.I32]*100" office:value-type="float" office:value="30.0345703442304" calcext:value-type="float">
            <text:p>30.0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/parpD0VQ.par</text:p>
          </table:table-cell>
          <table:table-cell office:value-type="string" calcext:value-type="string">
            <text:p>OOM-BC</text:p>
          </table:table-cell>
          <table:table-cell office:value-type="float" office:value="3428.83" calcext:value-type="float">
            <text:p>3428.8</text:p>
          </table:table-cell>
          <table:table-cell office:value-type="float" office:value="4070235" calcext:value-type="float">
            <text:p>4,070,235</text:p>
          </table:table-cell>
          <table:table-cell office:value-type="float" office:value="69421" calcext:value-type="float">
            <text:p>69,421</text:p>
          </table:table-cell>
          <table:table-cell office:value-type="float" office:value="488.1486" calcext:value-type="float">
            <text:p>488.15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/parUG8OC.par</text:p>
          </table:table-cell>
          <table:table-cell office:value-type="string" calcext:value-type="string">
            <text:p>OOM-BC</text:p>
          </table:table-cell>
          <table:table-cell office:value-type="float" office:value="4895.63" calcext:value-type="float">
            <text:p>4895.6</text:p>
          </table:table-cell>
          <table:table-cell office:value-type="float" office:value="7901205" calcext:value-type="float">
            <text:p>7,901,205</text:p>
          </table:table-cell>
          <table:table-cell office:value-type="float" office:value="134537" calcext:value-type="float">
            <text:p>134,537</text:p>
          </table:table-cell>
          <table:table-cell office:value-type="float" office:value="379.6313" calcext:value-type="float">
            <text:p>379.63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/parrMBOx.par</text:p>
          </table:table-cell>
          <table:table-cell office:value-type="string" calcext:value-type="string">
            <text:p>TL</text:p>
          </table:table-cell>
          <table:table-cell office:value-type="float" office:value="7203.61" calcext:value-type="float">
            <text:p>7203.6</text:p>
          </table:table-cell>
          <table:table-cell office:value-type="float" office:value="20866194" calcext:value-type="float">
            <text:p>20,866,194</text:p>
          </table:table-cell>
          <table:table-cell office:value-type="float" office:value="187190" calcext:value-type="float">
            <text:p>187,190</text:p>
          </table:table-cell>
          <table:table-cell office:value-type="float" office:value="380.0492626" calcext:value-type="float">
            <text:p>380.05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/parIbbDR.par</text:p>
          </table:table-cell>
          <table:table-cell office:value-type="string" calcext:value-type="string">
            <text:p>TL</text:p>
          </table:table-cell>
          <table:table-cell office:value-type="float" office:value="7200.1" calcext:value-type="float">
            <text:p>7200.1</text:p>
          </table:table-cell>
          <table:table-cell office:value-type="float" office:value="21877496" calcext:value-type="float">
            <text:p>21,877,496</text:p>
          </table:table-cell>
          <table:table-cell office:value-type="float" office:value="176293" calcext:value-type="float">
            <text:p>176,293</text:p>
          </table:table-cell>
          <table:table-cell office:value-type="float" office:value="405.29517057" calcext:value-type="float">
            <text:p>405.30</text:p>
          </table:table-cell>
          <table:table-cell office:value-type="float" office:value="17941.987836" calcext:value-type="float">
            <text:p>17941.99</text:p>
          </table:table-cell>
          <table:table-cell table:formula="of:=([.I36]-[.H36])/[.I36]*100" office:value-type="float" office:value="97.7410798944095" calcext:value-type="float">
            <text:p>97.7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/pargfE3n.par</text:p>
          </table:table-cell>
          <table:table-cell office:value-type="string" calcext:value-type="string">
            <text:p>OOM-BC</text:p>
          </table:table-cell>
          <table:table-cell office:value-type="float" office:value="6012.6" calcext:value-type="float">
            <text:p>6012.6</text:p>
          </table:table-cell>
          <table:table-cell office:value-type="float" office:value="4316181" calcext:value-type="float">
            <text:p>4,316,181</text:p>
          </table:table-cell>
          <table:table-cell office:value-type="float" office:value="98367" calcext:value-type="float">
            <text:p>98,367</text:p>
          </table:table-cell>
          <table:table-cell office:value-type="float" office:value="413.2065" calcext:value-type="float">
            <text:p>413.21</text:p>
          </table:table-cell>
          <table:table-cell office:value-type="float" office:value="21358.9921" calcext:value-type="float">
            <text:p>21358.99</text:p>
          </table:table-cell>
          <table:table-cell table:formula="of:=([.I37]-[.H37])/[.I37]*100" office:value-type="float" office:value="98.0654213547839" calcext:value-type="float">
            <text:p>98.07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/parwy476.par</text:p>
          </table:table-cell>
          <table:table-cell office:value-type="string" calcext:value-type="string">
            <text:p>OOM-BC</text:p>
          </table:table-cell>
          <table:table-cell office:value-type="float" office:value="3312.43" calcext:value-type="float">
            <text:p>3312.4</text:p>
          </table:table-cell>
          <table:table-cell office:value-type="float" office:value="5596373" calcext:value-type="float">
            <text:p>5,596,373</text:p>
          </table:table-cell>
          <table:table-cell office:value-type="float" office:value="67202" calcext:value-type="float">
            <text:p>67,202</text:p>
          </table:table-cell>
          <table:table-cell office:value-type="float" office:value="365.5336" calcext:value-type="float">
            <text:p>365.53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/parpEDgQ.par</text:p>
          </table:table-cell>
          <table:table-cell office:value-type="string" calcext:value-type="string">
            <text:p>OOM-BC</text:p>
          </table:table-cell>
          <table:table-cell office:value-type="float" office:value="6850.37" calcext:value-type="float">
            <text:p>6850.4</text:p>
          </table:table-cell>
          <table:table-cell office:value-type="float" office:value="16779542" calcext:value-type="float">
            <text:p>16,779,542</text:p>
          </table:table-cell>
          <table:table-cell office:value-type="float" office:value="144236" calcext:value-type="float">
            <text:p>144,236</text:p>
          </table:table-cell>
          <table:table-cell office:value-type="float" office:value="333.4908" calcext:value-type="float">
            <text:p>333.49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/par4yBXQ.par</text:p>
          </table:table-cell>
          <table:table-cell office:value-type="string" calcext:value-type="string">
            <text:p>TL</text:p>
          </table:table-cell>
          <table:table-cell office:value-type="float" office:value="7202.09" calcext:value-type="float">
            <text:p>7202.1</text:p>
          </table:table-cell>
          <table:table-cell office:value-type="float" office:value="15622019" calcext:value-type="float">
            <text:p>15,622,019</text:p>
          </table:table-cell>
          <table:table-cell office:value-type="float" office:value="144869" calcext:value-type="float">
            <text:p>144,869</text:p>
          </table:table-cell>
          <table:table-cell office:value-type="float" office:value="409.3530001" calcext:value-type="float">
            <text:p>409.35</text:p>
          </table:table-cell>
          <table:table-cell office:value-type="float" office:value="11049.41551" calcext:value-type="float">
            <text:p>11049.42</text:p>
          </table:table-cell>
          <table:table-cell table:formula="of:=([.I40]-[.H40])/[.I40]*100" office:value-type="float" office:value="96.2952520001667" calcext:value-type="float">
            <text:p>96.3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/pari7UWj.par</text:p>
          </table:table-cell>
          <table:table-cell office:value-type="string" calcext:value-type="string">
            <text:p>TL</text:p>
          </table:table-cell>
          <table:table-cell office:value-type="float" office:value="7212.97" calcext:value-type="float">
            <text:p>7213.0</text:p>
          </table:table-cell>
          <table:table-cell office:value-type="float" office:value="8794644" calcext:value-type="float">
            <text:p>8,794,644</text:p>
          </table:table-cell>
          <table:table-cell office:value-type="float" office:value="119944" calcext:value-type="float">
            <text:p>119,944</text:p>
          </table:table-cell>
          <table:table-cell office:value-type="float" office:value="385.88730369" calcext:value-type="float">
            <text:p>385.89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/parRKFRH.par</text:p>
          </table:table-cell>
          <table:table-cell office:value-type="string" calcext:value-type="string">
            <text:p>OOM-BC</text:p>
          </table:table-cell>
          <table:table-cell office:value-type="float" office:value="2640.08" calcext:value-type="float">
            <text:p>2640.1</text:p>
          </table:table-cell>
          <table:table-cell office:value-type="float" office:value="7836980" calcext:value-type="float">
            <text:p>7,836,980</text:p>
          </table:table-cell>
          <table:table-cell office:value-type="float" office:value="89381" calcext:value-type="float">
            <text:p>89,381</text:p>
          </table:table-cell>
          <table:table-cell office:value-type="float" office:value="436.7368" calcext:value-type="float">
            <text:p>436.74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/parhByFU.par</text:p>
          </table:table-cell>
          <table:table-cell office:value-type="string" calcext:value-type="string">
            <text:p>OOM-BC</text:p>
          </table:table-cell>
          <table:table-cell office:value-type="float" office:value="1721.62" calcext:value-type="float">
            <text:p>1721.6</text:p>
          </table:table-cell>
          <table:table-cell office:value-type="float" office:value="1941334" calcext:value-type="float">
            <text:p>1,941,334</text:p>
          </table:table-cell>
          <table:table-cell office:value-type="float" office:value="23772" calcext:value-type="float">
            <text:p>23,772</text:p>
          </table:table-cell>
          <table:table-cell office:value-type="float" office:value="398.1322" calcext:value-type="float">
            <text:p>398.13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/pariaEQK.par</text:p>
          </table:table-cell>
          <table:table-cell office:value-type="string" calcext:value-type="string">
            <text:p>TL</text:p>
          </table:table-cell>
          <table:table-cell office:value-type="float" office:value="7207.75" calcext:value-type="float">
            <text:p>7207.8</text:p>
          </table:table-cell>
          <table:table-cell office:value-type="float" office:value="3768502" calcext:value-type="float">
            <text:p>3,768,502</text:p>
          </table:table-cell>
          <table:table-cell office:value-type="float" office:value="46063" calcext:value-type="float">
            <text:p>46,063</text:p>
          </table:table-cell>
          <table:table-cell office:value-type="float" office:value="444.87742099" calcext:value-type="float">
            <text:p>444.88</text:p>
          </table:table-cell>
          <table:table-cell office:value-type="float" office:value="11482.68207" calcext:value-type="float">
            <text:p>11482.68</text:p>
          </table:table-cell>
          <table:table-cell table:formula="of:=([.I44]-[.H44])/[.I44]*100" office:value-type="float" office:value="96.1256663009742" calcext:value-type="float">
            <text:p>96.1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/parPhExi.par</text:p>
          </table:table-cell>
          <table:table-cell office:value-type="string" calcext:value-type="string">
            <text:p>OOM-BC</text:p>
          </table:table-cell>
          <table:table-cell office:value-type="float" office:value="2511.58" calcext:value-type="float">
            <text:p>2511.6</text:p>
          </table:table-cell>
          <table:table-cell office:value-type="float" office:value="2663727" calcext:value-type="float">
            <text:p>2,663,727</text:p>
          </table:table-cell>
          <table:table-cell office:value-type="float" office:value="34132" calcext:value-type="float">
            <text:p>34,132</text:p>
          </table:table-cell>
          <table:table-cell office:value-type="float" office:value="420.1226" calcext:value-type="float">
            <text:p>420.12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/par7bUKX.par</text:p>
          </table:table-cell>
          <table:table-cell office:value-type="string" calcext:value-type="string">
            <text:p>TL</text:p>
          </table:table-cell>
          <table:table-cell office:value-type="float" office:value="7201.59" calcext:value-type="float">
            <text:p>7201.6</text:p>
          </table:table-cell>
          <table:table-cell office:value-type="float" office:value="13136785" calcext:value-type="float">
            <text:p>13,136,785</text:p>
          </table:table-cell>
          <table:table-cell office:value-type="float" office:value="101940" calcext:value-type="float">
            <text:p>101,940</text:p>
          </table:table-cell>
          <table:table-cell office:value-type="float" office:value="378.97335311" calcext:value-type="float">
            <text:p>378.97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/parVMx8u.par</text:p>
          </table:table-cell>
          <table:table-cell office:value-type="string" calcext:value-type="string">
            <text:p>TL</text:p>
          </table:table-cell>
          <table:table-cell office:value-type="float" office:value="7201.52" calcext:value-type="float">
            <text:p>7201.5</text:p>
          </table:table-cell>
          <table:table-cell office:value-type="float" office:value="14394348" calcext:value-type="float">
            <text:p>14,394,348</text:p>
          </table:table-cell>
          <table:table-cell office:value-type="float" office:value="111275" calcext:value-type="float">
            <text:p>111,275</text:p>
          </table:table-cell>
          <table:table-cell office:value-type="float" office:value="386.18137452" calcext:value-type="float">
            <text:p>386.18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/par1U9VP.par</text:p>
          </table:table-cell>
          <table:table-cell office:value-type="string" calcext:value-type="string">
            <text:p>TL</text:p>
          </table:table-cell>
          <table:table-cell office:value-type="float" office:value="7211.68" calcext:value-type="float">
            <text:p>7211.7</text:p>
          </table:table-cell>
          <table:table-cell office:value-type="float" office:value="3933406" calcext:value-type="float">
            <text:p>3,933,406</text:p>
          </table:table-cell>
          <table:table-cell office:value-type="float" office:value="46623" calcext:value-type="float">
            <text:p>46,623</text:p>
          </table:table-cell>
          <table:table-cell office:value-type="float" office:value="409.57029562" calcext:value-type="float">
            <text:p>409.57</text:p>
          </table:table-cell>
          <table:table-cell office:value-type="float" office:value="27262.55006" calcext:value-type="float">
            <text:p>27262.55</text:p>
          </table:table-cell>
          <table:table-cell table:formula="of:=([.I48]-[.H48])/[.I48]*100" office:value-type="float" office:value="98.4976816375628" calcext:value-type="float">
            <text:p>98.5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/parsUo8q.par</text:p>
          </table:table-cell>
          <table:table-cell office:value-type="string" calcext:value-type="string">
            <text:p>OOM-BC</text:p>
          </table:table-cell>
          <table:table-cell office:value-type="float" office:value="1635.38" calcext:value-type="float">
            <text:p>1635.4</text:p>
          </table:table-cell>
          <table:table-cell office:value-type="float" office:value="1641489" calcext:value-type="float">
            <text:p>1,641,489</text:p>
          </table:table-cell>
          <table:table-cell office:value-type="float" office:value="28958" calcext:value-type="float">
            <text:p>28,958</text:p>
          </table:table-cell>
          <table:table-cell office:value-type="float" office:value="361.1581" calcext:value-type="float">
            <text:p>361.16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/par_LAk_.par</text:p>
          </table:table-cell>
          <table:table-cell office:value-type="string" calcext:value-type="string">
            <text:p>OOM-BC</text:p>
          </table:table-cell>
          <table:table-cell office:value-type="float" office:value="4640.71" calcext:value-type="float">
            <text:p>4640.7</text:p>
          </table:table-cell>
          <table:table-cell office:value-type="float" office:value="7158998" calcext:value-type="float">
            <text:p>7,158,998</text:p>
          </table:table-cell>
          <table:table-cell office:value-type="float" office:value="71907" calcext:value-type="float">
            <text:p>71,907</text:p>
          </table:table-cell>
          <table:table-cell office:value-type="float" office:value="393.2753" calcext:value-type="float">
            <text:p>393.28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/parfQezb.par</text:p>
          </table:table-cell>
          <table:table-cell office:value-type="string" calcext:value-type="string">
            <text:p>OOM-BC</text:p>
          </table:table-cell>
          <table:table-cell office:value-type="float" office:value="2995.13" calcext:value-type="float">
            <text:p>2995.1</text:p>
          </table:table-cell>
          <table:table-cell office:value-type="float" office:value="3168307" calcext:value-type="float">
            <text:p>3,168,307</text:p>
          </table:table-cell>
          <table:table-cell office:value-type="float" office:value="38250" calcext:value-type="float">
            <text:p>38,250</text:p>
          </table:table-cell>
          <table:table-cell office:value-type="float" office:value="411.8779" calcext:value-type="float">
            <text:p>411.88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/paroaM0D.par</text:p>
          </table:table-cell>
          <table:table-cell office:value-type="string" calcext:value-type="string">
            <text:p>TL</text:p>
          </table:table-cell>
          <table:table-cell office:value-type="float" office:value="7201.04" calcext:value-type="float">
            <text:p>7201.0</text:p>
          </table:table-cell>
          <table:table-cell office:value-type="float" office:value="11114664" calcext:value-type="float">
            <text:p>11,114,664</text:p>
          </table:table-cell>
          <table:table-cell office:value-type="float" office:value="79572" calcext:value-type="float">
            <text:p>79,572</text:p>
          </table:table-cell>
          <table:table-cell office:value-type="float" office:value="416.79687017" calcext:value-type="float">
            <text:p>416.80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/par1q69I.par</text:p>
          </table:table-cell>
          <table:table-cell office:value-type="string" calcext:value-type="string">
            <text:p>OOM-BC</text:p>
          </table:table-cell>
          <table:table-cell office:value-type="float" office:value="5872.35" calcext:value-type="float">
            <text:p>5872.4</text:p>
          </table:table-cell>
          <table:table-cell office:value-type="float" office:value="537176" calcext:value-type="float">
            <text:p>537,176</text:p>
          </table:table-cell>
          <table:table-cell office:value-type="float" office:value="3093" calcext:value-type="float">
            <text:p>3,093</text:p>
          </table:table-cell>
          <table:table-cell office:value-type="float" office:value="519.579" calcext:value-type="float">
            <text:p>519.58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/parx2NOQ.par</text:p>
          </table:table-cell>
          <table:table-cell office:value-type="string" calcext:value-type="string">
            <text:p>OOM-BC</text:p>
          </table:table-cell>
          <table:table-cell office:value-type="float" office:value="3346.98" calcext:value-type="float">
            <text:p>3347.0</text:p>
          </table:table-cell>
          <table:table-cell office:value-type="float" office:value="451485" calcext:value-type="float">
            <text:p>451,485</text:p>
          </table:table-cell>
          <table:table-cell office:value-type="float" office:value="2530" calcext:value-type="float">
            <text:p>2,530</text:p>
          </table:table-cell>
          <table:table-cell office:value-type="float" office:value="515.5223" calcext:value-type="float">
            <text:p>515.5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/parTaEms.par</text:p>
          </table:table-cell>
          <table:table-cell office:value-type="string" calcext:value-type="string">
            <text:p>OOM-BC</text:p>
          </table:table-cell>
          <table:table-cell office:value-type="float" office:value="2948.65" calcext:value-type="float">
            <text:p>2948.7</text:p>
          </table:table-cell>
          <table:table-cell office:value-type="float" office:value="377561" calcext:value-type="float">
            <text:p>377,561</text:p>
          </table:table-cell>
          <table:table-cell office:value-type="float" office:value="1381" calcext:value-type="float">
            <text:p>1,381</text:p>
          </table:table-cell>
          <table:table-cell office:value-type="float" office:value="513.6436" calcext:value-type="float">
            <text:p>513.6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/parubNzN.par</text:p>
          </table:table-cell>
          <table:table-cell office:value-type="string" calcext:value-type="string">
            <text:p>OOM-BC</text:p>
          </table:table-cell>
          <table:table-cell office:value-type="float" office:value="690.73" calcext:value-type="float">
            <text:p>690.7</text:p>
          </table:table-cell>
          <table:table-cell office:value-type="float" office:value="87439" calcext:value-type="float">
            <text:p>87,439</text:p>
          </table:table-cell>
          <table:table-cell office:value-type="float" office:value="1692" calcext:value-type="float">
            <text:p>1,692</text:p>
          </table:table-cell>
          <table:table-cell office:value-type="float" office:value="379.1054" calcext:value-type="float">
            <text:p>379.1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/parkggRJ.par</text:p>
          </table:table-cell>
          <table:table-cell office:value-type="string" calcext:value-type="string">
            <text:p>OOM-BC</text:p>
          </table:table-cell>
          <table:table-cell office:value-type="float" office:value="1880.05" calcext:value-type="float">
            <text:p>1880.1</text:p>
          </table:table-cell>
          <table:table-cell office:value-type="float" office:value="58020" calcext:value-type="float">
            <text:p>58,020</text:p>
          </table:table-cell>
          <table:table-cell office:value-type="float" office:value="2" calcext:value-type="float">
            <text:p>2</text:p>
          </table:table-cell>
          <table:table-cell office:value-type="float" office:value="509.9073" calcext:value-type="float">
            <text:p>509.91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/pargBdUP.par</text:p>
          </table:table-cell>
          <table:table-cell office:value-type="string" calcext:value-type="string">
            <text:p>TL</text:p>
          </table:table-cell>
          <table:table-cell office:value-type="float" office:value="7207.02" calcext:value-type="float">
            <text:p>7207.0</text:p>
          </table:table-cell>
          <table:table-cell office:value-type="float" office:value="1962606" calcext:value-type="float">
            <text:p>1,962,606</text:p>
          </table:table-cell>
          <table:table-cell office:value-type="float" office:value="14715" calcext:value-type="float">
            <text:p>14,715</text:p>
          </table:table-cell>
          <table:table-cell office:value-type="float" office:value="487.59202595" calcext:value-type="float">
            <text:p>487.59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/parANBwS.par</text:p>
          </table:table-cell>
          <table:table-cell office:value-type="string" calcext:value-type="string">
            <text:p>OOM-BC</text:p>
          </table:table-cell>
          <table:table-cell office:value-type="float" office:value="1493.36" calcext:value-type="float">
            <text:p>1493.4</text:p>
          </table:table-cell>
          <table:table-cell office:value-type="float" office:value="128251" calcext:value-type="float">
            <text:p>128,251</text:p>
          </table:table-cell>
          <table:table-cell office:value-type="float" office:value="604" calcext:value-type="float">
            <text:p>604</text:p>
          </table:table-cell>
          <table:table-cell office:value-type="float" office:value="466.8225" calcext:value-type="float">
            <text:p>466.82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/par4g0tI.par</text:p>
          </table:table-cell>
          <table:table-cell office:value-type="string" calcext:value-type="string">
            <text:p>OOM-BC</text:p>
          </table:table-cell>
          <table:table-cell office:value-type="float" office:value="2306.39" calcext:value-type="float">
            <text:p>2306.4</text:p>
          </table:table-cell>
          <table:table-cell office:value-type="float" office:value="187130" calcext:value-type="float">
            <text:p>187,130</text:p>
          </table:table-cell>
          <table:table-cell office:value-type="float" office:value="905" calcext:value-type="float">
            <text:p>905</text:p>
          </table:table-cell>
          <table:table-cell office:value-type="float" office:value="502.8927" calcext:value-type="float">
            <text:p>502.89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/parqFTUv.par</text:p>
          </table:table-cell>
          <table:table-cell office:value-type="string" calcext:value-type="string">
            <text:p>OOM-BC</text:p>
          </table:table-cell>
          <table:table-cell office:value-type="float" office:value="3353.01" calcext:value-type="float">
            <text:p>3353.0</text:p>
          </table:table-cell>
          <table:table-cell office:value-type="float" office:value="284680" calcext:value-type="float">
            <text:p>284,680</text:p>
          </table:table-cell>
          <table:table-cell office:value-type="float" office:value="1315" calcext:value-type="float">
            <text:p>1,315</text:p>
          </table:table-cell>
          <table:table-cell office:value-type="float" office:value="512.3287" calcext:value-type="float">
            <text:p>512.33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/parwgorV.par</text:p>
          </table:table-cell>
          <table:table-cell office:value-type="string" calcext:value-type="string">
            <text:p>OOM-BC</text:p>
          </table:table-cell>
          <table:table-cell office:value-type="float" office:value="3002.73" calcext:value-type="float">
            <text:p>3002.7</text:p>
          </table:table-cell>
          <table:table-cell office:value-type="float" office:value="198094" calcext:value-type="float">
            <text:p>198,094</text:p>
          </table:table-cell>
          <table:table-cell office:value-type="float" office:value="726" calcext:value-type="float">
            <text:p>726</text:p>
          </table:table-cell>
          <table:table-cell office:value-type="float" office:value="521.3648" calcext:value-type="float">
            <text:p>521.36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/par3pb6J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/parnMoex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/par0CUXG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/paroH5c1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/par2Dwwa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/parCqSv2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/pary5X0U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/parxo8zE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/parriC3l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/paraxw6B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618" calcext:value-type="float">
            <text:p>8,618</text:p>
          </table:table-cell>
          <table:table-cell office:value-type="float" office:value="0" calcext:value-type="float">
            <text:p>0</text:p>
          </table:table-cell>
          <table:table-cell office:value-type="float" office:value="441.4092" calcext:value-type="float">
            <text:p>441.41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 table:number-rows-repeated="1048503">
          <table:table-cell table:number-columns-repeated="27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8"/>
        </table:table-row>
      </table:table>
      <table:table table:name="Defaults, 1 thre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56" office:value-type="string" calcext:value-type="string" table:number-columns-spanned="8" table:number-rows-spanned="1">
            <text:p>CPLEX defaults – 1 thread</text:p>
          </table:table-cell>
          <table:covered-table-cell table:style-name="ce56"/>
          <table:covered-table-cell table:style-name="ce59"/>
          <table:covered-table-cell table:number-columns-repeated="2" table:style-name="ce61"/>
          <table:covered-table-cell table:number-columns-repeated="3" table:style-name="ce63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63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1thread/pardWrBY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2008" calcext:value-type="float">
            <text:p>2,008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1thread/parr8SQ4.par</text:p>
          </table:table-cell>
          <table:table-cell office:value-type="string" calcext:value-type="string">
            <text:p>OPT</text:p>
          </table:table-cell>
          <table:table-cell office:value-type="float" office:value="0.31" calcext:value-type="float">
            <text:p>0.3</text:p>
          </table:table-cell>
          <table:table-cell office:value-type="float" office:value="7911" calcext:value-type="float">
            <text:p>7,911</text:p>
          </table:table-cell>
          <table:table-cell office:value-type="float" office:value="1145" calcext:value-type="float">
            <text:p>1,145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1thread/par0Jh1q.par</text:p>
          </table:table-cell>
          <table:table-cell office:value-type="string" calcext:value-type="string">
            <text:p>OPT</text:p>
          </table:table-cell>
          <table:table-cell office:value-type="float" office:value="0.91" calcext:value-type="float">
            <text:p>0.9</text:p>
          </table:table-cell>
          <table:table-cell office:value-type="float" office:value="17575" calcext:value-type="float">
            <text:p>17,575</text:p>
          </table:table-cell>
          <table:table-cell office:value-type="float" office:value="2007" calcext:value-type="float">
            <text:p>2,007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1thread/parZx3mw.par</text:p>
          </table:table-cell>
          <table:table-cell office:value-type="string" calcext:value-type="string">
            <text:p>OPT</text:p>
          </table:table-cell>
          <table:table-cell office:value-type="float" office:value="1.75" calcext:value-type="float">
            <text:p>1.8</text:p>
          </table:table-cell>
          <table:table-cell office:value-type="float" office:value="29480" calcext:value-type="float">
            <text:p>29,480</text:p>
          </table:table-cell>
          <table:table-cell office:value-type="float" office:value="3350" calcext:value-type="float">
            <text:p>3,350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1thread/pars_igP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3055" calcext:value-type="float">
            <text:p>3,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1thread/paroDjxx.par</text:p>
          </table:table-cell>
          <table:table-cell office:value-type="string" calcext:value-type="string">
            <text:p>OPT</text:p>
          </table:table-cell>
          <table:table-cell office:value-type="float" office:value="0.34" calcext:value-type="float">
            <text:p>0.3</text:p>
          </table:table-cell>
          <table:table-cell office:value-type="float" office:value="4081" calcext:value-type="float">
            <text:p>4,081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1thread/parWrdpX.par</text:p>
          </table:table-cell>
          <table:table-cell office:value-type="string" calcext:value-type="string">
            <text:p>OPT</text:p>
          </table:table-cell>
          <table:table-cell office:value-type="float" office:value="0.08" calcext:value-type="float">
            <text:p>0.1</text:p>
          </table:table-cell>
          <table:table-cell office:value-type="float" office:value="790" calcext:value-type="float">
            <text:p>7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1thread/paryIrIJ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2378" calcext:value-type="float">
            <text:p>2,378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1thread/parM3Flb.par</text:p>
          </table:table-cell>
          <table:table-cell office:value-type="string" calcext:value-type="string">
            <text:p>OPT</text:p>
          </table:table-cell>
          <table:table-cell office:value-type="float" office:value="2.8" calcext:value-type="float">
            <text:p>2.8</text:p>
          </table:table-cell>
          <table:table-cell office:value-type="float" office:value="17869" calcext:value-type="float">
            <text:p>17,869</text:p>
          </table:table-cell>
          <table:table-cell office:value-type="float" office:value="1602" calcext:value-type="float">
            <text:p>1,602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1thread/parvE7q2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1thread/parUlxH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9455910" calcext:value-type="float">
            <text:p>49,455,910</text:p>
          </table:table-cell>
          <table:table-cell office:value-type="float" office:value="2123575" calcext:value-type="float">
            <text:p>2,123,575</text:p>
          </table:table-cell>
          <table:table-cell office:value-type="float" office:value="398.38078878" calcext:value-type="float">
            <text:p>398.38</text:p>
          </table:table-cell>
          <table:table-cell office:value-type="float" office:value="434.68586033" calcext:value-type="float">
            <text:p>434.69</text:p>
          </table:table-cell>
          <table:table-cell table:formula="of:=([.I13]-[.H13])/[.I13]*100" office:value-type="float" office:value="8.35202495945885" calcext:value-type="float">
            <text:p>8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1thread/parZLAR2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4767009" calcext:value-type="float">
            <text:p>64,767,009</text:p>
          </table:table-cell>
          <table:table-cell office:value-type="float" office:value="2077030" calcext:value-type="float">
            <text:p>2,077,030</text:p>
          </table:table-cell>
          <table:table-cell office:value-type="float" office:value="450.76422365" calcext:value-type="float">
            <text:p>450.76</text:p>
          </table:table-cell>
          <table:table-cell office:value-type="float" office:value="476.0489371" calcext:value-type="float">
            <text:p>476.05</text:p>
          </table:table-cell>
          <table:table-cell table:formula="of:=([.I14]-[.H14])/[.I14]*100" office:value-type="float" office:value="5.31136853367002" calcext:value-type="float">
            <text:p>5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1thread/par7n6bq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1039540" calcext:value-type="float">
            <text:p>51,039,540</text:p>
          </table:table-cell>
          <table:table-cell office:value-type="float" office:value="1622206" calcext:value-type="float">
            <text:p>1,622,206</text:p>
          </table:table-cell>
          <table:table-cell office:value-type="float" office:value="316.75879853" calcext:value-type="float">
            <text:p>316.76</text:p>
          </table:table-cell>
          <table:table-cell office:value-type="float" office:value="399.0918764" calcext:value-type="float">
            <text:p>399.09</text:p>
          </table:table-cell>
          <table:table-cell table:formula="of:=([.I15]-[.H15])/[.I15]*100" office:value-type="float" office:value="20.6301061832388" calcext:value-type="float">
            <text:p>20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1thread/parvy2dn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9594017" calcext:value-type="float">
            <text:p>59,594,017</text:p>
          </table:table-cell>
          <table:table-cell office:value-type="float" office:value="1968842" calcext:value-type="float">
            <text:p>1,968,842</text:p>
          </table:table-cell>
          <table:table-cell office:value-type="float" office:value="341.22611155" calcext:value-type="float">
            <text:p>341.23</text:p>
          </table:table-cell>
          <table:table-cell office:value-type="float" office:value="411.29577673" calcext:value-type="float">
            <text:p>411.30</text:p>
          </table:table-cell>
          <table:table-cell table:formula="of:=([.I16]-[.H16])/[.I16]*100" office:value-type="float" office:value="17.0363201239477" calcext:value-type="float">
            <text:p>17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1thread/par1TloO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1598026" calcext:value-type="float">
            <text:p>61,598,026</text:p>
          </table:table-cell>
          <table:table-cell office:value-type="float" office:value="2420104" calcext:value-type="float">
            <text:p>2,420,104</text:p>
          </table:table-cell>
          <table:table-cell office:value-type="float" office:value="335.6091662" calcext:value-type="float">
            <text:p>335.61</text:p>
          </table:table-cell>
          <table:table-cell office:value-type="float" office:value="366.33909303" calcext:value-type="float">
            <text:p>366.34</text:p>
          </table:table-cell>
          <table:table-cell table:formula="of:=([.I17]-[.H17])/[.I17]*100" office:value-type="float" office:value="8.3883831714033" calcext:value-type="float">
            <text:p>8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1thread/par07Q67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45476937" calcext:value-type="float">
            <text:p>45,476,937</text:p>
          </table:table-cell>
          <table:table-cell office:value-type="float" office:value="1779927" calcext:value-type="float">
            <text:p>1,779,927</text:p>
          </table:table-cell>
          <table:table-cell office:value-type="float" office:value="271.38723528" calcext:value-type="float">
            <text:p>271.39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38.5581380321688" calcext:value-type="float">
            <text:p>38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1thread/parKzpWN.par</text:p>
          </table:table-cell>
          <table:table-cell office:value-type="string" calcext:value-type="string">
            <text:p>OPT</text:p>
          </table:table-cell>
          <table:table-cell office:value-type="float" office:value="5991.43" calcext:value-type="float">
            <text:p>5991.4</text:p>
          </table:table-cell>
          <table:table-cell office:value-type="float" office:value="42993137" calcext:value-type="float">
            <text:p>42,993,137</text:p>
          </table:table-cell>
          <table:table-cell office:value-type="float" office:value="1822596" calcext:value-type="float">
            <text:p>1,822,596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1thread/par_NGp4.par</text:p>
          </table:table-cell>
          <table:table-cell office:value-type="string" calcext:value-type="string">
            <text:p>OPT</text:p>
          </table:table-cell>
          <table:table-cell office:value-type="float" office:value="3530.27" calcext:value-type="float">
            <text:p>3530.3</text:p>
          </table:table-cell>
          <table:table-cell office:value-type="float" office:value="27330006" calcext:value-type="float">
            <text:p>27,330,006</text:p>
          </table:table-cell>
          <table:table-cell office:value-type="float" office:value="836274" calcext:value-type="float">
            <text:p>836,274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1thread/parHasB5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7951455" calcext:value-type="float">
            <text:p>37,951,455</text:p>
          </table:table-cell>
          <table:table-cell office:value-type="float" office:value="1022781" calcext:value-type="float">
            <text:p>1,022,781</text:p>
          </table:table-cell>
          <table:table-cell office:value-type="float" office:value="284.48660572" calcext:value-type="float">
            <text:p>284.49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29.5358131032963" calcext:value-type="float">
            <text:p>29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1thread/parSqVsT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8567615" calcext:value-type="float">
            <text:p>48,567,615</text:p>
          </table:table-cell>
          <table:table-cell office:value-type="float" office:value="1308116" calcext:value-type="float">
            <text:p>1,308,116</text:p>
          </table:table-cell>
          <table:table-cell office:value-type="float" office:value="383.06758564" calcext:value-type="float">
            <text:p>383.07</text:p>
          </table:table-cell>
          <table:table-cell office:value-type="float" office:value="462.74910633" calcext:value-type="float">
            <text:p>462.75</text:p>
          </table:table-cell>
          <table:table-cell table:formula="of:=([.I22]-[.H22])/[.I22]*100" office:value-type="float" office:value="17.2191625224181" calcext:value-type="float">
            <text:p>17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1thread/par1_45I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758805" calcext:value-type="float">
            <text:p>11,758,805</text:p>
          </table:table-cell>
          <table:table-cell office:value-type="float" office:value="81606" calcext:value-type="float">
            <text:p>81,606</text:p>
          </table:table-cell>
          <table:table-cell office:value-type="float" office:value="448.78968098" calcext:value-type="float">
            <text:p>448.79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1thread/parN6oYN.par</text:p>
          </table:table-cell>
          <table:table-cell office:value-type="string" calcext:value-type="string">
            <text:p>OOM-BC</text:p>
          </table:table-cell>
          <table:table-cell office:value-type="float" office:value="3850.62" calcext:value-type="float">
            <text:p>3850.6</text:p>
          </table:table-cell>
          <table:table-cell office:value-type="float" office:value="6012889" calcext:value-type="float">
            <text:p>6,012,889</text:p>
          </table:table-cell>
          <table:table-cell office:value-type="float" office:value="176463" calcext:value-type="float">
            <text:p>176,463</text:p>
          </table:table-cell>
          <table:table-cell office:value-type="float" office:value="354.307" calcext:value-type="float">
            <text:p>354.31</text:p>
          </table:table-cell>
          <table:table-cell office:value-type="string" calcext:value-type="string">
            <text:p>NA</text:p>
          </table:table-cell>
          <table:table-cell table:formula="of:=([.I24]-[.H24])/[.I2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1thread/parstUgU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8311212" calcext:value-type="float">
            <text:p>18,311,212</text:p>
          </table:table-cell>
          <table:table-cell office:value-type="float" office:value="270547" calcext:value-type="float">
            <text:p>270,547</text:p>
          </table:table-cell>
          <table:table-cell office:value-type="float" office:value="379.08637045" calcext:value-type="float">
            <text:p>379.09</text:p>
          </table:table-cell>
          <table:table-cell office:value-type="string" calcext:value-type="string">
            <text:p>NA</text:p>
          </table:table-cell>
          <table:table-cell table:formula="of:=([.I25]-[.H25])/[.I2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1thread/parWCCAH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849321" calcext:value-type="float">
            <text:p>14,849,321</text:p>
          </table:table-cell>
          <table:table-cell office:value-type="float" office:value="151983" calcext:value-type="float">
            <text:p>151,983</text:p>
          </table:table-cell>
          <table:table-cell office:value-type="float" office:value="357.39485374" calcext:value-type="float">
            <text:p>357.39</text:p>
          </table:table-cell>
          <table:table-cell office:value-type="string" calcext:value-type="string">
            <text:p>NA</text:p>
          </table:table-cell>
          <table:table-cell table:formula="of:=([.I26]-[.H26])/[.I2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1thread/parPthqJ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216219" calcext:value-type="float">
            <text:p>14,216,219</text:p>
          </table:table-cell>
          <table:table-cell office:value-type="float" office:value="145185" calcext:value-type="float">
            <text:p>145,185</text:p>
          </table:table-cell>
          <table:table-cell office:value-type="float" office:value="448.51673045" calcext:value-type="float">
            <text:p>448.52</text:p>
          </table:table-cell>
          <table:table-cell office:value-type="string" calcext:value-type="string">
            <text:p>NA</text:p>
          </table:table-cell>
          <table:table-cell table:formula="of:=([.I27]-[.H27])/[.I2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1thread/parjNdds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333150" calcext:value-type="float">
            <text:p>11,333,150</text:p>
          </table:table-cell>
          <table:table-cell office:value-type="float" office:value="198283" calcext:value-type="float">
            <text:p>198,283</text:p>
          </table:table-cell>
          <table:table-cell office:value-type="float" office:value="351.09365644" calcext:value-type="float">
            <text:p>351.09</text:p>
          </table:table-cell>
          <table:table-cell office:value-type="string" calcext:value-type="string">
            <text:p>NA</text:p>
          </table:table-cell>
          <table:table-cell table:formula="of:=([.I28]-[.H28])/[.I2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1thread/parzjJFk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9659521" calcext:value-type="float">
            <text:p>9,659,521</text:p>
          </table:table-cell>
          <table:table-cell office:value-type="float" office:value="102843" calcext:value-type="float">
            <text:p>102,843</text:p>
          </table:table-cell>
          <table:table-cell office:value-type="float" office:value="345.89462073" calcext:value-type="float">
            <text:p>345.89</text:p>
          </table:table-cell>
          <table:table-cell office:value-type="string" calcext:value-type="string">
            <text:p>NA</text:p>
          </table:table-cell>
          <table:table-cell table:formula="of:=([.I29]-[.H29])/[.I2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1thread/parh0Ho3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8335811" calcext:value-type="float">
            <text:p>8,335,811</text:p>
          </table:table-cell>
          <table:table-cell office:value-type="float" office:value="160564" calcext:value-type="float">
            <text:p>160,564</text:p>
          </table:table-cell>
          <table:table-cell office:value-type="float" office:value="362.60778382" calcext:value-type="float">
            <text:p>362.61</text:p>
          </table:table-cell>
          <table:table-cell office:value-type="float" office:value="820.68531597" calcext:value-type="float">
            <text:p>820.69</text:p>
          </table:table-cell>
          <table:table-cell table:formula="of:=([.I30]-[.H30])/[.I30]*100" office:value-type="float" office:value="55.8164650001786" calcext:value-type="float">
            <text:p>55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1thread/parfMR7H.par</text:p>
          </table:table-cell>
          <table:table-cell office:value-type="string" calcext:value-type="string">
            <text:p>OOM-BC</text:p>
          </table:table-cell>
          <table:table-cell office:value-type="float" office:value="4865.76" calcext:value-type="float">
            <text:p>4865.8</text:p>
          </table:table-cell>
          <table:table-cell office:value-type="float" office:value="5169362" calcext:value-type="float">
            <text:p>5,169,362</text:p>
          </table:table-cell>
          <table:table-cell office:value-type="float" office:value="147003" calcext:value-type="float">
            <text:p>147,003</text:p>
          </table:table-cell>
          <table:table-cell office:value-type="float" office:value="344.8789" calcext:value-type="float">
            <text:p>344.88</text:p>
          </table:table-cell>
          <table:table-cell office:value-type="string" calcext:value-type="string">
            <text:p>NA</text:p>
          </table:table-cell>
          <table:table-cell table:formula="of:=([.I31]-[.H31])/[.I3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1thread/parGa9E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21839267" calcext:value-type="float">
            <text:p>21,839,267</text:p>
          </table:table-cell>
          <table:table-cell office:value-type="float" office:value="371732" calcext:value-type="float">
            <text:p>371,732</text:p>
          </table:table-cell>
          <table:table-cell office:value-type="float" office:value="420.84461645" calcext:value-type="float">
            <text:p>420.84</text:p>
          </table:table-cell>
          <table:table-cell office:value-type="string" calcext:value-type="string">
            <text:p>NA</text:p>
          </table:table-cell>
          <table:table-cell table:formula="of:=([.I32]-[.H32])/[.I3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1thread/pareBgKt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793609" calcext:value-type="float">
            <text:p>3,793,609</text:p>
          </table:table-cell>
          <table:table-cell office:value-type="float" office:value="48486" calcext:value-type="float">
            <text:p>48,486</text:p>
          </table:table-cell>
          <table:table-cell office:value-type="float" office:value="487.57266487" calcext:value-type="float">
            <text:p>487.57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1thread/parjPYrj.par</text:p>
          </table:table-cell>
          <table:table-cell office:value-type="string" calcext:value-type="string">
            <text:p>OOM-BC</text:p>
          </table:table-cell>
          <table:table-cell office:value-type="float" office:value="4922.24" calcext:value-type="float">
            <text:p>4922.2</text:p>
          </table:table-cell>
          <table:table-cell office:value-type="float" office:value="3455544" calcext:value-type="float">
            <text:p>3,455,544</text:p>
          </table:table-cell>
          <table:table-cell office:value-type="float" office:value="70992" calcext:value-type="float">
            <text:p>70,992</text:p>
          </table:table-cell>
          <table:table-cell office:value-type="float" office:value="383.9486" calcext:value-type="float">
            <text:p>383.95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1thread/parWR9YS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77878" calcext:value-type="float">
            <text:p>2,877,878</text:p>
          </table:table-cell>
          <table:table-cell office:value-type="float" office:value="26561" calcext:value-type="float">
            <text:p>26,561</text:p>
          </table:table-cell>
          <table:table-cell office:value-type="float" office:value="372.91799874" calcext:value-type="float">
            <text:p>372.92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1thread/parGmZGr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838809" calcext:value-type="float">
            <text:p>3,838,809</text:p>
          </table:table-cell>
          <table:table-cell office:value-type="float" office:value="38459" calcext:value-type="float">
            <text:p>38,459</text:p>
          </table:table-cell>
          <table:table-cell office:value-type="float" office:value="412.76360919" calcext:value-type="float">
            <text:p>412.76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1thread/parBMwjB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4465819" calcext:value-type="float">
            <text:p>4,465,819</text:p>
          </table:table-cell>
          <table:table-cell office:value-type="float" office:value="25439" calcext:value-type="float">
            <text:p>25,439</text:p>
          </table:table-cell>
          <table:table-cell office:value-type="float" office:value="413.37068248" calcext:value-type="float">
            <text:p>413.37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1thread/parYFwE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619558" calcext:value-type="float">
            <text:p>3,619,558</text:p>
          </table:table-cell>
          <table:table-cell office:value-type="float" office:value="25031" calcext:value-type="float">
            <text:p>25,031</text:p>
          </table:table-cell>
          <table:table-cell office:value-type="float" office:value="393.65253514" calcext:value-type="float">
            <text:p>393.65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1thread/parK2Rw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44576" calcext:value-type="float">
            <text:p>3,544,576</text:p>
          </table:table-cell>
          <table:table-cell office:value-type="float" office:value="38389" calcext:value-type="float">
            <text:p>38,389</text:p>
          </table:table-cell>
          <table:table-cell office:value-type="float" office:value="364.13599071" calcext:value-type="float">
            <text:p>364.14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1thread/parmVzGj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5497554" calcext:value-type="float">
            <text:p>5,497,554</text:p>
          </table:table-cell>
          <table:table-cell office:value-type="float" office:value="22522" calcext:value-type="float">
            <text:p>22,522</text:p>
          </table:table-cell>
          <table:table-cell office:value-type="float" office:value="406.62009168" calcext:value-type="float">
            <text:p>406.62</text:p>
          </table:table-cell>
          <table:table-cell office:value-type="string" calcext:value-type="string">
            <text:p>NA</text:p>
          </table:table-cell>
          <table:table-cell table:formula="of:=([.I40]-[.H40])/[.I4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1thread/parZcOf5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202830" calcext:value-type="float">
            <text:p>4,202,830</text:p>
          </table:table-cell>
          <table:table-cell office:value-type="float" office:value="39408" calcext:value-type="float">
            <text:p>39,408</text:p>
          </table:table-cell>
          <table:table-cell office:value-type="float" office:value="384.68968337" calcext:value-type="float">
            <text:p>384.69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1thread/parD6XfC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188708" calcext:value-type="float">
            <text:p>4,188,708</text:p>
          </table:table-cell>
          <table:table-cell office:value-type="float" office:value="29615" calcext:value-type="float">
            <text:p>29,615</text:p>
          </table:table-cell>
          <table:table-cell office:value-type="float" office:value="475.5563309" calcext:value-type="float">
            <text:p>475.56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1thread/parA_cz7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957429" calcext:value-type="float">
            <text:p>1,957,429</text:p>
          </table:table-cell>
          <table:table-cell office:value-type="float" office:value="12912" calcext:value-type="float">
            <text:p>12,912</text:p>
          </table:table-cell>
          <table:table-cell office:value-type="float" office:value="430.50803815" calcext:value-type="float">
            <text:p>430.51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1thread/par9a7km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140644" calcext:value-type="float">
            <text:p>3,140,644</text:p>
          </table:table-cell>
          <table:table-cell office:value-type="float" office:value="14109" calcext:value-type="float">
            <text:p>14,109</text:p>
          </table:table-cell>
          <table:table-cell office:value-type="float" office:value="431.76427698" calcext:value-type="float">
            <text:p>431.76</text:p>
          </table:table-cell>
          <table:table-cell office:value-type="string" calcext:value-type="string">
            <text:p>NA</text:p>
          </table:table-cell>
          <table:table-cell table:formula="of:=([.I44]-[.H44])/[.I4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1thread/par1P1vM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723415" calcext:value-type="float">
            <text:p>1,723,415</text:p>
          </table:table-cell>
          <table:table-cell office:value-type="float" office:value="9655" calcext:value-type="float">
            <text:p>9,655</text:p>
          </table:table-cell>
          <table:table-cell office:value-type="float" office:value="455.69131162" calcext:value-type="float">
            <text:p>455.69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1thread/par7B60C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1650292" calcext:value-type="float">
            <text:p>1,650,292</text:p>
          </table:table-cell>
          <table:table-cell office:value-type="float" office:value="9782" calcext:value-type="float">
            <text:p>9,782</text:p>
          </table:table-cell>
          <table:table-cell office:value-type="float" office:value="410.30734195" calcext:value-type="float">
            <text:p>410.31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1thread/parUKdA2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391029" calcext:value-type="float">
            <text:p>1,391,029</text:p>
          </table:table-cell>
          <table:table-cell office:value-type="float" office:value="6494" calcext:value-type="float">
            <text:p>6,494</text:p>
          </table:table-cell>
          <table:table-cell office:value-type="float" office:value="414.6370074" calcext:value-type="float">
            <text:p>414.64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1thread/paroDDEr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202656" calcext:value-type="float">
            <text:p>1,202,656</text:p>
          </table:table-cell>
          <table:table-cell office:value-type="float" office:value="8712" calcext:value-type="float">
            <text:p>8,712</text:p>
          </table:table-cell>
          <table:table-cell office:value-type="float" office:value="412.89746998" calcext:value-type="float">
            <text:p>412.90</text:p>
          </table:table-cell>
          <table:table-cell office:value-type="string" calcext:value-type="string">
            <text:p>NA</text:p>
          </table:table-cell>
          <table:table-cell table:formula="of:=([.I48]-[.H48])/[.I4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1thread/par5pfjk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910488" calcext:value-type="float">
            <text:p>1,910,488</text:p>
          </table:table-cell>
          <table:table-cell office:value-type="float" office:value="17316" calcext:value-type="float">
            <text:p>17,316</text:p>
          </table:table-cell>
          <table:table-cell office:value-type="float" office:value="392.95821134" calcext:value-type="float">
            <text:p>392.96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1thread/parIlQHd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2167574" calcext:value-type="float">
            <text:p>2,167,574</text:p>
          </table:table-cell>
          <table:table-cell office:value-type="float" office:value="5320" calcext:value-type="float">
            <text:p>5,320</text:p>
          </table:table-cell>
          <table:table-cell office:value-type="float" office:value="435.62344206" calcext:value-type="float">
            <text:p>435.62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1thread/parA5vXY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2368779" calcext:value-type="float">
            <text:p>2,368,779</text:p>
          </table:table-cell>
          <table:table-cell office:value-type="float" office:value="14963" calcext:value-type="float">
            <text:p>14,963</text:p>
          </table:table-cell>
          <table:table-cell office:value-type="float" office:value="445.60075822" calcext:value-type="float">
            <text:p>445.60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1thread/parRcPj4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1838317" calcext:value-type="float">
            <text:p>1,838,317</text:p>
          </table:table-cell>
          <table:table-cell office:value-type="float" office:value="9720" calcext:value-type="float">
            <text:p>9,720</text:p>
          </table:table-cell>
          <table:table-cell office:value-type="float" office:value="455.31322127" calcext:value-type="float">
            <text:p>455.31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1thread/parDTc8D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494586" calcext:value-type="float">
            <text:p>494,586</text:p>
          </table:table-cell>
          <table:table-cell office:value-type="float" office:value="1581" calcext:value-type="float">
            <text:p>1,581</text:p>
          </table:table-cell>
          <table:table-cell office:value-type="float" office:value="546.64395318" calcext:value-type="float">
            <text:p>546.64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1thread/parNY6f_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395124" calcext:value-type="float">
            <text:p>395,124</text:p>
          </table:table-cell>
          <table:table-cell office:value-type="float" office:value="2435" calcext:value-type="float">
            <text:p>2,435</text:p>
          </table:table-cell>
          <table:table-cell office:value-type="float" office:value="539.14098916" calcext:value-type="float">
            <text:p>539.14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1thread/parIU2uT.par</text:p>
          </table:table-cell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444957" calcext:value-type="float">
            <text:p>444,957</text:p>
          </table:table-cell>
          <table:table-cell office:value-type="float" office:value="2313" calcext:value-type="float">
            <text:p>2,313</text:p>
          </table:table-cell>
          <table:table-cell office:value-type="float" office:value="519.04472137" calcext:value-type="float">
            <text:p>519.0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1thread/parVHXis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255621" calcext:value-type="float">
            <text:p>255,621</text:p>
          </table:table-cell>
          <table:table-cell office:value-type="float" office:value="2024" calcext:value-type="float">
            <text:p>2,024</text:p>
          </table:table-cell>
          <table:table-cell office:value-type="float" office:value="532.30902805" calcext:value-type="float">
            <text:p>532.3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1thread/parT6O2E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399539" calcext:value-type="float">
            <text:p>399,539</text:p>
          </table:table-cell>
          <table:table-cell office:value-type="float" office:value="3018" calcext:value-type="float">
            <text:p>3,018</text:p>
          </table:table-cell>
          <table:table-cell office:value-type="float" office:value="510.69993793" calcext:value-type="float">
            <text:p>510.70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1thread/parNQp2f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362317" calcext:value-type="float">
            <text:p>362,317</text:p>
          </table:table-cell>
          <table:table-cell office:value-type="float" office:value="1054" calcext:value-type="float">
            <text:p>1,054</text:p>
          </table:table-cell>
          <table:table-cell office:value-type="float" office:value="517.49146092" calcext:value-type="float">
            <text:p>517.49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1thread/parLo6fx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370486" calcext:value-type="float">
            <text:p>370,486</text:p>
          </table:table-cell>
          <table:table-cell office:value-type="float" office:value="1584" calcext:value-type="float">
            <text:p>1,584</text:p>
          </table:table-cell>
          <table:table-cell office:value-type="float" office:value="508.81511962" calcext:value-type="float">
            <text:p>508.82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1thread/pareA1VT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410211" calcext:value-type="float">
            <text:p>410,211</text:p>
          </table:table-cell>
          <table:table-cell office:value-type="float" office:value="2916" calcext:value-type="float">
            <text:p>2,916</text:p>
          </table:table-cell>
          <table:table-cell office:value-type="float" office:value="534.46081344" calcext:value-type="float">
            <text:p>534.46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1thread/par3iTAk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436014" calcext:value-type="float">
            <text:p>436,014</text:p>
          </table:table-cell>
          <table:table-cell office:value-type="float" office:value="3054" calcext:value-type="float">
            <text:p>3,054</text:p>
          </table:table-cell>
          <table:table-cell office:value-type="float" office:value="515.26964812" calcext:value-type="float">
            <text:p>515.27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1thread/parWRTIY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597948" calcext:value-type="float">
            <text:p>597,948</text:p>
          </table:table-cell>
          <table:table-cell office:value-type="float" office:value="4036" calcext:value-type="float">
            <text:p>4,036</text:p>
          </table:table-cell>
          <table:table-cell office:value-type="float" office:value="529.16339502" calcext:value-type="float">
            <text:p>529.16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1thread/par93vmL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140602" calcext:value-type="float">
            <text:p>140,602</text:p>
          </table:table-cell>
          <table:table-cell office:value-type="float" office:value="51" calcext:value-type="float">
            <text:p>51</text:p>
          </table:table-cell>
          <table:table-cell office:value-type="float" office:value="604.49155077" calcext:value-type="float">
            <text:p>604.49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1thread/paroZn29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178097" calcext:value-type="float">
            <text:p>178,097</text:p>
          </table:table-cell>
          <table:table-cell office:value-type="float" office:value="504" calcext:value-type="float">
            <text:p>504</text:p>
          </table:table-cell>
          <table:table-cell office:value-type="float" office:value="614.82167734" calcext:value-type="float">
            <text:p>614.82</text:p>
          </table:table-cell>
          <table:table-cell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1thread/parip18F.par</text:p>
          </table:table-cell>
          <table:table-cell office:value-type="string" calcext:value-type="string">
            <text:p>TL</text:p>
          </table:table-cell>
          <table:table-cell office:value-type="float" office:value="7200.8" calcext:value-type="float">
            <text:p>7200.8</text:p>
          </table:table-cell>
          <table:table-cell office:value-type="float" office:value="157557" calcext:value-type="float">
            <text:p>157,557</text:p>
          </table:table-cell>
          <table:table-cell office:value-type="float" office:value="293" calcext:value-type="float">
            <text:p>293</text:p>
          </table:table-cell>
          <table:table-cell office:value-type="float" office:value="606.24886867" calcext:value-type="float">
            <text:p>606.25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1thread/parn_vgk.par</text:p>
          </table:table-cell>
          <table:table-cell office:value-type="string" calcext:value-type="string">
            <text:p>OOM-BC</text:p>
          </table:table-cell>
          <table:table-cell office:value-type="float" office:value="3663.23" calcext:value-type="float">
            <text:p>3663.2</text:p>
          </table:table-cell>
          <table:table-cell office:value-type="float" office:value="100611" calcext:value-type="float">
            <text:p>100,611</text:p>
          </table:table-cell>
          <table:table-cell office:value-type="float" office:value="1660" calcext:value-type="float">
            <text:p>1,660</text:p>
          </table:table-cell>
          <table:table-cell office:value-type="float" office:value="451.5042" calcext:value-type="float">
            <text:p>451.50</text:p>
          </table:table-cell>
          <table:table-cell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1thread/parnc0tM.par</text:p>
          </table:table-cell>
          <table:table-cell office:value-type="string" calcext:value-type="string">
            <text:p>TL</text:p>
          </table:table-cell>
          <table:table-cell office:value-type="float" office:value="7202.08" calcext:value-type="float">
            <text:p>7202.1</text:p>
          </table:table-cell>
          <table:table-cell office:value-type="float" office:value="126059" calcext:value-type="float">
            <text:p>126,059</text:p>
          </table:table-cell>
          <table:table-cell office:value-type="float" office:value="0" calcext:value-type="float">
            <text:p>0</text:p>
          </table:table-cell>
          <table:table-cell office:value-type="float" office:value="627.81136575" calcext:value-type="float">
            <text:p>627.81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1thread/parS6fIs.par</text:p>
          </table:table-cell>
          <table:table-cell office:value-type="string" calcext:value-type="string">
            <text:p>TL</text:p>
          </table:table-cell>
          <table:table-cell office:value-type="float" office:value="7200.55" calcext:value-type="float">
            <text:p>7200.6</text:p>
          </table:table-cell>
          <table:table-cell office:value-type="float" office:value="142498" calcext:value-type="float">
            <text:p>142,498</text:p>
          </table:table-cell>
          <table:table-cell office:value-type="float" office:value="105" calcext:value-type="float">
            <text:p>105</text:p>
          </table:table-cell>
          <table:table-cell office:value-type="float" office:value="607.62924792" calcext:value-type="float">
            <text:p>607.63</text:p>
          </table:table-cell>
          <table:table-cell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1thread/parWPcQd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16866" calcext:value-type="float">
            <text:p>216,866</text:p>
          </table:table-cell>
          <table:table-cell office:value-type="float" office:value="1040" calcext:value-type="float">
            <text:p>1,040</text:p>
          </table:table-cell>
          <table:table-cell office:value-type="float" office:value="603.48348182" calcext:value-type="float">
            <text:p>603.48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1thread/parnf4ya.par</text:p>
          </table:table-cell>
          <table:table-cell office:value-type="string" calcext:value-type="string">
            <text:p>TL</text:p>
          </table:table-cell>
          <table:table-cell office:value-type="float" office:value="7200.53" calcext:value-type="float">
            <text:p>7200.5</text:p>
          </table:table-cell>
          <table:table-cell office:value-type="float" office:value="141506" calcext:value-type="float">
            <text:p>141,506</text:p>
          </table:table-cell>
          <table:table-cell office:value-type="float" office:value="48" calcext:value-type="float">
            <text:p>48</text:p>
          </table:table-cell>
          <table:table-cell office:value-type="float" office:value="616.67892015" calcext:value-type="float">
            <text:p>616.68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1thread/parIYuBz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158890" calcext:value-type="float">
            <text:p>158,890</text:p>
          </table:table-cell>
          <table:table-cell office:value-type="float" office:value="0" calcext:value-type="float">
            <text:p>0</text:p>
          </table:table-cell>
          <table:table-cell office:value-type="float" office:value="668.15929571" calcext:value-type="float">
            <text:p>668.16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1thread/parIyQbg.par</text:p>
          </table:table-cell>
          <table:table-cell office:value-type="string" calcext:value-type="string">
            <text:p>TL</text:p>
          </table:table-cell>
          <table:table-cell office:value-type="float" office:value="7201.52" calcext:value-type="float">
            <text:p>7201.5</text:p>
          </table:table-cell>
          <table:table-cell office:value-type="float" office:value="126280" calcext:value-type="float">
            <text:p>126,280</text:p>
          </table:table-cell>
          <table:table-cell office:value-type="float" office:value="0" calcext:value-type="float">
            <text:p>0</text:p>
          </table:table-cell>
          <table:table-cell office:value-type="float" office:value="638.92243293" calcext:value-type="float">
            <text:p>638.92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015"/>
        </table:table-row>
      </table:table>
      <table:table table:name="Defaults, mem empha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56" office:value-type="string" calcext:value-type="string" table:number-columns-spanned="8" table:number-rows-spanned="1">
            <text:p>CPLEX defaults – Memory emphasis set</text:p>
          </table:table-cell>
          <table:covered-table-cell table:style-name="ce56"/>
          <table:covered-table-cell table:style-name="ce59"/>
          <table:covered-table-cell table:number-columns-repeated="2" table:style-name="ce61"/>
          <table:covered-table-cell table:number-columns-repeated="3" table:style-name="ce63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63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3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/parQToUQ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2840" calcext:value-type="float">
            <text:p>2,840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/pardAKYh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7190" calcext:value-type="float">
            <text:p>7,190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/parpUW05.par</text:p>
          </table:table-cell>
          <table:table-cell office:value-type="string" calcext:value-type="string">
            <text:p>OPT</text:p>
          </table:table-cell>
          <table:table-cell office:value-type="float" office:value="0.88" calcext:value-type="float">
            <text:p>0.9</text:p>
          </table:table-cell>
          <table:table-cell office:value-type="float" office:value="60179" calcext:value-type="float">
            <text:p>60,179</text:p>
          </table:table-cell>
          <table:table-cell office:value-type="float" office:value="7522" calcext:value-type="float">
            <text:p>7,522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/parmtS4k.par</text:p>
          </table:table-cell>
          <table:table-cell office:value-type="string" calcext:value-type="string">
            <text:p>OPT</text:p>
          </table:table-cell>
          <table:table-cell office:value-type="float" office:value="0.49" calcext:value-type="float">
            <text:p>0.5</text:p>
          </table:table-cell>
          <table:table-cell office:value-type="float" office:value="38829" calcext:value-type="float">
            <text:p>38,829</text:p>
          </table:table-cell>
          <table:table-cell office:value-type="float" office:value="5242" calcext:value-type="float">
            <text:p>5,242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/parORA1O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6214" calcext:value-type="float">
            <text:p>6,214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/paraLp9k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1884" calcext:value-type="float">
            <text:p>1,884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/parhOXVS.par</text:p>
          </table:table-cell>
          <table:table-cell office:value-type="string" calcext:value-type="string">
            <text:p>OPT</text:p>
          </table:table-cell>
          <table:table-cell office:value-type="float" office:value="0.1" calcext:value-type="float">
            <text:p>0.1</text:p>
          </table:table-cell>
          <table:table-cell office:value-type="float" office:value="713" calcext:value-type="float">
            <text:p>71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/par48JoD.par</text:p>
          </table:table-cell>
          <table:table-cell office:value-type="string" calcext:value-type="string">
            <text:p>OPT</text:p>
          </table:table-cell>
          <table:table-cell office:value-type="float" office:value="0.29" calcext:value-type="float">
            <text:p>0.3</text:p>
          </table:table-cell>
          <table:table-cell office:value-type="float" office:value="5166" calcext:value-type="float">
            <text:p>5,166</text:p>
          </table:table-cell>
          <table:table-cell office:value-type="float" office:value="1068" calcext:value-type="float">
            <text:p>1,068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/par9hsXV.par</text:p>
          </table:table-cell>
          <table:table-cell office:value-type="string" calcext:value-type="string">
            <text:p>OPT</text:p>
          </table:table-cell>
          <table:table-cell office:value-type="float" office:value="0.71" calcext:value-type="float">
            <text:p>0.7</text:p>
          </table:table-cell>
          <table:table-cell office:value-type="float" office:value="57719" calcext:value-type="float">
            <text:p>57,719</text:p>
          </table:table-cell>
          <table:table-cell office:value-type="float" office:value="6091" calcext:value-type="float">
            <text:p>6,091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/par0F5nx.par</text:p>
          </table:table-cell>
          <table:table-cell office:value-type="string" calcext:value-type="string">
            <text:p>OPT</text:p>
          </table:table-cell>
          <table:table-cell office:value-type="float" office:value="0.11" calcext:value-type="float">
            <text:p>0.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/parl3WGC.par</text:p>
          </table:table-cell>
          <table:table-cell office:value-type="string" calcext:value-type="string">
            <text:p>OPT</text:p>
          </table:table-cell>
          <table:table-cell office:value-type="float" office:value="1500.12" calcext:value-type="float">
            <text:p>1500.1</text:p>
          </table:table-cell>
          <table:table-cell office:value-type="float" office:value="51637040" calcext:value-type="float">
            <text:p>51,637,040</text:p>
          </table:table-cell>
          <table:table-cell office:value-type="float" office:value="2359189" calcext:value-type="float">
            <text:p>2,359,189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/parE5iSb.par</text:p>
          </table:table-cell>
          <table:table-cell office:value-type="string" calcext:value-type="string">
            <text:p>OPT</text:p>
          </table:table-cell>
          <table:table-cell office:value-type="float" office:value="219.74" calcext:value-type="float">
            <text:p>219.7</text:p>
          </table:table-cell>
          <table:table-cell office:value-type="float" office:value="8814450" calcext:value-type="float">
            <text:p>8,814,450</text:p>
          </table:table-cell>
          <table:table-cell office:value-type="float" office:value="502017" calcext:value-type="float">
            <text:p>502,017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/parydRoc.par</text:p>
          </table:table-cell>
          <table:table-cell office:value-type="string" calcext:value-type="string">
            <text:p>OPT</text:p>
          </table:table-cell>
          <table:table-cell office:value-type="float" office:value="7147.84" calcext:value-type="float">
            <text:p>7147.8</text:p>
          </table:table-cell>
          <table:table-cell office:value-type="float" office:value="204212992" calcext:value-type="float">
            <text:p>204,212,992</text:p>
          </table:table-cell>
          <table:table-cell office:value-type="float" office:value="6826615" calcext:value-type="float">
            <text:p>6,826,615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/parAiRLH.par</text:p>
          </table:table-cell>
          <table:table-cell office:value-type="string" calcext:value-type="string">
            <text:p>OPT</text:p>
          </table:table-cell>
          <table:table-cell office:value-type="float" office:value="3547.89" calcext:value-type="float">
            <text:p>3547.9</text:p>
          </table:table-cell>
          <table:table-cell office:value-type="float" office:value="146641356" calcext:value-type="float">
            <text:p>146,641,356</text:p>
          </table:table-cell>
          <table:table-cell office:value-type="float" office:value="4616149" calcext:value-type="float">
            <text:p>4,616,149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/parq454G.par</text:p>
          </table:table-cell>
          <table:table-cell office:value-type="string" calcext:value-type="string">
            <text:p>OPT</text:p>
          </table:table-cell>
          <table:table-cell office:value-type="float" office:value="3049.49" calcext:value-type="float">
            <text:p>3049.5</text:p>
          </table:table-cell>
          <table:table-cell office:value-type="float" office:value="100417712" calcext:value-type="float">
            <text:p>100,417,712</text:p>
          </table:table-cell>
          <table:table-cell office:value-type="float" office:value="3502460" calcext:value-type="float">
            <text:p>3,502,460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/par84dl2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73770259" calcext:value-type="float">
            <text:p>173,770,259</text:p>
          </table:table-cell>
          <table:table-cell office:value-type="float" office:value="6039009" calcext:value-type="float">
            <text:p>6,039,009</text:p>
          </table:table-cell>
          <table:table-cell office:value-type="float" office:value="379.88345875" calcext:value-type="float">
            <text:p>379.88</text:p>
          </table:table-cell>
          <table:table-cell office:value-type="float" office:value="440.9281574" calcext:value-type="float">
            <text:p>440.93</text:p>
          </table:table-cell>
          <table:table-cell table:formula="of:=([.I18]-[.H18])/[.I18]*100" office:value-type="float" office:value="13.8445906947652" calcext:value-type="float">
            <text:p>13.8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/parT7Xus.par</text:p>
          </table:table-cell>
          <table:table-cell office:value-type="string" calcext:value-type="string">
            <text:p>OPT</text:p>
          </table:table-cell>
          <table:table-cell office:value-type="float" office:value="270.83" calcext:value-type="float">
            <text:p>270.8</text:p>
          </table:table-cell>
          <table:table-cell office:value-type="float" office:value="7905899" calcext:value-type="float">
            <text:p>7,905,899</text:p>
          </table:table-cell>
          <table:table-cell office:value-type="float" office:value="384227" calcext:value-type="float">
            <text:p>384,227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/pardj4pd.par</text:p>
          </table:table-cell>
          <table:table-cell office:value-type="string" calcext:value-type="string">
            <text:p>OPT</text:p>
          </table:table-cell>
          <table:table-cell office:value-type="float" office:value="354.22" calcext:value-type="float">
            <text:p>354.2</text:p>
          </table:table-cell>
          <table:table-cell office:value-type="float" office:value="10652553" calcext:value-type="float">
            <text:p>10,652,553</text:p>
          </table:table-cell>
          <table:table-cell office:value-type="float" office:value="446794" calcext:value-type="float">
            <text:p>446,794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/parAtNfh.par</text:p>
          </table:table-cell>
          <table:table-cell office:value-type="string" calcext:value-type="string">
            <text:p>TL</text:p>
          </table:table-cell>
          <table:table-cell office:value-type="float" office:value="7209.52" calcext:value-type="float">
            <text:p>7209.5</text:p>
          </table:table-cell>
          <table:table-cell office:value-type="float" office:value="153936256" calcext:value-type="float">
            <text:p>153,936,256</text:p>
          </table:table-cell>
          <table:table-cell office:value-type="float" office:value="3232215" calcext:value-type="float">
            <text:p>3,232,215</text:p>
          </table:table-cell>
          <table:table-cell office:value-type="float" office:value="330.40581369" calcext:value-type="float">
            <text:p>330.41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18.1621329809664" calcext:value-type="float">
            <text:p>18.1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/partMpnG.par</text:p>
          </table:table-cell>
          <table:table-cell office:value-type="string" calcext:value-type="string">
            <text:p>TL</text:p>
          </table:table-cell>
          <table:table-cell office:value-type="float" office:value="7209.74" calcext:value-type="float">
            <text:p>7209.7</text:p>
          </table:table-cell>
          <table:table-cell office:value-type="float" office:value="174465409" calcext:value-type="float">
            <text:p>174,465,409</text:p>
          </table:table-cell>
          <table:table-cell office:value-type="float" office:value="5024192" calcext:value-type="float">
            <text:p>5,024,192</text:p>
          </table:table-cell>
          <table:table-cell office:value-type="float" office:value="411.98506705" calcext:value-type="float">
            <text:p>411.99</text:p>
          </table:table-cell>
          <table:table-cell office:value-type="float" office:value="462.74910633" calcext:value-type="float">
            <text:p>462.75</text:p>
          </table:table-cell>
          <table:table-cell table:formula="of:=([.I22]-[.H22])/[.I22]*100" office:value-type="float" office:value="10.9700999063191" calcext:value-type="float">
            <text:p>10.9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/parigUR2.par</text:p>
          </table:table-cell>
          <table:table-cell office:value-type="string" calcext:value-type="string">
            <text:p>TL</text:p>
          </table:table-cell>
          <table:table-cell office:value-type="float" office:value="7201.17" calcext:value-type="float">
            <text:p>7201.2</text:p>
          </table:table-cell>
          <table:table-cell office:value-type="float" office:value="29737821" calcext:value-type="float">
            <text:p>29,737,821</text:p>
          </table:table-cell>
          <table:table-cell office:value-type="float" office:value="307946" calcext:value-type="float">
            <text:p>307,946</text:p>
          </table:table-cell>
          <table:table-cell office:value-type="float" office:value="451.07168199" calcext:value-type="float">
            <text:p>451.07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/parddbpE.par</text:p>
          </table:table-cell>
          <table:table-cell office:value-type="string" calcext:value-type="string">
            <text:p>TL</text:p>
          </table:table-cell>
          <table:table-cell office:value-type="float" office:value="7204" calcext:value-type="float">
            <text:p>7204.0</text:p>
          </table:table-cell>
          <table:table-cell office:value-type="float" office:value="18659681" calcext:value-type="float">
            <text:p>18,659,681</text:p>
          </table:table-cell>
          <table:table-cell office:value-type="float" office:value="868678" calcext:value-type="float">
            <text:p>868,678</text:p>
          </table:table-cell>
          <table:table-cell office:value-type="float" office:value="365.14701642" calcext:value-type="float">
            <text:p>365.15</text:p>
          </table:table-cell>
          <table:table-cell office:value-type="float" office:value="750.29692653" calcext:value-type="float">
            <text:p>750.30</text:p>
          </table:table-cell>
          <table:table-cell table:formula="of:=([.I24]-[.H24])/[.I24]*100" office:value-type="float" office:value="51.3329985091709" calcext:value-type="float">
            <text:p>51.3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/paronHr4.par</text:p>
          </table:table-cell>
          <table:table-cell office:value-type="string" calcext:value-type="string">
            <text:p>TL</text:p>
          </table:table-cell>
          <table:table-cell office:value-type="float" office:value="7201.43" calcext:value-type="float">
            <text:p>7201.4</text:p>
          </table:table-cell>
          <table:table-cell office:value-type="float" office:value="29766689" calcext:value-type="float">
            <text:p>29,766,689</text:p>
          </table:table-cell>
          <table:table-cell office:value-type="float" office:value="685748" calcext:value-type="float">
            <text:p>685,748</text:p>
          </table:table-cell>
          <table:table-cell office:value-type="float" office:value="376.07780443" calcext:value-type="float">
            <text:p>376.08</text:p>
          </table:table-cell>
          <table:table-cell office:value-type="float" office:value="722.32526453" calcext:value-type="float">
            <text:p>722.33</text:p>
          </table:table-cell>
          <table:table-cell table:formula="of:=([.I25]-[.H25])/[.I25]*100" office:value-type="float" office:value="47.9351169206708" calcext:value-type="float">
            <text:p>47.9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/parNlLyH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961636" calcext:value-type="float">
            <text:p>27,961,636</text:p>
          </table:table-cell>
          <table:table-cell office:value-type="float" office:value="501530" calcext:value-type="float">
            <text:p>501,530</text:p>
          </table:table-cell>
          <table:table-cell office:value-type="float" office:value="356.5435698" calcext:value-type="float">
            <text:p>356.54</text:p>
          </table:table-cell>
          <table:table-cell office:value-type="float" office:value="709.3817175" calcext:value-type="float">
            <text:p>709.38</text:p>
          </table:table-cell>
          <table:table-cell table:formula="of:=([.I26]-[.H26])/[.I26]*100" office:value-type="float" office:value="49.7388273472103" calcext:value-type="float">
            <text:p>49.7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/par2q5oG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53838112" calcext:value-type="float">
            <text:p>53,838,112</text:p>
          </table:table-cell>
          <table:table-cell office:value-type="float" office:value="849422" calcext:value-type="float">
            <text:p>849,422</text:p>
          </table:table-cell>
          <table:table-cell office:value-type="float" office:value="461.99130376" calcext:value-type="float">
            <text:p>461.99</text:p>
          </table:table-cell>
          <table:table-cell office:value-type="float" office:value="689.15857713" calcext:value-type="float">
            <text:p>689.16</text:p>
          </table:table-cell>
          <table:table-cell table:formula="of:=([.I27]-[.H27])/[.I27]*100" office:value-type="float" office:value="32.9629900734948" calcext:value-type="float">
            <text:p>32.9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/parAfsEM.par</text:p>
          </table:table-cell>
          <table:table-cell office:value-type="string" calcext:value-type="string">
            <text:p>TL</text:p>
          </table:table-cell>
          <table:table-cell office:value-type="float" office:value="7202.45" calcext:value-type="float">
            <text:p>7202.5</text:p>
          </table:table-cell>
          <table:table-cell office:value-type="float" office:value="28762613" calcext:value-type="float">
            <text:p>28,762,613</text:p>
          </table:table-cell>
          <table:table-cell office:value-type="float" office:value="855799" calcext:value-type="float">
            <text:p>855,799</text:p>
          </table:table-cell>
          <table:table-cell office:value-type="float" office:value="346.80090629" calcext:value-type="float">
            <text:p>346.80</text:p>
          </table:table-cell>
          <table:table-cell office:value-type="float" office:value="1013.3615874" calcext:value-type="float">
            <text:p>1013.36</text:p>
          </table:table-cell>
          <table:table-cell table:formula="of:=([.I28]-[.H28])/[.I28]*100" office:value-type="float" office:value="65.7771805639689" calcext:value-type="float">
            <text:p>65.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/pargKpJd.par</text:p>
          </table:table-cell>
          <table:table-cell office:value-type="string" calcext:value-type="string">
            <text:p>TL</text:p>
          </table:table-cell>
          <table:table-cell office:value-type="float" office:value="7202.38" calcext:value-type="float">
            <text:p>7202.4</text:p>
          </table:table-cell>
          <table:table-cell office:value-type="float" office:value="12476245" calcext:value-type="float">
            <text:p>12,476,245</text:p>
          </table:table-cell>
          <table:table-cell office:value-type="float" office:value="284880" calcext:value-type="float">
            <text:p>284,880</text:p>
          </table:table-cell>
          <table:table-cell office:value-type="float" office:value="350.47650939" calcext:value-type="float">
            <text:p>350.48</text:p>
          </table:table-cell>
          <table:table-cell office:value-type="float" office:value="864.41227267" calcext:value-type="float">
            <text:p>864.41</text:p>
          </table:table-cell>
          <table:table-cell table:formula="of:=([.I29]-[.H29])/[.I29]*100" office:value-type="float" office:value="59.4549359754638" calcext:value-type="float">
            <text:p>59.4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/parofUE0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26153699" calcext:value-type="float">
            <text:p>26,153,699</text:p>
          </table:table-cell>
          <table:table-cell office:value-type="float" office:value="552188" calcext:value-type="float">
            <text:p>552,188</text:p>
          </table:table-cell>
          <table:table-cell office:value-type="float" office:value="371.44168327" calcext:value-type="float">
            <text:p>371.44</text:p>
          </table:table-cell>
          <table:table-cell office:value-type="float" office:value="474.49398243" calcext:value-type="float">
            <text:p>474.49</text:p>
          </table:table-cell>
          <table:table-cell table:formula="of:=([.I30]-[.H30])/[.I30]*100" office:value-type="float" office:value="21.7183574451764" calcext:value-type="float">
            <text:p>21.7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/par1Mu5F.par</text:p>
          </table:table-cell>
          <table:table-cell office:value-type="string" calcext:value-type="string">
            <text:p>TL</text:p>
          </table:table-cell>
          <table:table-cell office:value-type="float" office:value="7203.98" calcext:value-type="float">
            <text:p>7204.0</text:p>
          </table:table-cell>
          <table:table-cell office:value-type="float" office:value="26812579" calcext:value-type="float">
            <text:p>26,812,579</text:p>
          </table:table-cell>
          <table:table-cell office:value-type="float" office:value="711903" calcext:value-type="float">
            <text:p>711,903</text:p>
          </table:table-cell>
          <table:table-cell office:value-type="float" office:value="346.30712327" calcext:value-type="float">
            <text:p>346.31</text:p>
          </table:table-cell>
          <table:table-cell office:value-type="float" office:value="622.33292987" calcext:value-type="float">
            <text:p>622.33</text:p>
          </table:table-cell>
          <table:table-cell table:formula="of:=([.I31]-[.H31])/[.I31]*100" office:value-type="float" office:value="44.3533988564063" calcext:value-type="float">
            <text:p>44.3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/parK92WY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32244665" calcext:value-type="float">
            <text:p>32,244,665</text:p>
          </table:table-cell>
          <table:table-cell office:value-type="float" office:value="791868" calcext:value-type="float">
            <text:p>791,868</text:p>
          </table:table-cell>
          <table:table-cell office:value-type="float" office:value="418.87726409" calcext:value-type="float">
            <text:p>418.88</text:p>
          </table:table-cell>
          <table:table-cell office:value-type="float" office:value="599.2111074" calcext:value-type="float">
            <text:p>599.21</text:p>
          </table:table-cell>
          <table:table-cell table:formula="of:=([.I32]-[.H32])/[.I32]*100" office:value-type="float" office:value="30.0952103662556" calcext:value-type="float">
            <text:p>30.1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/parAVckk.par</text:p>
          </table:table-cell>
          <table:table-cell office:value-type="string" calcext:value-type="string">
            <text:p>TL</text:p>
          </table:table-cell>
          <table:table-cell office:value-type="float" office:value="7203.72" calcext:value-type="float">
            <text:p>7203.7</text:p>
          </table:table-cell>
          <table:table-cell office:value-type="float" office:value="9974131" calcext:value-type="float">
            <text:p>9,974,131</text:p>
          </table:table-cell>
          <table:table-cell office:value-type="float" office:value="157034" calcext:value-type="float">
            <text:p>157,034</text:p>
          </table:table-cell>
          <table:table-cell office:value-type="float" office:value="489.54971016" calcext:value-type="float">
            <text:p>489.55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/parB9WPM.par</text:p>
          </table:table-cell>
          <table:table-cell office:value-type="string" calcext:value-type="string">
            <text:p>TL</text:p>
          </table:table-cell>
          <table:table-cell office:value-type="float" office:value="7205.8" calcext:value-type="float">
            <text:p>7205.8</text:p>
          </table:table-cell>
          <table:table-cell office:value-type="float" office:value="11529308" calcext:value-type="float">
            <text:p>11,529,308</text:p>
          </table:table-cell>
          <table:table-cell office:value-type="float" office:value="256325" calcext:value-type="float">
            <text:p>256,325</text:p>
          </table:table-cell>
          <table:table-cell office:value-type="float" office:value="385.83179987" calcext:value-type="float">
            <text:p>385.83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/parm9WVe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19728790" calcext:value-type="float">
            <text:p>19,728,790</text:p>
          </table:table-cell>
          <table:table-cell office:value-type="float" office:value="194369" calcext:value-type="float">
            <text:p>194,369</text:p>
          </table:table-cell>
          <table:table-cell office:value-type="float" office:value="374.38561167" calcext:value-type="float">
            <text:p>374.39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/par5JtXR.par</text:p>
          </table:table-cell>
          <table:table-cell office:value-type="string" calcext:value-type="string">
            <text:p>TL</text:p>
          </table:table-cell>
          <table:table-cell office:value-type="float" office:value="7202.87" calcext:value-type="float">
            <text:p>7202.9</text:p>
          </table:table-cell>
          <table:table-cell office:value-type="float" office:value="10181390" calcext:value-type="float">
            <text:p>10,181,390</text:p>
          </table:table-cell>
          <table:table-cell office:value-type="float" office:value="68805" calcext:value-type="float">
            <text:p>68,805</text:p>
          </table:table-cell>
          <table:table-cell office:value-type="float" office:value="419.2080693" calcext:value-type="float">
            <text:p>419.21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/parnZy_d.par</text:p>
          </table:table-cell>
          <table:table-cell office:value-type="string" calcext:value-type="string">
            <text:p>TL</text:p>
          </table:table-cell>
          <table:table-cell office:value-type="float" office:value="7204.12" calcext:value-type="float">
            <text:p>7204.1</text:p>
          </table:table-cell>
          <table:table-cell office:value-type="float" office:value="7832314" calcext:value-type="float">
            <text:p>7,832,314</text:p>
          </table:table-cell>
          <table:table-cell office:value-type="float" office:value="104037" calcext:value-type="float">
            <text:p>104,037</text:p>
          </table:table-cell>
          <table:table-cell office:value-type="float" office:value="418.43862194" calcext:value-type="float">
            <text:p>418.44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/parT7is5.par</text:p>
          </table:table-cell>
          <table:table-cell office:value-type="string" calcext:value-type="string">
            <text:p>TL</text:p>
          </table:table-cell>
          <table:table-cell office:value-type="float" office:value="7203.59" calcext:value-type="float">
            <text:p>7203.6</text:p>
          </table:table-cell>
          <table:table-cell office:value-type="float" office:value="15487180" calcext:value-type="float">
            <text:p>15,487,180</text:p>
          </table:table-cell>
          <table:table-cell office:value-type="float" office:value="143612" calcext:value-type="float">
            <text:p>143,612</text:p>
          </table:table-cell>
          <table:table-cell office:value-type="float" office:value="390.44600412" calcext:value-type="float">
            <text:p>390.45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/parXPxHz.par</text:p>
          </table:table-cell>
          <table:table-cell office:value-type="string" calcext:value-type="string">
            <text:p>TL</text:p>
          </table:table-cell>
          <table:table-cell office:value-type="float" office:value="7204.06" calcext:value-type="float">
            <text:p>7204.1</text:p>
          </table:table-cell>
          <table:table-cell office:value-type="float" office:value="6407627" calcext:value-type="float">
            <text:p>6,407,627</text:p>
          </table:table-cell>
          <table:table-cell office:value-type="float" office:value="135441" calcext:value-type="float">
            <text:p>135,441</text:p>
          </table:table-cell>
          <table:table-cell office:value-type="float" office:value="363.14871139" calcext:value-type="float">
            <text:p>363.15</text:p>
          </table:table-cell>
          <table:table-cell office:value-type="float" office:value="9413.2205302" calcext:value-type="float">
            <text:p>9413.22</text:p>
          </table:table-cell>
          <table:table-cell table:formula="of:=([.I39]-[.H39])/[.I39]*100" office:value-type="float" office:value="96.1421416801516" calcext:value-type="float">
            <text:p>96.1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/parZxa7a.par</text:p>
          </table:table-cell>
          <table:table-cell office:value-type="string" calcext:value-type="string">
            <text:p>TL</text:p>
          </table:table-cell>
          <table:table-cell office:value-type="float" office:value="7202.18" calcext:value-type="float">
            <text:p>7202.2</text:p>
          </table:table-cell>
          <table:table-cell office:value-type="float" office:value="12755654" calcext:value-type="float">
            <text:p>12,755,654</text:p>
          </table:table-cell>
          <table:table-cell office:value-type="float" office:value="129120" calcext:value-type="float">
            <text:p>129,120</text:p>
          </table:table-cell>
          <table:table-cell office:value-type="float" office:value="408.78187113" calcext:value-type="float">
            <text:p>408.78</text:p>
          </table:table-cell>
          <table:table-cell office:value-type="float" office:value="26505.003997" calcext:value-type="float">
            <text:p>26505.00</text:p>
          </table:table-cell>
          <table:table-cell table:formula="of:=([.I40]-[.H40])/[.I40]*100" office:value-type="float" office:value="98.457718130598" calcext:value-type="float">
            <text:p>98.4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/parRAC_C.par</text:p>
          </table:table-cell>
          <table:table-cell office:value-type="string" calcext:value-type="string">
            <text:p>TL</text:p>
          </table:table-cell>
          <table:table-cell office:value-type="float" office:value="7204.89" calcext:value-type="float">
            <text:p>7204.9</text:p>
          </table:table-cell>
          <table:table-cell office:value-type="float" office:value="7935019" calcext:value-type="float">
            <text:p>7,935,019</text:p>
          </table:table-cell>
          <table:table-cell office:value-type="float" office:value="113172" calcext:value-type="float">
            <text:p>113,172</text:p>
          </table:table-cell>
          <table:table-cell office:value-type="float" office:value="383.58828281" calcext:value-type="float">
            <text:p>383.59</text:p>
          </table:table-cell>
          <table:table-cell office:value-type="float" office:value="7502.8021581" calcext:value-type="float">
            <text:p>7502.80</text:p>
          </table:table-cell>
          <table:table-cell table:formula="of:=([.I41]-[.H41])/[.I41]*100" office:value-type="float" office:value="94.8873997377649" calcext:value-type="float">
            <text:p>94.8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/parlrkqP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3610170" calcext:value-type="float">
            <text:p>13,610,170</text:p>
          </table:table-cell>
          <table:table-cell office:value-type="float" office:value="86173" calcext:value-type="float">
            <text:p>86,173</text:p>
          </table:table-cell>
          <table:table-cell office:value-type="float" office:value="472.02111751" calcext:value-type="float">
            <text:p>472.02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/parvwbWK.par</text:p>
          </table:table-cell>
          <table:table-cell office:value-type="string" calcext:value-type="string">
            <text:p>TL</text:p>
          </table:table-cell>
          <table:table-cell office:value-type="float" office:value="7202.31" calcext:value-type="float">
            <text:p>7202.3</text:p>
          </table:table-cell>
          <table:table-cell office:value-type="float" office:value="14115661" calcext:value-type="float">
            <text:p>14,115,661</text:p>
          </table:table-cell>
          <table:table-cell office:value-type="float" office:value="118957" calcext:value-type="float">
            <text:p>118,957</text:p>
          </table:table-cell>
          <table:table-cell office:value-type="float" office:value="400.53032552" calcext:value-type="float">
            <text:p>400.53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/paryyej3.par</text:p>
          </table:table-cell>
          <table:table-cell office:value-type="string" calcext:value-type="string">
            <text:p>TL</text:p>
          </table:table-cell>
          <table:table-cell office:value-type="float" office:value="7200.11" calcext:value-type="float">
            <text:p>7200.1</text:p>
          </table:table-cell>
          <table:table-cell office:value-type="float" office:value="5145593" calcext:value-type="float">
            <text:p>5,145,593</text:p>
          </table:table-cell>
          <table:table-cell office:value-type="float" office:value="83949" calcext:value-type="float">
            <text:p>83,949</text:p>
          </table:table-cell>
          <table:table-cell office:value-type="float" office:value="437.56611342" calcext:value-type="float">
            <text:p>437.57</text:p>
          </table:table-cell>
          <table:table-cell office:value-type="float" office:value="44376.202067" calcext:value-type="float">
            <text:p>44376.20</text:p>
          </table:table-cell>
          <table:table-cell table:formula="of:=([.I44]-[.H44])/[.I44]*100" office:value-type="float" office:value="99.0139622296668" calcext:value-type="float">
            <text:p>99.0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/parIqc3K.par</text:p>
          </table:table-cell>
          <table:table-cell office:value-type="string" calcext:value-type="string">
            <text:p>TL</text:p>
          </table:table-cell>
          <table:table-cell office:value-type="float" office:value="7202.38" calcext:value-type="float">
            <text:p>7202.4</text:p>
          </table:table-cell>
          <table:table-cell office:value-type="float" office:value="13219457" calcext:value-type="float">
            <text:p>13,219,457</text:p>
          </table:table-cell>
          <table:table-cell office:value-type="float" office:value="78949" calcext:value-type="float">
            <text:p>78,949</text:p>
          </table:table-cell>
          <table:table-cell office:value-type="float" office:value="424.89309692" calcext:value-type="float">
            <text:p>424.89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/parXCWqw.par</text:p>
          </table:table-cell>
          <table:table-cell office:value-type="string" calcext:value-type="string">
            <text:p>TL</text:p>
          </table:table-cell>
          <table:table-cell office:value-type="float" office:value="7201.5" calcext:value-type="float">
            <text:p>7201.5</text:p>
          </table:table-cell>
          <table:table-cell office:value-type="float" office:value="12662767" calcext:value-type="float">
            <text:p>12,662,767</text:p>
          </table:table-cell>
          <table:table-cell office:value-type="float" office:value="101304" calcext:value-type="float">
            <text:p>101,304</text:p>
          </table:table-cell>
          <table:table-cell office:value-type="float" office:value="379.75568977" calcext:value-type="float">
            <text:p>379.76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/par48IrO.par</text:p>
          </table:table-cell>
          <table:table-cell office:value-type="string" calcext:value-type="string">
            <text:p>TL</text:p>
          </table:table-cell>
          <table:table-cell office:value-type="float" office:value="7201.6" calcext:value-type="float">
            <text:p>7201.6</text:p>
          </table:table-cell>
          <table:table-cell office:value-type="float" office:value="12645533" calcext:value-type="float">
            <text:p>12,645,533</text:p>
          </table:table-cell>
          <table:table-cell office:value-type="float" office:value="93746" calcext:value-type="float">
            <text:p>93,746</text:p>
          </table:table-cell>
          <table:table-cell office:value-type="float" office:value="386.26478935" calcext:value-type="float">
            <text:p>386.26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/parfpvqq.par</text:p>
          </table:table-cell>
          <table:table-cell office:value-type="string" calcext:value-type="string">
            <text:p>TL</text:p>
          </table:table-cell>
          <table:table-cell office:value-type="float" office:value="7208.31" calcext:value-type="float">
            <text:p>7208.3</text:p>
          </table:table-cell>
          <table:table-cell office:value-type="float" office:value="3658534" calcext:value-type="float">
            <text:p>3,658,534</text:p>
          </table:table-cell>
          <table:table-cell office:value-type="float" office:value="51495" calcext:value-type="float">
            <text:p>51,495</text:p>
          </table:table-cell>
          <table:table-cell office:value-type="float" office:value="411.28347257" calcext:value-type="float">
            <text:p>411.28</text:p>
          </table:table-cell>
          <table:table-cell office:value-type="float" office:value="20432.839007" calcext:value-type="float">
            <text:p>20432.84</text:p>
          </table:table-cell>
          <table:table-cell table:formula="of:=([.I48]-[.H48])/[.I48]*100" office:value-type="float" office:value="97.987144750521" calcext:value-type="float">
            <text:p>97.9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/parEvH1y.par</text:p>
          </table:table-cell>
          <table:table-cell office:value-type="string" calcext:value-type="string">
            <text:p>TL</text:p>
          </table:table-cell>
          <table:table-cell office:value-type="float" office:value="7217.75" calcext:value-type="float">
            <text:p>7217.8</text:p>
          </table:table-cell>
          <table:table-cell office:value-type="float" office:value="7463186" calcext:value-type="float">
            <text:p>7,463,186</text:p>
          </table:table-cell>
          <table:table-cell office:value-type="float" office:value="129119" calcext:value-type="float">
            <text:p>129,119</text:p>
          </table:table-cell>
          <table:table-cell office:value-type="float" office:value="362.73407262" calcext:value-type="float">
            <text:p>362.73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/parYrC98.par</text:p>
          </table:table-cell>
          <table:table-cell office:value-type="string" calcext:value-type="string">
            <text:p>TL</text:p>
          </table:table-cell>
          <table:table-cell office:value-type="float" office:value="7210.7" calcext:value-type="float">
            <text:p>7210.7</text:p>
          </table:table-cell>
          <table:table-cell office:value-type="float" office:value="6631638" calcext:value-type="float">
            <text:p>6,631,638</text:p>
          </table:table-cell>
          <table:table-cell office:value-type="float" office:value="73189" calcext:value-type="float">
            <text:p>73,189</text:p>
          </table:table-cell>
          <table:table-cell office:value-type="float" office:value="392.84872683" calcext:value-type="float">
            <text:p>392.85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/parnGaXm.par</text:p>
          </table:table-cell>
          <table:table-cell office:value-type="string" calcext:value-type="string">
            <text:p>TL</text:p>
          </table:table-cell>
          <table:table-cell office:value-type="float" office:value="7206.37" calcext:value-type="float">
            <text:p>7206.4</text:p>
          </table:table-cell>
          <table:table-cell office:value-type="float" office:value="9337021" calcext:value-type="float">
            <text:p>9,337,021</text:p>
          </table:table-cell>
          <table:table-cell office:value-type="float" office:value="95653" calcext:value-type="float">
            <text:p>95,653</text:p>
          </table:table-cell>
          <table:table-cell office:value-type="float" office:value="411.62977122" calcext:value-type="float">
            <text:p>411.63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/parZ3049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9809525" calcext:value-type="float">
            <text:p>9,809,525</text:p>
          </table:table-cell>
          <table:table-cell office:value-type="float" office:value="70708" calcext:value-type="float">
            <text:p>70,708</text:p>
          </table:table-cell>
          <table:table-cell office:value-type="float" office:value="414.07319173" calcext:value-type="float">
            <text:p>414.07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/parOzRjP.par</text:p>
          </table:table-cell>
          <table:table-cell office:value-type="string" calcext:value-type="string">
            <text:p>OOM-BC</text:p>
          </table:table-cell>
          <table:table-cell office:value-type="float" office:value="4751.41" calcext:value-type="float">
            <text:p>4751.4</text:p>
          </table:table-cell>
          <table:table-cell office:value-type="float" office:value="422930" calcext:value-type="float">
            <text:p>422,930</text:p>
          </table:table-cell>
          <table:table-cell office:value-type="float" office:value="1607" calcext:value-type="float">
            <text:p>1,607</text:p>
          </table:table-cell>
          <table:table-cell office:value-type="float" office:value="518.9027" calcext:value-type="float">
            <text:p>518.90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/par996sf.par</text:p>
          </table:table-cell>
          <table:table-cell office:value-type="string" calcext:value-type="string">
            <text:p>OOM-BC</text:p>
          </table:table-cell>
          <table:table-cell office:value-type="float" office:value="2770.19" calcext:value-type="float">
            <text:p>2770.2</text:p>
          </table:table-cell>
          <table:table-cell office:value-type="float" office:value="236041" calcext:value-type="float">
            <text:p>236,041</text:p>
          </table:table-cell>
          <table:table-cell office:value-type="float" office:value="1537" calcext:value-type="float">
            <text:p>1,537</text:p>
          </table:table-cell>
          <table:table-cell office:value-type="float" office:value="517.5155" calcext:value-type="float">
            <text:p>517.5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/parS2lGs.par</text:p>
          </table:table-cell>
          <table:table-cell office:value-type="string" calcext:value-type="string">
            <text:p>TL</text:p>
          </table:table-cell>
          <table:table-cell office:value-type="float" office:value="7202.99" calcext:value-type="float">
            <text:p>7203.0</text:p>
          </table:table-cell>
          <table:table-cell office:value-type="float" office:value="1460244" calcext:value-type="float">
            <text:p>1,460,244</text:p>
          </table:table-cell>
          <table:table-cell office:value-type="float" office:value="8146" calcext:value-type="float">
            <text:p>8,146</text:p>
          </table:table-cell>
          <table:table-cell office:value-type="float" office:value="520.23962083" calcext:value-type="float">
            <text:p>520.2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/par72Isc.par</text:p>
          </table:table-cell>
          <table:table-cell office:value-type="string" calcext:value-type="string">
            <text:p>OOM-BC</text:p>
          </table:table-cell>
          <table:table-cell office:value-type="float" office:value="484.22" calcext:value-type="float">
            <text:p>484.2</text:p>
          </table:table-cell>
          <table:table-cell office:value-type="float" office:value="34852" calcext:value-type="float">
            <text:p>34,852</text:p>
          </table:table-cell>
          <table:table-cell office:value-type="float" office:value="1101" calcext:value-type="float">
            <text:p>1,101</text:p>
          </table:table-cell>
          <table:table-cell office:value-type="float" office:value="379.1054" calcext:value-type="float">
            <text:p>379.1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/par2LtMf.par</text:p>
          </table:table-cell>
          <table:table-cell office:value-type="string" calcext:value-type="string">
            <text:p>OOM-BC</text:p>
          </table:table-cell>
          <table:table-cell office:value-type="float" office:value="5048.17" calcext:value-type="float">
            <text:p>5048.2</text:p>
          </table:table-cell>
          <table:table-cell office:value-type="float" office:value="275202" calcext:value-type="float">
            <text:p>275,202</text:p>
          </table:table-cell>
          <table:table-cell office:value-type="float" office:value="729" calcext:value-type="float">
            <text:p>729</text:p>
          </table:table-cell>
          <table:table-cell office:value-type="float" office:value="512.9901" calcext:value-type="float">
            <text:p>512.99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/paruNO9Z.par</text:p>
          </table:table-cell>
          <table:table-cell office:value-type="string" calcext:value-type="string">
            <text:p>TL</text:p>
          </table:table-cell>
          <table:table-cell office:value-type="float" office:value="7204.23" calcext:value-type="float">
            <text:p>7204.2</text:p>
          </table:table-cell>
          <table:table-cell office:value-type="float" office:value="2173576" calcext:value-type="float">
            <text:p>2,173,576</text:p>
          </table:table-cell>
          <table:table-cell office:value-type="float" office:value="15392" calcext:value-type="float">
            <text:p>15,392</text:p>
          </table:table-cell>
          <table:table-cell office:value-type="float" office:value="486.58410889" calcext:value-type="float">
            <text:p>486.58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/parosJUy.par</text:p>
          </table:table-cell>
          <table:table-cell office:value-type="string" calcext:value-type="string">
            <text:p>OOM-BC</text:p>
          </table:table-cell>
          <table:table-cell office:value-type="float" office:value="1595.72" calcext:value-type="float">
            <text:p>1595.7</text:p>
          </table:table-cell>
          <table:table-cell office:value-type="float" office:value="57054" calcext:value-type="float">
            <text:p>57,054</text:p>
          </table:table-cell>
          <table:table-cell office:value-type="float" office:value="4" calcext:value-type="float">
            <text:p>4</text:p>
          </table:table-cell>
          <table:table-cell office:value-type="float" office:value="480.8025" calcext:value-type="float">
            <text:p>480.80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/parVehpa.par</text:p>
          </table:table-cell>
          <table:table-cell office:value-type="string" calcext:value-type="string">
            <text:p>TL</text:p>
          </table:table-cell>
          <table:table-cell office:value-type="float" office:value="7222.24" calcext:value-type="float">
            <text:p>7222.2</text:p>
          </table:table-cell>
          <table:table-cell office:value-type="float" office:value="948666" calcext:value-type="float">
            <text:p>948,666</text:p>
          </table:table-cell>
          <table:table-cell office:value-type="float" office:value="5129" calcext:value-type="float">
            <text:p>5,129</text:p>
          </table:table-cell>
          <table:table-cell office:value-type="float" office:value="507.01562089" calcext:value-type="float">
            <text:p>507.02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/parsVvmS.par</text:p>
          </table:table-cell>
          <table:table-cell office:value-type="string" calcext:value-type="string">
            <text:p>OOM-BC</text:p>
          </table:table-cell>
          <table:table-cell office:value-type="float" office:value="6054.43" calcext:value-type="float">
            <text:p>6054.4</text:p>
          </table:table-cell>
          <table:table-cell office:value-type="float" office:value="532184" calcext:value-type="float">
            <text:p>532,184</text:p>
          </table:table-cell>
          <table:table-cell office:value-type="float" office:value="1710" calcext:value-type="float">
            <text:p>1,710</text:p>
          </table:table-cell>
          <table:table-cell office:value-type="float" office:value="514.4592" calcext:value-type="float">
            <text:p>514.46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/parRI8iR.par</text:p>
          </table:table-cell>
          <table:table-cell office:value-type="string" calcext:value-type="string">
            <text:p>TL</text:p>
          </table:table-cell>
          <table:table-cell office:value-type="float" office:value="7201.44" calcext:value-type="float">
            <text:p>7201.4</text:p>
          </table:table-cell>
          <table:table-cell office:value-type="float" office:value="770416" calcext:value-type="float">
            <text:p>770,416</text:p>
          </table:table-cell>
          <table:table-cell office:value-type="float" office:value="1913" calcext:value-type="float">
            <text:p>1,913</text:p>
          </table:table-cell>
          <table:table-cell office:value-type="float" office:value="526.70631244" calcext:value-type="float">
            <text:p>526.71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/parvcgek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9143" calcext:value-type="float">
            <text:p>69,143</text:p>
          </table:table-cell>
          <table:table-cell office:value-type="float" office:value="0" calcext:value-type="float">
            <text:p>0</text:p>
          </table:table-cell>
          <table:table-cell office:value-type="float" office:value="444.1442" calcext:value-type="float">
            <text:p>444.14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/parHqKPZ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/parpQDbf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9323" calcext:value-type="float">
            <text:p>9,323</text:p>
          </table:table-cell>
          <table:table-cell office:value-type="float" office:value="0" calcext:value-type="float">
            <text:p>0</text:p>
          </table:table-cell>
          <table:table-cell office:value-type="float" office:value="454.3945" calcext:value-type="float">
            <text:p>454.39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/par_GsVk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/par9pSEF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58251" calcext:value-type="float">
            <text:p>58,251</text:p>
          </table:table-cell>
          <table:table-cell office:value-type="float" office:value="0" calcext:value-type="float">
            <text:p>0</text:p>
          </table:table-cell>
          <table:table-cell office:value-type="float" office:value="439.1099" calcext:value-type="float">
            <text:p>439.11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/parMwlUF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/parNe2nZ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152" calcext:value-type="float">
            <text:p>8,152</text:p>
          </table:table-cell>
          <table:table-cell office:value-type="float" office:value="0" calcext:value-type="float">
            <text:p>0</text:p>
          </table:table-cell>
          <table:table-cell office:value-type="float" office:value="449.1066" calcext:value-type="float">
            <text:p>449.11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/parqfvEZ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989" calcext:value-type="float">
            <text:p>8,989</text:p>
          </table:table-cell>
          <table:table-cell office:value-type="float" office:value="0" calcext:value-type="float">
            <text:p>0</text:p>
          </table:table-cell>
          <table:table-cell office:value-type="float" office:value="461.9033" calcext:value-type="float">
            <text:p>461.90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/par4kCE_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3354" calcext:value-type="float">
            <text:p>63,354</text:p>
          </table:table-cell>
          <table:table-cell office:value-type="float" office:value="0" calcext:value-type="float">
            <text:p>0</text:p>
          </table:table-cell>
          <table:table-cell office:value-type="float" office:value="459.3027" calcext:value-type="float">
            <text:p>459.30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/paraLMLa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8650" calcext:value-type="float">
            <text:p>68,650</text:p>
          </table:table-cell>
          <table:table-cell office:value-type="float" office:value="0" calcext:value-type="float">
            <text:p>0</text:p>
          </table:table-cell>
          <table:table-cell office:value-type="float" office:value="441.4092" calcext:value-type="float">
            <text:p>441.41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014"/>
        </table:table-row>
      </table:table>
      <table:table table:name="Defaults, 1 thread, mem emphasis, warmsta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5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56" office:value-type="string" calcext:value-type="string" table:number-columns-spanned="8" table:number-rows-spanned="1">
            <text:p>CPLEX defaults – 1 thread – Memory emphasis set – Warmstart</text:p>
          </table:table-cell>
          <table:covered-table-cell table:style-name="ce56"/>
          <table:covered-table-cell table:style-name="ce59"/>
          <table:covered-table-cell table:number-columns-repeated="2" table:style-name="ce61"/>
          <table:covered-table-cell table:number-columns-repeated="3" table:style-name="ce63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63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3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-1thread-warmstart/paruS1MZ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</text:p>
          </table:table-cell>
          <table:table-cell office:value-type="float" office:value="455" calcext:value-type="float">
            <text:p>4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-1thread-warmstart/parpN9cw.par</text:p>
          </table:table-cell>
          <table:table-cell office:value-type="string" calcext:value-type="string">
            <text:p>OPT</text:p>
          </table:table-cell>
          <table:table-cell office:value-type="float" office:value="0.24" calcext:value-type="float">
            <text:p>0.2</text:p>
          </table:table-cell>
          <table:table-cell office:value-type="float" office:value="1850" calcext:value-type="float">
            <text:p>1,85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-1thread-warmstart/parKTDwi.par</text:p>
          </table:table-cell>
          <table:table-cell office:value-type="string" calcext:value-type="string">
            <text:p>OPT</text:p>
          </table:table-cell>
          <table:table-cell office:value-type="float" office:value="0.42" calcext:value-type="float">
            <text:p>0.4</text:p>
          </table:table-cell>
          <table:table-cell office:value-type="float" office:value="14513" calcext:value-type="float">
            <text:p>14,513</text:p>
          </table:table-cell>
          <table:table-cell office:value-type="float" office:value="1736" calcext:value-type="float">
            <text:p>1,736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-1thread-warmstart/parrbcpk.par</text:p>
          </table:table-cell>
          <table:table-cell office:value-type="string" calcext:value-type="string">
            <text:p>OPT</text:p>
          </table:table-cell>
          <table:table-cell office:value-type="float" office:value="0.79" calcext:value-type="float">
            <text:p>0.8</text:p>
          </table:table-cell>
          <table:table-cell office:value-type="float" office:value="21602" calcext:value-type="float">
            <text:p>21,602</text:p>
          </table:table-cell>
          <table:table-cell office:value-type="float" office:value="2626" calcext:value-type="float">
            <text:p>2,626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-1thread-warmstart/parNygNB.par</text:p>
          </table:table-cell>
          <table:table-cell office:value-type="string" calcext:value-type="string">
            <text:p>OPT</text:p>
          </table:table-cell>
          <table:table-cell office:value-type="float" office:value="0.09" calcext:value-type="float">
            <text:p>0.1</text:p>
          </table:table-cell>
          <table:table-cell office:value-type="float" office:value="1110" calcext:value-type="float">
            <text:p>1,1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-1thread-warmstart/parXPP3N.par</text:p>
          </table:table-cell>
          <table:table-cell office:value-type="string" calcext:value-type="string">
            <text:p>OPT</text:p>
          </table:table-cell>
          <table:table-cell office:value-type="float" office:value="0.06" calcext:value-type="float">
            <text:p>0.1</text:p>
          </table:table-cell>
          <table:table-cell office:value-type="float" office:value="578" calcext:value-type="float">
            <text:p>57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-1thread-warmstart/par1LDto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-1thread-warmstart/par8ocZ1.par</text:p>
          </table:table-cell>
          <table:table-cell office:value-type="string" calcext:value-type="string">
            <text:p>OPT</text:p>
          </table:table-cell>
          <table:table-cell office:value-type="float" office:value="0.05" calcext:value-type="float">
            <text:p>0.1</text:p>
          </table:table-cell>
          <table:table-cell office:value-type="float" office:value="996" calcext:value-type="float">
            <text:p>99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-1thread-warmstart/parSs5zE.par</text:p>
          </table:table-cell>
          <table:table-cell office:value-type="string" calcext:value-type="string">
            <text:p>OPT</text:p>
          </table:table-cell>
          <table:table-cell office:value-type="float" office:value="0.74" calcext:value-type="float">
            <text:p>0.7</text:p>
          </table:table-cell>
          <table:table-cell office:value-type="float" office:value="19826" calcext:value-type="float">
            <text:p>19,826</text:p>
          </table:table-cell>
          <table:table-cell office:value-type="float" office:value="1555" calcext:value-type="float">
            <text:p>1,555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-1thread-warmstart/parxGrD9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-1thread-warmstart/parK6yk8.par</text:p>
          </table:table-cell>
          <table:table-cell office:value-type="string" calcext:value-type="string">
            <text:p>OPT</text:p>
          </table:table-cell>
          <table:table-cell office:value-type="float" office:value="2859.82" calcext:value-type="float">
            <text:p>2859.8</text:p>
          </table:table-cell>
          <table:table-cell office:value-type="float" office:value="24769983" calcext:value-type="float">
            <text:p>24,769,983</text:p>
          </table:table-cell>
          <table:table-cell office:value-type="float" office:value="1350874" calcext:value-type="float">
            <text:p>1,350,874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-1thread-warmstart/parRUzWP.par</text:p>
          </table:table-cell>
          <table:table-cell office:value-type="string" calcext:value-type="string">
            <text:p>OPT</text:p>
          </table:table-cell>
          <table:table-cell office:value-type="float" office:value="359.14" calcext:value-type="float">
            <text:p>359.1</text:p>
          </table:table-cell>
          <table:table-cell office:value-type="float" office:value="3302827" calcext:value-type="float">
            <text:p>3,302,827</text:p>
          </table:table-cell>
          <table:table-cell office:value-type="float" office:value="194525" calcext:value-type="float">
            <text:p>194,525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-1thread-warmstart/parHHDtv.par</text:p>
          </table:table-cell>
          <table:table-cell office:value-type="string" calcext:value-type="string">
            <text:p>OPT</text:p>
          </table:table-cell>
          <table:table-cell office:value-type="float" office:value="1983.53" calcext:value-type="float">
            <text:p>1983.5</text:p>
          </table:table-cell>
          <table:table-cell office:value-type="float" office:value="14995113" calcext:value-type="float">
            <text:p>14,995,113</text:p>
          </table:table-cell>
          <table:table-cell office:value-type="float" office:value="497517" calcext:value-type="float">
            <text:p>497,517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-1thread-warmstart/parjylg1.par</text:p>
          </table:table-cell>
          <table:table-cell office:value-type="string" calcext:value-type="string">
            <text:p>OPT</text:p>
          </table:table-cell>
          <table:table-cell office:value-type="float" office:value="792.65" calcext:value-type="float">
            <text:p>792.7</text:p>
          </table:table-cell>
          <table:table-cell office:value-type="float" office:value="7188187" calcext:value-type="float">
            <text:p>7,188,187</text:p>
          </table:table-cell>
          <table:table-cell office:value-type="float" office:value="275655" calcext:value-type="float">
            <text:p>275,655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-1thread-warmstart/parUMrTW.par</text:p>
          </table:table-cell>
          <table:table-cell office:value-type="string" calcext:value-type="string">
            <text:p>OPT</text:p>
          </table:table-cell>
          <table:table-cell office:value-type="float" office:value="4525.59" calcext:value-type="float">
            <text:p>4525.6</text:p>
          </table:table-cell>
          <table:table-cell office:value-type="float" office:value="38740738" calcext:value-type="float">
            <text:p>38,740,738</text:p>
          </table:table-cell>
          <table:table-cell office:value-type="float" office:value="1280186" calcext:value-type="float">
            <text:p>1,280,186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-1thread-warmstart/par7dmw0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9913880" calcext:value-type="float">
            <text:p>39,913,880</text:p>
          </table:table-cell>
          <table:table-cell office:value-type="float" office:value="1393373" calcext:value-type="float">
            <text:p>1,393,373</text:p>
          </table:table-cell>
          <table:table-cell office:value-type="float" office:value="394.36781639" calcext:value-type="float">
            <text:p>394.37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10.7154287702968" calcext:value-type="float">
            <text:p>10.7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-1thread-warmstart/parQtQ8H.par</text:p>
          </table:table-cell>
          <table:table-cell office:value-type="string" calcext:value-type="string">
            <text:p>OPT</text:p>
          </table:table-cell>
          <table:table-cell office:value-type="float" office:value="229.74" calcext:value-type="float">
            <text:p>229.7</text:p>
          </table:table-cell>
          <table:table-cell office:value-type="float" office:value="1594467" calcext:value-type="float">
            <text:p>1,594,467</text:p>
          </table:table-cell>
          <table:table-cell office:value-type="float" office:value="55341" calcext:value-type="float">
            <text:p>55,341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-1thread-warmstart/par0lMEd.par</text:p>
          </table:table-cell>
          <table:table-cell office:value-type="string" calcext:value-type="string">
            <text:p>OPT</text:p>
          </table:table-cell>
          <table:table-cell office:value-type="float" office:value="158.29" calcext:value-type="float">
            <text:p>158.3</text:p>
          </table:table-cell>
          <table:table-cell office:value-type="float" office:value="1117058" calcext:value-type="float">
            <text:p>1,117,058</text:p>
          </table:table-cell>
          <table:table-cell office:value-type="float" office:value="51441" calcext:value-type="float">
            <text:p>51,441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-1thread-warmstart/parpbrB8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9526175" calcext:value-type="float">
            <text:p>39,526,175</text:p>
          </table:table-cell>
          <table:table-cell office:value-type="float" office:value="912265" calcext:value-type="float">
            <text:p>912,265</text:p>
          </table:table-cell>
          <table:table-cell office:value-type="float" office:value="330.2965783" calcext:value-type="float">
            <text:p>330.30</text:p>
          </table:table-cell>
          <table:table-cell office:value-type="float" office:value="402.67063677" calcext:value-type="float">
            <text:p>402.67</text:p>
          </table:table-cell>
          <table:table-cell table:formula="of:=([.I21]-[.H21])/[.I21]*100" office:value-type="float" office:value="17.9735128070287" calcext:value-type="float">
            <text:p>17.9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-1thread-warmstart/parkxxPH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481009" calcext:value-type="float">
            <text:p>35,481,009</text:p>
          </table:table-cell>
          <table:table-cell office:value-type="float" office:value="1047443" calcext:value-type="float">
            <text:p>1,047,443</text:p>
          </table:table-cell>
          <table:table-cell office:value-type="float" office:value="420.98616025" calcext:value-type="float">
            <text:p>420.99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0.349091044166" calcext:value-type="float">
            <text:p>10.3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-1thread-warmstart/parjBNKQ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6349809" calcext:value-type="float">
            <text:p>6,349,809</text:p>
          </table:table-cell>
          <table:table-cell office:value-type="float" office:value="101622" calcext:value-type="float">
            <text:p>101,622</text:p>
          </table:table-cell>
          <table:table-cell office:value-type="float" office:value="459.24866422" calcext:value-type="float">
            <text:p>459.25</text:p>
          </table:table-cell>
          <table:table-cell office:value-type="float" office:value="958.63914503" calcext:value-type="float">
            <text:p>958.64</text:p>
          </table:table-cell>
          <table:table-cell table:formula="of:=([.I23]-[.H23])/[.I23]*100" office:value-type="float" office:value="52.0936875360303" calcext:value-type="float">
            <text:p>52.0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-1thread-warmstart/paroN4hg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8088585" calcext:value-type="float">
            <text:p>8,088,585</text:p>
          </table:table-cell>
          <table:table-cell office:value-type="float" office:value="228450" calcext:value-type="float">
            <text:p>228,450</text:p>
          </table:table-cell>
          <table:table-cell office:value-type="float" office:value="373.93828903" calcext:value-type="float">
            <text:p>373.94</text:p>
          </table:table-cell>
          <table:table-cell office:value-type="float" office:value="572.5849504" calcext:value-type="float">
            <text:p>572.58</text:p>
          </table:table-cell>
          <table:table-cell table:formula="of:=([.I24]-[.H24])/[.I24]*100" office:value-type="float" office:value="34.6929588755744" calcext:value-type="float">
            <text:p>34.6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-1thread-warmstart/parGpyqp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7445108" calcext:value-type="float">
            <text:p>7,445,108</text:p>
          </table:table-cell>
          <table:table-cell office:value-type="float" office:value="213169" calcext:value-type="float">
            <text:p>213,169</text:p>
          </table:table-cell>
          <table:table-cell office:value-type="float" office:value="390.47876309" calcext:value-type="float">
            <text:p>390.48</text:p>
          </table:table-cell>
          <table:table-cell office:value-type="float" office:value="554.08043103" calcext:value-type="float">
            <text:p>554.08</text:p>
          </table:table-cell>
          <table:table-cell table:formula="of:=([.I25]-[.H25])/[.I25]*100" office:value-type="float" office:value="29.52670023662" calcext:value-type="float">
            <text:p>29.5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-1thread-warmstart/parq3YE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9109920" calcext:value-type="float">
            <text:p>9,109,920</text:p>
          </table:table-cell>
          <table:table-cell office:value-type="float" office:value="192745" calcext:value-type="float">
            <text:p>192,745</text:p>
          </table:table-cell>
          <table:table-cell office:value-type="float" office:value="371.98592495" calcext:value-type="float">
            <text:p>371.99</text:p>
          </table:table-cell>
          <table:table-cell office:value-type="float" office:value="513.95280533" calcext:value-type="float">
            <text:p>513.95</text:p>
          </table:table-cell>
          <table:table-cell table:formula="of:=([.I26]-[.H26])/[.I26]*100" office:value-type="float" office:value="27.6225518973178" calcext:value-type="float">
            <text:p>27.6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-1thread-warmstart/parbRU3q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7716789" calcext:value-type="float">
            <text:p>7,716,789</text:p>
          </table:table-cell>
          <table:table-cell office:value-type="float" office:value="174234" calcext:value-type="float">
            <text:p>174,234</text:p>
          </table:table-cell>
          <table:table-cell office:value-type="float" office:value="464.97407516" calcext:value-type="float">
            <text:p>464.97</text:p>
          </table:table-cell>
          <table:table-cell office:value-type="float" office:value="662.06159633" calcext:value-type="float">
            <text:p>662.06</text:p>
          </table:table-cell>
          <table:table-cell table:formula="of:=([.I27]-[.H27])/[.I27]*100" office:value-type="float" office:value="29.7687590191779" calcext:value-type="float">
            <text:p>29.7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-1thread-warmstart/par59gjA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0161140" calcext:value-type="float">
            <text:p>10,161,140</text:p>
          </table:table-cell>
          <table:table-cell office:value-type="float" office:value="373751" calcext:value-type="float">
            <text:p>373,751</text:p>
          </table:table-cell>
          <table:table-cell office:value-type="float" office:value="360.72526095" calcext:value-type="float">
            <text:p>360.73</text:p>
          </table:table-cell>
          <table:table-cell office:value-type="float" office:value="837.0703572" calcext:value-type="float">
            <text:p>837.07</text:p>
          </table:table-cell>
          <table:table-cell table:formula="of:=([.I28]-[.H28])/[.I28]*100" office:value-type="float" office:value="56.9062196687234" calcext:value-type="float">
            <text:p>56.9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-1thread-warmstart/parIMKp5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5714339" calcext:value-type="float">
            <text:p>5,714,339</text:p>
          </table:table-cell>
          <table:table-cell office:value-type="float" office:value="151805" calcext:value-type="float">
            <text:p>151,805</text:p>
          </table:table-cell>
          <table:table-cell office:value-type="float" office:value="354.15225288" calcext:value-type="float">
            <text:p>354.15</text:p>
          </table:table-cell>
          <table:table-cell office:value-type="float" office:value="520.587537" calcext:value-type="float">
            <text:p>520.59</text:p>
          </table:table-cell>
          <table:table-cell table:formula="of:=([.I29]-[.H29])/[.I29]*100" office:value-type="float" office:value="31.9706624325123" calcext:value-type="float">
            <text:p>31.9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-1thread-warmstart/parwx0sj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8180274" calcext:value-type="float">
            <text:p>8,180,274</text:p>
          </table:table-cell>
          <table:table-cell office:value-type="float" office:value="206953" calcext:value-type="float">
            <text:p>206,953</text:p>
          </table:table-cell>
          <table:table-cell office:value-type="float" office:value="375.51790098" calcext:value-type="float">
            <text:p>375.52</text:p>
          </table:table-cell>
          <table:table-cell office:value-type="float" office:value="474.5520645" calcext:value-type="float">
            <text:p>474.55</text:p>
          </table:table-cell>
          <table:table-cell table:formula="of:=([.I30]-[.H30])/[.I30]*100" office:value-type="float" office:value="20.8689774902454" calcext:value-type="float">
            <text:p>20.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-1thread-warmstart/parIIHKl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8614337" calcext:value-type="float">
            <text:p>8,614,337</text:p>
          </table:table-cell>
          <table:table-cell office:value-type="float" office:value="259480" calcext:value-type="float">
            <text:p>259,480</text:p>
          </table:table-cell>
          <table:table-cell office:value-type="float" office:value="355.28691725" calcext:value-type="float">
            <text:p>355.29</text:p>
          </table:table-cell>
          <table:table-cell office:value-type="float" office:value="539.7392215" calcext:value-type="float">
            <text:p>539.74</text:p>
          </table:table-cell>
          <table:table-cell table:formula="of:=([.I31]-[.H31])/[.I31]*100" office:value-type="float" office:value="34.1743376991179" calcext:value-type="float">
            <text:p>34.1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-1thread-warmstart/par90co5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7282266" calcext:value-type="float">
            <text:p>7,282,266</text:p>
          </table:table-cell>
          <table:table-cell office:value-type="float" office:value="323532" calcext:value-type="float">
            <text:p>323,532</text:p>
          </table:table-cell>
          <table:table-cell office:value-type="float" office:value="431.18338921" calcext:value-type="float">
            <text:p>431.18</text:p>
          </table:table-cell>
          <table:table-cell office:value-type="float" office:value="601.47120937" calcext:value-type="float">
            <text:p>601.47</text:p>
          </table:table-cell>
          <table:table-cell table:formula="of:=([.I32]-[.H32])/[.I32]*100" office:value-type="float" office:value="28.3118821827507" calcext:value-type="float">
            <text:p>28.3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-1thread-warmstart/parj6e4b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39940" calcext:value-type="float">
            <text:p>2,839,940</text:p>
          </table:table-cell>
          <table:table-cell office:value-type="float" office:value="35407" calcext:value-type="float">
            <text:p>35,407</text:p>
          </table:table-cell>
          <table:table-cell office:value-type="float" office:value="492.08689264" calcext:value-type="float">
            <text:p>492.09</text:p>
          </table:table-cell>
          <table:table-cell office:value-type="float" office:value="1199.4723149" calcext:value-type="float">
            <text:p>1199.47</text:p>
          </table:table-cell>
          <table:table-cell table:formula="of:=([.I33]-[.H33])/[.I33]*100" office:value-type="float" office:value="58.9747185885632" calcext:value-type="float">
            <text:p>58.9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-1thread-warmstart/parTM4VG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482998" calcext:value-type="float">
            <text:p>4,482,998</text:p>
          </table:table-cell>
          <table:table-cell office:value-type="float" office:value="67811" calcext:value-type="float">
            <text:p>67,811</text:p>
          </table:table-cell>
          <table:table-cell office:value-type="float" office:value="384.68119549" calcext:value-type="float">
            <text:p>384.68</text:p>
          </table:table-cell>
          <table:table-cell office:value-type="float" office:value="682.36544943" calcext:value-type="float">
            <text:p>682.37</text:p>
          </table:table-cell>
          <table:table-cell table:formula="of:=([.I34]-[.H34])/[.I34]*100" office:value-type="float" office:value="43.6253409648253" calcext:value-type="float">
            <text:p>43.6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-1thread-warmstart/parQhPg0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926239" calcext:value-type="float">
            <text:p>3,926,239</text:p>
          </table:table-cell>
          <table:table-cell office:value-type="float" office:value="35732" calcext:value-type="float">
            <text:p>35,732</text:p>
          </table:table-cell>
          <table:table-cell office:value-type="float" office:value="378.98709309" calcext:value-type="float">
            <text:p>378.99</text:p>
          </table:table-cell>
          <table:table-cell office:value-type="float" office:value="650.25526063" calcext:value-type="float">
            <text:p>650.26</text:p>
          </table:table-cell>
          <table:table-cell table:formula="of:=([.I35]-[.H35])/[.I35]*100" office:value-type="float" office:value="41.717181538398" calcext:value-type="float">
            <text:p>41.7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-1thread-warmstart/para6jnf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2266163" calcext:value-type="float">
            <text:p>2,266,163</text:p>
          </table:table-cell>
          <table:table-cell office:value-type="float" office:value="27904" calcext:value-type="float">
            <text:p>27,904</text:p>
          </table:table-cell>
          <table:table-cell office:value-type="float" office:value="418.94097391" calcext:value-type="float">
            <text:p>418.94</text:p>
          </table:table-cell>
          <table:table-cell office:value-type="float" office:value="822.7889991" calcext:value-type="float">
            <text:p>822.79</text:p>
          </table:table-cell>
          <table:table-cell table:formula="of:=([.I36]-[.H36])/[.I36]*100" office:value-type="float" office:value="49.0828177858169" calcext:value-type="float">
            <text:p>49.0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-1thread-warmstart/parKEIKN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3326017" calcext:value-type="float">
            <text:p>3,326,017</text:p>
          </table:table-cell>
          <table:table-cell office:value-type="float" office:value="40547" calcext:value-type="float">
            <text:p>40,547</text:p>
          </table:table-cell>
          <table:table-cell office:value-type="float" office:value="411.15999545" calcext:value-type="float">
            <text:p>411.16</text:p>
          </table:table-cell>
          <table:table-cell office:value-type="float" office:value="720.59624693" calcext:value-type="float">
            <text:p>720.60</text:p>
          </table:table-cell>
          <table:table-cell table:formula="of:=([.I37]-[.H37])/[.I37]*100" office:value-type="float" office:value="42.9416962408991" calcext:value-type="float">
            <text:p>42.9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-1thread-warmstart/parxZg3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288678" calcext:value-type="float">
            <text:p>3,288,678</text:p>
          </table:table-cell>
          <table:table-cell office:value-type="float" office:value="32406" calcext:value-type="float">
            <text:p>32,406</text:p>
          </table:table-cell>
          <table:table-cell office:value-type="float" office:value="391.86831666" calcext:value-type="float">
            <text:p>391.87</text:p>
          </table:table-cell>
          <table:table-cell office:value-type="float" office:value="735.38020753" calcext:value-type="float">
            <text:p>735.38</text:p>
          </table:table-cell>
          <table:table-cell table:formula="of:=([.I38]-[.H38])/[.I38]*100" office:value-type="float" office:value="46.7121479953601" calcext:value-type="float">
            <text:p>46.7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-1thread-warmstart/parMytF5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2132064" calcext:value-type="float">
            <text:p>2,132,064</text:p>
          </table:table-cell>
          <table:table-cell office:value-type="float" office:value="30806" calcext:value-type="float">
            <text:p>30,806</text:p>
          </table:table-cell>
          <table:table-cell office:value-type="float" office:value="372.48960491" calcext:value-type="float">
            <text:p>372.49</text:p>
          </table:table-cell>
          <table:table-cell office:value-type="float" office:value="599.57505733" calcext:value-type="float">
            <text:p>599.58</text:p>
          </table:table-cell>
          <table:table-cell table:formula="of:=([.I39]-[.H39])/[.I39]*100" office:value-type="float" office:value="37.874399484069" calcext:value-type="float">
            <text:p>37.8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-1thread-warmstart/parn6i3X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39044" calcext:value-type="float">
            <text:p>3,539,044</text:p>
          </table:table-cell>
          <table:table-cell office:value-type="float" office:value="33274" calcext:value-type="float">
            <text:p>33,274</text:p>
          </table:table-cell>
          <table:table-cell office:value-type="float" office:value="406.39644807" calcext:value-type="float">
            <text:p>406.40</text:p>
          </table:table-cell>
          <table:table-cell office:value-type="float" office:value="661.77467567" calcext:value-type="float">
            <text:p>661.77</text:p>
          </table:table-cell>
          <table:table-cell table:formula="of:=([.I40]-[.H40])/[.I40]*100" office:value-type="float" office:value="38.5899063516517" calcext:value-type="float">
            <text:p>38.5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-1thread-warmstart/parIJQXA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4030882" calcext:value-type="float">
            <text:p>4,030,882</text:p>
          </table:table-cell>
          <table:table-cell office:value-type="float" office:value="27874" calcext:value-type="float">
            <text:p>27,874</text:p>
          </table:table-cell>
          <table:table-cell office:value-type="float" office:value="384.90862551" calcext:value-type="float">
            <text:p>384.91</text:p>
          </table:table-cell>
          <table:table-cell office:value-type="float" office:value="703.61280817" calcext:value-type="float">
            <text:p>703.61</text:p>
          </table:table-cell>
          <table:table-cell table:formula="of:=([.I41]-[.H41])/[.I41]*100" office:value-type="float" office:value="45.2953924316565" calcext:value-type="float">
            <text:p>45.3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-1thread-warmstart/parMo8Bs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5559877" calcext:value-type="float">
            <text:p>5,559,877</text:p>
          </table:table-cell>
          <table:table-cell office:value-type="float" office:value="48262" calcext:value-type="float">
            <text:p>48,262</text:p>
          </table:table-cell>
          <table:table-cell office:value-type="float" office:value="485.62593697" calcext:value-type="float">
            <text:p>485.63</text:p>
          </table:table-cell>
          <table:table-cell office:value-type="float" office:value="1191.1704228" calcext:value-type="float">
            <text:p>1191.17</text:p>
          </table:table-cell>
          <table:table-cell table:formula="of:=([.I42]-[.H42])/[.I42]*100" office:value-type="float" office:value="59.231195832711" calcext:value-type="float">
            <text:p>59.2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-1thread-warmstart/partnSfX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529710" calcext:value-type="float">
            <text:p>1,529,710</text:p>
          </table:table-cell>
          <table:table-cell office:value-type="float" office:value="13243" calcext:value-type="float">
            <text:p>13,243</text:p>
          </table:table-cell>
          <table:table-cell office:value-type="float" office:value="430.35751077" calcext:value-type="float">
            <text:p>430.36</text:p>
          </table:table-cell>
          <table:table-cell office:value-type="float" office:value="1375.2753867" calcext:value-type="float">
            <text:p>1375.28</text:p>
          </table:table-cell>
          <table:table-cell table:formula="of:=([.I43]-[.H43])/[.I43]*100" office:value-type="float" office:value="68.7075392367305" calcext:value-type="float">
            <text:p>68.7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-1thread-warmstart/parG4miu.par</text:p>
          </table:table-cell>
          <table:table-cell office:value-type="string" calcext:value-type="string">
            <text:p>TL</text:p>
          </table:table-cell>
          <table:table-cell office:value-type="float" office:value="7200.08" calcext:value-type="float">
            <text:p>7200.1</text:p>
          </table:table-cell>
          <table:table-cell office:value-type="float" office:value="1637544" calcext:value-type="float">
            <text:p>1,637,544</text:p>
          </table:table-cell>
          <table:table-cell office:value-type="float" office:value="11183" calcext:value-type="float">
            <text:p>11,183</text:p>
          </table:table-cell>
          <table:table-cell office:value-type="float" office:value="431.64947534" calcext:value-type="float">
            <text:p>431.65</text:p>
          </table:table-cell>
          <table:table-cell office:value-type="float" office:value="904.99735" calcext:value-type="float">
            <text:p>905.00</text:p>
          </table:table-cell>
          <table:table-cell table:formula="of:=([.I44]-[.H44])/[.I44]*100" office:value-type="float" office:value="52.3037857138477" calcext:value-type="float">
            <text:p>52.3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-1thread-warmstart/paruvlSS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747603" calcext:value-type="float">
            <text:p>1,747,603</text:p>
          </table:table-cell>
          <table:table-cell office:value-type="float" office:value="11464" calcext:value-type="float">
            <text:p>11,464</text:p>
          </table:table-cell>
          <table:table-cell office:value-type="float" office:value="451.49803135" calcext:value-type="float">
            <text:p>451.50</text:p>
          </table:table-cell>
          <table:table-cell office:value-type="float" office:value="818.18502667" calcext:value-type="float">
            <text:p>818.19</text:p>
          </table:table-cell>
          <table:table-cell table:formula="of:=([.I45]-[.H45])/[.I45]*100" office:value-type="float" office:value="44.8171236782969" calcext:value-type="float">
            <text:p>44.8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-1thread-warmstart/parHmApJ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122467" calcext:value-type="float">
            <text:p>1,122,467</text:p>
          </table:table-cell>
          <table:table-cell office:value-type="float" office:value="18152" calcext:value-type="float">
            <text:p>18,152</text:p>
          </table:table-cell>
          <table:table-cell office:value-type="float" office:value="404.06544447" calcext:value-type="float">
            <text:p>404.07</text:p>
          </table:table-cell>
          <table:table-cell office:value-type="float" office:value="732.72603333" calcext:value-type="float">
            <text:p>732.73</text:p>
          </table:table-cell>
          <table:table-cell table:formula="of:=([.I46]-[.H46])/[.I46]*100" office:value-type="float" office:value="44.8544986679872" calcext:value-type="float">
            <text:p>44.8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-1thread-warmstart/parLebSS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339444" calcext:value-type="float">
            <text:p>1,339,444</text:p>
          </table:table-cell>
          <table:table-cell office:value-type="float" office:value="10862" calcext:value-type="float">
            <text:p>10,862</text:p>
          </table:table-cell>
          <table:table-cell office:value-type="float" office:value="409.2031092" calcext:value-type="float">
            <text:p>409.20</text:p>
          </table:table-cell>
          <table:table-cell office:value-type="float" office:value="810.70346333" calcext:value-type="float">
            <text:p>810.70</text:p>
          </table:table-cell>
          <table:table-cell table:formula="of:=([.I47]-[.H47])/[.I47]*100" office:value-type="float" office:value="49.5249338741961" calcext:value-type="float">
            <text:p>49.5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-1thread-warmstart/parsJToT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2079151" calcext:value-type="float">
            <text:p>2,079,151</text:p>
          </table:table-cell>
          <table:table-cell office:value-type="float" office:value="13100" calcext:value-type="float">
            <text:p>13,100</text:p>
          </table:table-cell>
          <table:table-cell office:value-type="float" office:value="415.99761569" calcext:value-type="float">
            <text:p>416.00</text:p>
          </table:table-cell>
          <table:table-cell office:value-type="float" office:value="814.02021" calcext:value-type="float">
            <text:p>814.02</text:p>
          </table:table-cell>
          <table:table-cell table:formula="of:=([.I48]-[.H48])/[.I48]*100" office:value-type="float" office:value="48.8959106199587" calcext:value-type="float">
            <text:p>48.9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-1thread-warmstart/parcXw0x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570182" calcext:value-type="float">
            <text:p>1,570,182</text:p>
          </table:table-cell>
          <table:table-cell office:value-type="float" office:value="23250" calcext:value-type="float">
            <text:p>23,250</text:p>
          </table:table-cell>
          <table:table-cell office:value-type="float" office:value="389.56839946" calcext:value-type="float">
            <text:p>389.57</text:p>
          </table:table-cell>
          <table:table-cell office:value-type="float" office:value="735.76893" calcext:value-type="float">
            <text:p>735.77</text:p>
          </table:table-cell>
          <table:table-cell table:formula="of:=([.I49]-[.H49])/[.I49]*100" office:value-type="float" office:value="47.0528879956918" calcext:value-type="float">
            <text:p>47.0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-1thread-warmstart/parDy2Rp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335918" calcext:value-type="float">
            <text:p>1,335,918</text:p>
          </table:table-cell>
          <table:table-cell office:value-type="float" office:value="6115" calcext:value-type="float">
            <text:p>6,115</text:p>
          </table:table-cell>
          <table:table-cell office:value-type="float" office:value="433.89393981" calcext:value-type="float">
            <text:p>433.89</text:p>
          </table:table-cell>
          <table:table-cell office:value-type="float" office:value="761.79983667" calcext:value-type="float">
            <text:p>761.80</text:p>
          </table:table-cell>
          <table:table-cell table:formula="of:=([.I50]-[.H50])/[.I50]*100" office:value-type="float" office:value="43.0435766819472" calcext:value-type="float">
            <text:p>43.0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-1thread-warmstart/parm7hxP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30116" calcext:value-type="float">
            <text:p>2,730,116</text:p>
          </table:table-cell>
          <table:table-cell office:value-type="float" office:value="11944" calcext:value-type="float">
            <text:p>11,944</text:p>
          </table:table-cell>
          <table:table-cell office:value-type="float" office:value="439.24805314" calcext:value-type="float">
            <text:p>439.25</text:p>
          </table:table-cell>
          <table:table-cell office:value-type="float" office:value="969.56043333" calcext:value-type="float">
            <text:p>969.56</text:p>
          </table:table-cell>
          <table:table-cell table:formula="of:=([.I51]-[.H51])/[.I51]*100" office:value-type="float" office:value="54.6961655983235" calcext:value-type="float">
            <text:p>54.7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-1thread-warmstart/parv5O5M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338544" calcext:value-type="float">
            <text:p>2,338,544</text:p>
          </table:table-cell>
          <table:table-cell office:value-type="float" office:value="7485" calcext:value-type="float">
            <text:p>7,485</text:p>
          </table:table-cell>
          <table:table-cell office:value-type="float" office:value="450.0028585" calcext:value-type="float">
            <text:p>450.00</text:p>
          </table:table-cell>
          <table:table-cell office:value-type="float" office:value="867.18218" calcext:value-type="float">
            <text:p>867.18</text:p>
          </table:table-cell>
          <table:table-cell table:formula="of:=([.I52]-[.H52])/[.I52]*100" office:value-type="float" office:value="48.1074601302347" calcext:value-type="float">
            <text:p>48.1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-1thread-warmstart/paruaaGU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336841" calcext:value-type="float">
            <text:p>336,841</text:p>
          </table:table-cell>
          <table:table-cell office:value-type="float" office:value="529" calcext:value-type="float">
            <text:p>529</text:p>
          </table:table-cell>
          <table:table-cell office:value-type="float" office:value="548.87817302" calcext:value-type="float">
            <text:p>548.88</text:p>
          </table:table-cell>
          <table:table-cell office:value-type="float" office:value="1504.1152867" calcext:value-type="float">
            <text:p>1504.12</text:p>
          </table:table-cell>
          <table:table-cell table:formula="of:=([.I53]-[.H53])/[.I53]*100" office:value-type="float" office:value="63.5082378409817" calcext:value-type="float">
            <text:p>63.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-1thread-warmstart/parrCZgS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214011" calcext:value-type="float">
            <text:p>214,011</text:p>
          </table:table-cell>
          <table:table-cell office:value-type="float" office:value="527" calcext:value-type="float">
            <text:p>527</text:p>
          </table:table-cell>
          <table:table-cell office:value-type="float" office:value="543.31729732" calcext:value-type="float">
            <text:p>543.32</text:p>
          </table:table-cell>
          <table:table-cell office:value-type="float" office:value="1459.5230667" calcext:value-type="float">
            <text:p>1459.52</text:p>
          </table:table-cell>
          <table:table-cell table:formula="of:=([.I54]-[.H54])/[.I54]*100" office:value-type="float" office:value="62.7743260989737" calcext:value-type="float">
            <text:p>62.7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-1thread-warmstart/parNurEv.par</text:p>
          </table:table-cell>
          <table:table-cell office:value-type="string" calcext:value-type="string">
            <text:p>TL</text:p>
          </table:table-cell>
          <table:table-cell office:value-type="float" office:value="7200.44" calcext:value-type="float">
            <text:p>7200.4</text:p>
          </table:table-cell>
          <table:table-cell office:value-type="float" office:value="261818" calcext:value-type="float">
            <text:p>261,818</text:p>
          </table:table-cell>
          <table:table-cell office:value-type="float" office:value="516" calcext:value-type="float">
            <text:p>516</text:p>
          </table:table-cell>
          <table:table-cell office:value-type="float" office:value="545.73167124" calcext:value-type="float">
            <text:p>545.73</text:p>
          </table:table-cell>
          <table:table-cell office:value-type="float" office:value="1327.8925" calcext:value-type="float">
            <text:p>1327.89</text:p>
          </table:table-cell>
          <table:table-cell table:formula="of:=([.I55]-[.H55])/[.I55]*100" office:value-type="float" office:value="58.9024208480732" calcext:value-type="float">
            <text:p>58.9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-1thread-warmstart/parjzWka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342825" calcext:value-type="float">
            <text:p>342,825</text:p>
          </table:table-cell>
          <table:table-cell office:value-type="float" office:value="1008" calcext:value-type="float">
            <text:p>1,008</text:p>
          </table:table-cell>
          <table:table-cell office:value-type="float" office:value="531.83670621" calcext:value-type="float">
            <text:p>531.84</text:p>
          </table:table-cell>
          <table:table-cell office:value-type="float" office:value="1162.76884" calcext:value-type="float">
            <text:p>1162.77</text:p>
          </table:table-cell>
          <table:table-cell table:formula="of:=([.I56]-[.H56])/[.I56]*100" office:value-type="float" office:value="54.2611834859627" calcext:value-type="float">
            <text:p>54.2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-1thread-warmstart/parHM6j7.par</text:p>
          </table:table-cell>
          <table:table-cell office:value-type="string" calcext:value-type="string">
            <text:p>TL</text:p>
          </table:table-cell>
          <table:table-cell office:value-type="float" office:value="7201.27" calcext:value-type="float">
            <text:p>7201.3</text:p>
          </table:table-cell>
          <table:table-cell office:value-type="float" office:value="240251" calcext:value-type="float">
            <text:p>240,251</text:p>
          </table:table-cell>
          <table:table-cell office:value-type="float" office:value="503" calcext:value-type="float">
            <text:p>503</text:p>
          </table:table-cell>
          <table:table-cell office:value-type="float" office:value="538.13969309" calcext:value-type="float">
            <text:p>538.14</text:p>
          </table:table-cell>
          <table:table-cell office:value-type="float" office:value="1391.9313033" calcext:value-type="float">
            <text:p>1391.93</text:p>
          </table:table-cell>
          <table:table-cell table:formula="of:=([.I57]-[.H57])/[.I57]*100" office:value-type="float" office:value="61.3386313093057" calcext:value-type="float">
            <text:p>61.3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-1thread-warmstart/par1yoiJ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474155" calcext:value-type="float">
            <text:p>474,155</text:p>
          </table:table-cell>
          <table:table-cell office:value-type="float" office:value="1581" calcext:value-type="float">
            <text:p>1,581</text:p>
          </table:table-cell>
          <table:table-cell office:value-type="float" office:value="518.46761284" calcext:value-type="float">
            <text:p>518.47</text:p>
          </table:table-cell>
          <table:table-cell office:value-type="float" office:value="1441.29719" calcext:value-type="float">
            <text:p>1441.30</text:p>
          </table:table-cell>
          <table:table-cell table:formula="of:=([.I58]-[.H58])/[.I58]*100" office:value-type="float" office:value="64.0277094524829" calcext:value-type="float">
            <text:p>64.0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-1thread-warmstart/parUqEtq.par</text:p>
          </table:table-cell>
          <table:table-cell office:value-type="string" calcext:value-type="string">
            <text:p>TL</text:p>
          </table:table-cell>
          <table:table-cell office:value-type="float" office:value="7200.76" calcext:value-type="float">
            <text:p>7200.8</text:p>
          </table:table-cell>
          <table:table-cell office:value-type="float" office:value="265796" calcext:value-type="float">
            <text:p>265,796</text:p>
          </table:table-cell>
          <table:table-cell office:value-type="float" office:value="628" calcext:value-type="float">
            <text:p>628</text:p>
          </table:table-cell>
          <table:table-cell office:value-type="float" office:value="511.79735365" calcext:value-type="float">
            <text:p>511.80</text:p>
          </table:table-cell>
          <table:table-cell office:value-type="float" office:value="1177.9363067" calcext:value-type="float">
            <text:p>1177.94</text:p>
          </table:table-cell>
          <table:table-cell table:formula="of:=([.I59]-[.H59])/[.I59]*100" office:value-type="float" office:value="56.5513558976881" calcext:value-type="float">
            <text:p>56.5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-1thread-warmstart/parZdyI1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305139" calcext:value-type="float">
            <text:p>305,139</text:p>
          </table:table-cell>
          <table:table-cell office:value-type="float" office:value="617" calcext:value-type="float">
            <text:p>617</text:p>
          </table:table-cell>
          <table:table-cell office:value-type="float" office:value="536.15021242" calcext:value-type="float">
            <text:p>536.15</text:p>
          </table:table-cell>
          <table:table-cell office:value-type="float" office:value="1169.18108" calcext:value-type="float">
            <text:p>1169.18</text:p>
          </table:table-cell>
          <table:table-cell table:formula="of:=([.I60]-[.H60])/[.I60]*100" office:value-type="float" office:value="54.1430988243498" calcext:value-type="float">
            <text:p>54.1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-1thread-warmstart/parO2yZy.par</text:p>
          </table:table-cell>
          <table:table-cell office:value-type="string" calcext:value-type="string">
            <text:p>TL</text:p>
          </table:table-cell>
          <table:table-cell office:value-type="float" office:value="7200.62" calcext:value-type="float">
            <text:p>7200.6</text:p>
          </table:table-cell>
          <table:table-cell office:value-type="float" office:value="256468" calcext:value-type="float">
            <text:p>256,468</text:p>
          </table:table-cell>
          <table:table-cell office:value-type="float" office:value="509" calcext:value-type="float">
            <text:p>509</text:p>
          </table:table-cell>
          <table:table-cell office:value-type="float" office:value="543.15950087" calcext:value-type="float">
            <text:p>543.16</text:p>
          </table:table-cell>
          <table:table-cell office:value-type="float" office:value="1346.68256" calcext:value-type="float">
            <text:p>1346.68</text:p>
          </table:table-cell>
          <table:table-cell table:formula="of:=([.I61]-[.H61])/[.I61]*100" office:value-type="float" office:value="59.6668497088133" calcext:value-type="float">
            <text:p>59.6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-1thread-warmstart/parzBHVZ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209597" calcext:value-type="float">
            <text:p>209,597</text:p>
          </table:table-cell>
          <table:table-cell office:value-type="float" office:value="491" calcext:value-type="float">
            <text:p>491</text:p>
          </table:table-cell>
          <table:table-cell office:value-type="float" office:value="546.84411811" calcext:value-type="float">
            <text:p>546.84</text:p>
          </table:table-cell>
          <table:table-cell office:value-type="float" office:value="1470.0153833" calcext:value-type="float">
            <text:p>1470.02</text:p>
          </table:table-cell>
          <table:table-cell table:formula="of:=([.I62]-[.H62])/[.I62]*100" office:value-type="float" office:value="62.8001091469939" calcext:value-type="float">
            <text:p>62.8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-1thread-warmstart/paruDQYX.par</text:p>
          </table:table-cell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138418" calcext:value-type="float">
            <text:p>138,418</text:p>
          </table:table-cell>
          <table:table-cell office:value-type="float" office:value="35" calcext:value-type="float">
            <text:p>35</text:p>
          </table:table-cell>
          <table:table-cell office:value-type="float" office:value="603.07681828" calcext:value-type="float">
            <text:p>603.08</text:p>
          </table:table-cell>
          <table:table-cell office:value-type="float" office:value="2036.9793633" calcext:value-type="float">
            <text:p>2036.98</text:p>
          </table:table-cell>
          <table:table-cell table:formula="of:=([.I63]-[.H63])/[.I63]*100" office:value-type="float" office:value="70.3935725051732" calcext:value-type="float">
            <text:p>70.3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-1thread-warmstart/par_V2k3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164206" calcext:value-type="float">
            <text:p>164,206</text:p>
          </table:table-cell>
          <table:table-cell office:value-type="float" office:value="504" calcext:value-type="float">
            <text:p>504</text:p>
          </table:table-cell>
          <table:table-cell office:value-type="float" office:value="604.80651858" calcext:value-type="float">
            <text:p>604.81</text:p>
          </table:table-cell>
          <table:table-cell office:value-type="float" office:value="2083.89072" calcext:value-type="float">
            <text:p>2083.89</text:p>
          </table:table-cell>
          <table:table-cell table:formula="of:=([.I64]-[.H64])/[.I64]*100" office:value-type="float" office:value="70.9770520701777" calcext:value-type="float">
            <text:p>70.9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-1thread-warmstart/parkuYYe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62571" calcext:value-type="float">
            <text:p>262,571</text:p>
          </table:table-cell>
          <table:table-cell office:value-type="float" office:value="478" calcext:value-type="float">
            <text:p>478</text:p>
          </table:table-cell>
          <table:table-cell office:value-type="float" office:value="586.03744779" calcext:value-type="float">
            <text:p>586.04</text:p>
          </table:table-cell>
          <table:table-cell office:value-type="float" office:value="1608.1932733" calcext:value-type="float">
            <text:p>1608.19</text:p>
          </table:table-cell>
          <table:table-cell table:formula="of:=([.I65]-[.H65])/[.I65]*100" office:value-type="float" office:value="63.5592650759286" calcext:value-type="float">
            <text:p>63.5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-1thread-warmstart/parfkFCn.par</text:p>
          </table:table-cell>
          <table:table-cell office:value-type="string" calcext:value-type="string">
            <text:p>TL</text:p>
          </table:table-cell>
          <table:table-cell office:value-type="float" office:value="7200.66" calcext:value-type="float">
            <text:p>7200.7</text:p>
          </table:table-cell>
          <table:table-cell office:value-type="float" office:value="152310" calcext:value-type="float">
            <text:p>152,310</text:p>
          </table:table-cell>
          <table:table-cell office:value-type="float" office:value="473" calcext:value-type="float">
            <text:p>473</text:p>
          </table:table-cell>
          <table:table-cell office:value-type="float" office:value="594.49199376" calcext:value-type="float">
            <text:p>594.49</text:p>
          </table:table-cell>
          <table:table-cell office:value-type="float" office:value="1722.9622367" calcext:value-type="float">
            <text:p>1722.96</text:p>
          </table:table-cell>
          <table:table-cell table:formula="of:=([.I66]-[.H66])/[.I66]*100" office:value-type="float" office:value="65.4959359469982" calcext:value-type="float">
            <text:p>65.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-1thread-warmstart/parmePtk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227380" calcext:value-type="float">
            <text:p>227,380</text:p>
          </table:table-cell>
          <table:table-cell office:value-type="float" office:value="155" calcext:value-type="float">
            <text:p>155</text:p>
          </table:table-cell>
          <table:table-cell office:value-type="float" office:value="608.34065952" calcext:value-type="float">
            <text:p>608.34</text:p>
          </table:table-cell>
          <table:table-cell office:value-type="float" office:value="1809.7837767" calcext:value-type="float">
            <text:p>1809.78</text:p>
          </table:table-cell>
          <table:table-cell table:formula="of:=([.I67]-[.H67])/[.I67]*100" office:value-type="float" office:value="66.3860032700005" calcext:value-type="float">
            <text:p>66.3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-1thread-warmstart/parjcChE.par</text:p>
          </table:table-cell>
          <table:table-cell office:value-type="string" calcext:value-type="string">
            <text:p>TL</text:p>
          </table:table-cell>
          <table:table-cell office:value-type="float" office:value="7200.67" calcext:value-type="float">
            <text:p>7200.7</text:p>
          </table:table-cell>
          <table:table-cell office:value-type="float" office:value="190911" calcext:value-type="float">
            <text:p>190,911</text:p>
          </table:table-cell>
          <table:table-cell office:value-type="float" office:value="164" calcext:value-type="float">
            <text:p>164</text:p>
          </table:table-cell>
          <table:table-cell office:value-type="float" office:value="587.73232426" calcext:value-type="float">
            <text:p>587.73</text:p>
          </table:table-cell>
          <table:table-cell office:value-type="float" office:value="1949.1449467" calcext:value-type="float">
            <text:p>1949.14</text:p>
          </table:table-cell>
          <table:table-cell table:formula="of:=([.I68]-[.H68])/[.I68]*100" office:value-type="float" office:value="69.8466589026609" calcext:value-type="float">
            <text:p>69.8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-1thread-warmstart/par2pk9z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166355" calcext:value-type="float">
            <text:p>166,355</text:p>
          </table:table-cell>
          <table:table-cell office:value-type="float" office:value="525" calcext:value-type="float">
            <text:p>525</text:p>
          </table:table-cell>
          <table:table-cell office:value-type="float" office:value="602.42373225" calcext:value-type="float">
            <text:p>602.42</text:p>
          </table:table-cell>
          <table:table-cell office:value-type="float" office:value="1777.5384267" calcext:value-type="float">
            <text:p>1777.54</text:p>
          </table:table-cell>
          <table:table-cell table:formula="of:=([.I69]-[.H69])/[.I69]*100" office:value-type="float" office:value="66.1091021605423" calcext:value-type="float">
            <text:p>66.1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-1thread-warmstart/parWEHr1.par</text:p>
          </table:table-cell>
          <table:table-cell office:value-type="string" calcext:value-type="string">
            <text:p>TL</text:p>
          </table:table-cell>
          <table:table-cell office:value-type="float" office:value="7202.05" calcext:value-type="float">
            <text:p>7202.1</text:p>
          </table:table-cell>
          <table:table-cell office:value-type="float" office:value="228088" calcext:value-type="float">
            <text:p>228,088</text:p>
          </table:table-cell>
          <table:table-cell office:value-type="float" office:value="482" calcext:value-type="float">
            <text:p>482</text:p>
          </table:table-cell>
          <table:table-cell office:value-type="float" office:value="592.07102324" calcext:value-type="float">
            <text:p>592.07</text:p>
          </table:table-cell>
          <table:table-cell office:value-type="float" office:value="1754.2038867" calcext:value-type="float">
            <text:p>1754.20</text:p>
          </table:table-cell>
          <table:table-cell table:formula="of:=([.I70]-[.H70])/[.I70]*100" office:value-type="float" office:value="66.248448784719" calcext:value-type="float">
            <text:p>66.2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-1thread-warmstart/parD5vvH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176217" calcext:value-type="float">
            <text:p>176,217</text:p>
          </table:table-cell>
          <table:table-cell office:value-type="float" office:value="240" calcext:value-type="float">
            <text:p>240</text:p>
          </table:table-cell>
          <table:table-cell office:value-type="float" office:value="644.86216632" calcext:value-type="float">
            <text:p>644.86</text:p>
          </table:table-cell>
          <table:table-cell office:value-type="float" office:value="2120.5099167" calcext:value-type="float">
            <text:p>2120.51</text:p>
          </table:table-cell>
          <table:table-cell table:formula="of:=([.I71]-[.H71])/[.I71]*100" office:value-type="float" office:value="69.5892878764013" calcext:value-type="float">
            <text:p>69.5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-1thread-warmstart/parOeEm2.par</text:p>
          </table:table-cell>
          <table:table-cell office:value-type="string" calcext:value-type="string">
            <text:p>TL</text:p>
          </table:table-cell>
          <table:table-cell office:value-type="float" office:value="7201.44" calcext:value-type="float">
            <text:p>7201.4</text:p>
          </table:table-cell>
          <table:table-cell office:value-type="float" office:value="189044" calcext:value-type="float">
            <text:p>189,044</text:p>
          </table:table-cell>
          <table:table-cell office:value-type="float" office:value="308" calcext:value-type="float">
            <text:p>308</text:p>
          </table:table-cell>
          <table:table-cell office:value-type="float" office:value="622.03709879" calcext:value-type="float">
            <text:p>622.04</text:p>
          </table:table-cell>
          <table:table-cell office:value-type="float" office:value="2022.2559333" calcext:value-type="float">
            <text:p>2022.26</text:p>
          </table:table-cell>
          <table:table-cell table:formula="of:=([.I72]-[.H72])/[.I72]*100" office:value-type="float" office:value="69.2404364577665" calcext:value-type="float">
            <text:p>69.24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015"/>
        </table:table-row>
      </table:table>
      <table:table table:name="Comparison of UB and LB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" table:number-columns-repeated="1018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/>
          <table:table-cell table:style-name="ce54" office:value-type="string" calcext:value-type="string" table:number-columns-spanned="4" table:number-rows-spanned="1">
            <text:p>Lower bound</text:p>
          </table:table-cell>
          <table:covered-table-cell table:number-columns-repeated="3" table:style-name="ce54"/>
          <table:table-cell table:style-name="ce54" table:number-columns-repeated="1018"/>
        </table:table-row>
        <table:table-row table:style-name="ro4">
          <table:covered-table-cell table:style-name="ce54"/>
          <table:table-cell table:style-name="ce54"/>
          <table:table-cell table:style-name="ce54" office:value-type="string" calcext:value-type="string">
            <text:p>Defaults</text:p>
          </table:table-cell>
          <table:table-cell table:style-name="ce54" office:value-type="string" calcext:value-type="string">
            <text:p>Defaults, </text:p>
            <text:p>1 thread</text:p>
          </table:table-cell>
          <table:table-cell table:style-name="ce54" office:value-type="string" calcext:value-type="string">
            <text:p>Defaults, </text:p>
            <text:p>mem emphasis</text:p>
          </table:table-cell>
          <table:table-cell table:style-name="ce54" office:value-type="string" calcext:value-type="string">
            <text:p>Defaults, </text:p>
            <text:p>1 thread,</text:p>
            <text:p>mem emphasis,</text:p>
            <text:p>warmstart</text:p>
          </table:table-cell>
          <table:table-cell table:style-name="ce54" table:number-columns-repeated="1018"/>
        </table:table-row>
        <table:table-row table:style-name="ro1">
          <table:table-cell office:value-type="string" calcext:value-type="string">
            <text:p>10_1</text:p>
          </table:table-cell>
          <table:table-cell/>
          <table:table-cell table:formula="of:=[$Defaults.$H$3]" office:value-type="float" office:value="218.19855033" calcext:value-type="float">
            <text:p>218.20</text:p>
          </table:table-cell>
          <table:table-cell table:formula="of:=[$'Defaults, 1 thread'.$H$3]" office:value-type="float" office:value="218.19855033" calcext:value-type="float">
            <text:p>218.20</text:p>
          </table:table-cell>
          <table:table-cell table:formula="of:=[$'Defaults, mem emphasis'.$H$3]" office:value-type="float" office:value="218.19855033" calcext:value-type="float">
            <text:p>218.20</text:p>
          </table:table-cell>
          <table:table-cell table:formula="of:=[$'Defaults, 1 thread, mem emphasis, warmstart'.$H$3]" office:value-type="float" office:value="218.19855033" calcext:value-type="float">
            <text:p>218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_2</text:p>
          </table:table-cell>
          <table:table-cell/>
          <table:table-cell table:formula="of:=[$Defaults.$H$4]" office:value-type="float" office:value="246.62617517" calcext:value-type="float">
            <text:p>246.63</text:p>
          </table:table-cell>
          <table:table-cell table:formula="of:=[$'Defaults, 1 thread'.$H$4]" office:value-type="float" office:value="246.62617517" calcext:value-type="float">
            <text:p>246.63</text:p>
          </table:table-cell>
          <table:table-cell table:formula="of:=[$'Defaults, mem emphasis'.$H$4]" office:value-type="float" office:value="246.62617517" calcext:value-type="float">
            <text:p>246.63</text:p>
          </table:table-cell>
          <table:table-cell table:formula="of:=[$'Defaults, 1 thread, mem emphasis, warmstart'.$H$4]" office:value-type="float" office:value="246.62617517" calcext:value-type="float">
            <text:p>24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_3</text:p>
          </table:table-cell>
          <table:table-cell/>
          <table:table-cell table:formula="of:=[$Defaults.$H$5]" office:value-type="float" office:value="305.859574" calcext:value-type="float">
            <text:p>305.86</text:p>
          </table:table-cell>
          <table:table-cell table:formula="of:=[$'Defaults, 1 thread'.$H$5]" office:value-type="float" office:value="305.859574" calcext:value-type="float">
            <text:p>305.86</text:p>
          </table:table-cell>
          <table:table-cell table:formula="of:=[$'Defaults, mem emphasis'.$H$5]" office:value-type="float" office:value="305.859574" calcext:value-type="float">
            <text:p>305.86</text:p>
          </table:table-cell>
          <table:table-cell table:formula="of:=[$'Defaults, 1 thread, mem emphasis, warmstart'.$H$5]" office:value-type="float" office:value="305.859574" calcext:value-type="float">
            <text:p>305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_4</text:p>
          </table:table-cell>
          <table:table-cell/>
          <table:table-cell table:formula="of:=[$Defaults.$H$6]" office:value-type="float" office:value="186.8969446" calcext:value-type="float">
            <text:p>186.90</text:p>
          </table:table-cell>
          <table:table-cell table:formula="of:=[$'Defaults, 1 thread'.$H$6]" office:value-type="float" office:value="186.8969446" calcext:value-type="float">
            <text:p>186.90</text:p>
          </table:table-cell>
          <table:table-cell table:formula="of:=[$'Defaults, mem emphasis'.$H$6]" office:value-type="float" office:value="186.8969446" calcext:value-type="float">
            <text:p>186.90</text:p>
          </table:table-cell>
          <table:table-cell table:formula="of:=[$'Defaults, 1 thread, mem emphasis, warmstart'.$H$6]" office:value-type="float" office:value="186.8969446" calcext:value-type="float">
            <text:p>186.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_5</text:p>
          </table:table-cell>
          <table:table-cell/>
          <table:table-cell table:formula="of:=[$Defaults.$H$7]" office:value-type="float" office:value="189.543179" calcext:value-type="float">
            <text:p>189.54</text:p>
          </table:table-cell>
          <table:table-cell table:formula="of:=[$'Defaults, 1 thread'.$H$7]" office:value-type="float" office:value="189.543179" calcext:value-type="float">
            <text:p>189.54</text:p>
          </table:table-cell>
          <table:table-cell table:formula="of:=[$'Defaults, mem emphasis'.$H$7]" office:value-type="float" office:value="189.543179" calcext:value-type="float">
            <text:p>189.54</text:p>
          </table:table-cell>
          <table:table-cell table:formula="of:=[$'Defaults, 1 thread, mem emphasis, warmstart'.$H$7]" office:value-type="float" office:value="189.543179" calcext:value-type="float">
            <text:p>189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_6</text:p>
          </table:table-cell>
          <table:table-cell/>
          <table:table-cell table:formula="of:=[$Defaults.$H$8]" office:value-type="float" office:value="200.0991589" calcext:value-type="float">
            <text:p>200.10</text:p>
          </table:table-cell>
          <table:table-cell table:formula="of:=[$'Defaults, 1 thread'.$H$8]" office:value-type="float" office:value="200.0991589" calcext:value-type="float">
            <text:p>200.10</text:p>
          </table:table-cell>
          <table:table-cell table:formula="of:=[$'Defaults, mem emphasis'.$H$8]" office:value-type="float" office:value="200.0991589" calcext:value-type="float">
            <text:p>200.10</text:p>
          </table:table-cell>
          <table:table-cell table:formula="of:=[$'Defaults, 1 thread, mem emphasis, warmstart'.$H$8]" office:value-type="float" office:value="200.0991589" calcext:value-type="float">
            <text:p>200.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_7</text:p>
          </table:table-cell>
          <table:table-cell/>
          <table:table-cell table:formula="of:=[$Defaults.$H$9]" office:value-type="float" office:value="225.36852533" calcext:value-type="float">
            <text:p>225.37</text:p>
          </table:table-cell>
          <table:table-cell table:formula="of:=[$'Defaults, 1 thread'.$H$9]" office:value-type="float" office:value="225.36852533" calcext:value-type="float">
            <text:p>225.37</text:p>
          </table:table-cell>
          <table:table-cell table:formula="of:=[$'Defaults, mem emphasis'.$H$9]" office:value-type="float" office:value="225.36852533" calcext:value-type="float">
            <text:p>225.37</text:p>
          </table:table-cell>
          <table:table-cell table:formula="of:=[$'Defaults, 1 thread, mem emphasis, warmstart'.$H$9]" office:value-type="float" office:value="225.36852533" calcext:value-type="float">
            <text:p>22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_8</text:p>
          </table:table-cell>
          <table:table-cell/>
          <table:table-cell table:formula="of:=[$Defaults.$H$10]" office:value-type="float" office:value="232.04877757" calcext:value-type="float">
            <text:p>232.05</text:p>
          </table:table-cell>
          <table:table-cell table:formula="of:=[$'Defaults, 1 thread'.$H$10]" office:value-type="float" office:value="232.04877757" calcext:value-type="float">
            <text:p>232.05</text:p>
          </table:table-cell>
          <table:table-cell table:formula="of:=[$'Defaults, mem emphasis'.$H$10]" office:value-type="float" office:value="232.04877757" calcext:value-type="float">
            <text:p>232.05</text:p>
          </table:table-cell>
          <table:table-cell table:formula="of:=[$'Defaults, 1 thread, mem emphasis, warmstart'.$H$10]" office:value-type="float" office:value="232.04877757" calcext:value-type="float">
            <text:p>232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_9</text:p>
          </table:table-cell>
          <table:table-cell/>
          <table:table-cell table:formula="of:=[$Defaults.$H$11]" office:value-type="float" office:value="222.29502767" calcext:value-type="float">
            <text:p>222.30</text:p>
          </table:table-cell>
          <table:table-cell table:formula="of:=[$'Defaults, 1 thread'.$H$11]" office:value-type="float" office:value="222.29502767" calcext:value-type="float">
            <text:p>222.30</text:p>
          </table:table-cell>
          <table:table-cell table:formula="of:=[$'Defaults, mem emphasis'.$H$11]" office:value-type="float" office:value="222.29502767" calcext:value-type="float">
            <text:p>222.30</text:p>
          </table:table-cell>
          <table:table-cell table:formula="of:=[$'Defaults, 1 thread, mem emphasis, warmstart'.$H$11]" office:value-type="float" office:value="222.29502767" calcext:value-type="float">
            <text:p>222.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_10</text:p>
          </table:table-cell>
          <table:table-cell/>
          <table:table-cell table:formula="of:=[$Defaults.$H$12]" office:value-type="float" office:value="225.00599533" calcext:value-type="float">
            <text:p>225.01</text:p>
          </table:table-cell>
          <table:table-cell table:formula="of:=[$'Defaults, 1 thread'.$H$12]" office:value-type="float" office:value="225.00599533" calcext:value-type="float">
            <text:p>225.01</text:p>
          </table:table-cell>
          <table:table-cell table:formula="of:=[$'Defaults, mem emphasis'.$H$12]" office:value-type="float" office:value="225.00599533" calcext:value-type="float">
            <text:p>225.01</text:p>
          </table:table-cell>
          <table:table-cell table:formula="of:=[$'Defaults, 1 thread, mem emphasis, warmstart'.$H$12]" office:value-type="float" office:value="225.00599533" calcext:value-type="float">
            <text:p>225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_1</text:p>
          </table:table-cell>
          <table:table-cell/>
          <table:table-cell table:formula="of:=[$Defaults.$H$13]" office:value-type="float" office:value="428.09667333" calcext:value-type="float">
            <text:p>428.10</text:p>
          </table:table-cell>
          <table:table-cell table:formula="of:=[$'Defaults, 1 thread'.$H$13]" office:value-type="float" office:value="398.38078878" calcext:value-type="float">
            <text:p>398.38</text:p>
          </table:table-cell>
          <table:table-cell table:formula="of:=[$'Defaults, mem emphasis'.$H$13]" office:value-type="float" office:value="428.09667333" calcext:value-type="float">
            <text:p>428.10</text:p>
          </table:table-cell>
          <table:table-cell table:formula="of:=[$'Defaults, 1 thread, mem emphasis, warmstart'.$H$13]" office:value-type="float" office:value="428.09667333" calcext:value-type="float">
            <text:p>428.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_2</text:p>
          </table:table-cell>
          <table:table-cell/>
          <table:table-cell table:formula="of:=[$Defaults.$H$14]" office:value-type="float" office:value="476.0489371" calcext:value-type="float">
            <text:p>476.05</text:p>
          </table:table-cell>
          <table:table-cell table:formula="of:=[$'Defaults, 1 thread'.$H$14]" office:value-type="float" office:value="450.76422365" calcext:value-type="float">
            <text:p>450.76</text:p>
          </table:table-cell>
          <table:table-cell table:formula="of:=[$'Defaults, mem emphasis'.$H$14]" office:value-type="float" office:value="476.0489371" calcext:value-type="float">
            <text:p>476.05</text:p>
          </table:table-cell>
          <table:table-cell table:formula="of:=[$'Defaults, 1 thread, mem emphasis, warmstart'.$H$14]" office:value-type="float" office:value="476.0489371" calcext:value-type="float">
            <text:p>47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_3</text:p>
          </table:table-cell>
          <table:table-cell/>
          <table:table-cell table:formula="of:=[$Defaults.$H$15]" office:value-type="float" office:value="399.0918764" calcext:value-type="float">
            <text:p>399.09</text:p>
          </table:table-cell>
          <table:table-cell table:formula="of:=[$'Defaults, 1 thread'.$H$15]" office:value-type="float" office:value="316.75879853" calcext:value-type="float">
            <text:p>316.76</text:p>
          </table:table-cell>
          <table:table-cell table:formula="of:=[$'Defaults, mem emphasis'.$H$15]" office:value-type="float" office:value="399.0918764" calcext:value-type="float">
            <text:p>399.09</text:p>
          </table:table-cell>
          <table:table-cell table:formula="of:=[$'Defaults, 1 thread, mem emphasis, warmstart'.$H$15]" office:value-type="float" office:value="399.0918764" calcext:value-type="float">
            <text:p>399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_4</text:p>
          </table:table-cell>
          <table:table-cell/>
          <table:table-cell table:formula="of:=[$Defaults.$H$16]" office:value-type="float" office:value="411.29577673" calcext:value-type="float">
            <text:p>411.30</text:p>
          </table:table-cell>
          <table:table-cell table:formula="of:=[$'Defaults, 1 thread'.$H$16]" office:value-type="float" office:value="341.22611155" calcext:value-type="float">
            <text:p>341.23</text:p>
          </table:table-cell>
          <table:table-cell table:formula="of:=[$'Defaults, mem emphasis'.$H$16]" office:value-type="float" office:value="411.29577673" calcext:value-type="float">
            <text:p>411.30</text:p>
          </table:table-cell>
          <table:table-cell table:formula="of:=[$'Defaults, 1 thread, mem emphasis, warmstart'.$H$16]" office:value-type="float" office:value="411.29577673" calcext:value-type="float">
            <text:p>411.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_5</text:p>
          </table:table-cell>
          <table:table-cell/>
          <table:table-cell table:formula="of:=[$Defaults.$H$17]" office:value-type="float" office:value="366.33909303" calcext:value-type="float">
            <text:p>366.34</text:p>
          </table:table-cell>
          <table:table-cell table:formula="of:=[$'Defaults, 1 thread'.$H$17]" office:value-type="float" office:value="335.6091662" calcext:value-type="float">
            <text:p>335.61</text:p>
          </table:table-cell>
          <table:table-cell table:formula="of:=[$'Defaults, mem emphasis'.$H$17]" office:value-type="float" office:value="366.33909303" calcext:value-type="float">
            <text:p>366.34</text:p>
          </table:table-cell>
          <table:table-cell table:formula="of:=[$'Defaults, 1 thread, mem emphasis, warmstart'.$H$17]" office:value-type="float" office:value="366.33909303" calcext:value-type="float">
            <text:p>366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_6</text:p>
          </table:table-cell>
          <table:table-cell/>
          <table:table-cell table:formula="of:=[$Defaults.$H$18]" office:value-type="float" office:value="405.58489977" calcext:value-type="float">
            <text:p>405.58</text:p>
          </table:table-cell>
          <table:table-cell table:formula="of:=[$'Defaults, 1 thread'.$H$18]" office:value-type="float" office:value="271.38723528" calcext:value-type="float">
            <text:p>271.39</text:p>
          </table:table-cell>
          <table:table-cell table:formula="of:=[$'Defaults, mem emphasis'.$H$18]" office:value-type="float" office:value="379.88345875" calcext:value-type="float">
            <text:p>379.88</text:p>
          </table:table-cell>
          <table:table-cell table:formula="of:=[$'Defaults, 1 thread, mem emphasis, warmstart'.$H$18]" office:value-type="float" office:value="394.36781639" calcext:value-type="float">
            <text:p>394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_7</text:p>
          </table:table-cell>
          <table:table-cell/>
          <table:table-cell table:formula="of:=[$Defaults.$H$19]" office:value-type="float" office:value="328.67077267" calcext:value-type="float">
            <text:p>328.67</text:p>
          </table:table-cell>
          <table:table-cell table:formula="of:=[$'Defaults, 1 thread'.$H$19]" office:value-type="float" office:value="328.67077267" calcext:value-type="float">
            <text:p>328.67</text:p>
          </table:table-cell>
          <table:table-cell table:formula="of:=[$'Defaults, mem emphasis'.$H$19]" office:value-type="float" office:value="328.67077267" calcext:value-type="float">
            <text:p>328.67</text:p>
          </table:table-cell>
          <table:table-cell table:formula="of:=[$'Defaults, 1 thread, mem emphasis, warmstart'.$H$19]" office:value-type="float" office:value="328.67077267" calcext:value-type="float">
            <text:p>32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_8</text:p>
          </table:table-cell>
          <table:table-cell/>
          <table:table-cell table:formula="of:=[$Defaults.$H$20]" office:value-type="float" office:value="357.68369787" calcext:value-type="float">
            <text:p>357.68</text:p>
          </table:table-cell>
          <table:table-cell table:formula="of:=[$'Defaults, 1 thread'.$H$20]" office:value-type="float" office:value="357.68369787" calcext:value-type="float">
            <text:p>357.68</text:p>
          </table:table-cell>
          <table:table-cell table:formula="of:=[$'Defaults, mem emphasis'.$H$20]" office:value-type="float" office:value="357.68369787" calcext:value-type="float">
            <text:p>357.68</text:p>
          </table:table-cell>
          <table:table-cell table:formula="of:=[$'Defaults, 1 thread, mem emphasis, warmstart'.$H$20]" office:value-type="float" office:value="357.68369787" calcext:value-type="float">
            <text:p>357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_9</text:p>
          </table:table-cell>
          <table:table-cell/>
          <table:table-cell table:formula="of:=[$Defaults.$H$21]" office:value-type="float" office:value="307.37355435" calcext:value-type="float">
            <text:p>307.37</text:p>
          </table:table-cell>
          <table:table-cell table:formula="of:=[$'Defaults, 1 thread'.$H$21]" office:value-type="float" office:value="284.48660572" calcext:value-type="float">
            <text:p>284.49</text:p>
          </table:table-cell>
          <table:table-cell table:formula="of:=[$'Defaults, mem emphasis'.$H$21]" office:value-type="float" office:value="330.40581369" calcext:value-type="float">
            <text:p>330.41</text:p>
          </table:table-cell>
          <table:table-cell table:formula="of:=[$'Defaults, 1 thread, mem emphasis, warmstart'.$H$21]" office:value-type="float" office:value="330.2965783" calcext:value-type="float">
            <text:p>330.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_10</text:p>
          </table:table-cell>
          <table:table-cell/>
          <table:table-cell table:formula="of:=[$Defaults.$H$22]" office:value-type="float" office:value="391.1740995" calcext:value-type="float">
            <text:p>391.17</text:p>
          </table:table-cell>
          <table:table-cell table:formula="of:=[$'Defaults, 1 thread'.$H$22]" office:value-type="float" office:value="383.06758564" calcext:value-type="float">
            <text:p>383.07</text:p>
          </table:table-cell>
          <table:table-cell table:formula="of:=[$'Defaults, mem emphasis'.$H$22]" office:value-type="float" office:value="411.98506705" calcext:value-type="float">
            <text:p>411.99</text:p>
          </table:table-cell>
          <table:table-cell table:formula="of:=[$'Defaults, 1 thread, mem emphasis, warmstart'.$H$22]" office:value-type="float" office:value="420.98616025" calcext:value-type="float">
            <text:p>42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_1</text:p>
          </table:table-cell>
          <table:table-cell/>
          <table:table-cell table:formula="of:=[$Defaults.$H$23]" office:value-type="float" office:value="455.63592477" calcext:value-type="float">
            <text:p>455.64</text:p>
          </table:table-cell>
          <table:table-cell table:formula="of:=[$'Defaults, 1 thread'.$H$23]" office:value-type="float" office:value="448.78968098" calcext:value-type="float">
            <text:p>448.79</text:p>
          </table:table-cell>
          <table:table-cell table:formula="of:=[$'Defaults, mem emphasis'.$H$23]" office:value-type="float" office:value="451.07168199" calcext:value-type="float">
            <text:p>451.07</text:p>
          </table:table-cell>
          <table:table-cell table:formula="of:=[$'Defaults, 1 thread, mem emphasis, warmstart'.$H$23]" office:value-type="float" office:value="459.24866422" calcext:value-type="float">
            <text:p>45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_2</text:p>
          </table:table-cell>
          <table:table-cell/>
          <table:table-cell table:formula="of:=[$Defaults.$H$24]" office:value-type="float" office:value="360.0838" calcext:value-type="float">
            <text:p>360.08</text:p>
          </table:table-cell>
          <table:table-cell table:formula="of:=[$'Defaults, 1 thread'.$H$24]" office:value-type="float" office:value="354.307" calcext:value-type="float">
            <text:p>354.31</text:p>
          </table:table-cell>
          <table:table-cell table:formula="of:=[$'Defaults, mem emphasis'.$H$24]" office:value-type="float" office:value="365.14701642" calcext:value-type="float">
            <text:p>365.15</text:p>
          </table:table-cell>
          <table:table-cell table:formula="of:=[$'Defaults, 1 thread, mem emphasis, warmstart'.$H$24]" office:value-type="float" office:value="373.93828903" calcext:value-type="float">
            <text:p>37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_3</text:p>
          </table:table-cell>
          <table:table-cell/>
          <table:table-cell table:formula="of:=[$Defaults.$H$25]" office:value-type="float" office:value="379.24105934" calcext:value-type="float">
            <text:p>379.24</text:p>
          </table:table-cell>
          <table:table-cell table:formula="of:=[$'Defaults, 1 thread'.$H$25]" office:value-type="float" office:value="379.08637045" calcext:value-type="float">
            <text:p>379.09</text:p>
          </table:table-cell>
          <table:table-cell table:formula="of:=[$'Defaults, mem emphasis'.$H$25]" office:value-type="float" office:value="376.07780443" calcext:value-type="float">
            <text:p>376.08</text:p>
          </table:table-cell>
          <table:table-cell table:formula="of:=[$'Defaults, 1 thread, mem emphasis, warmstart'.$H$25]" office:value-type="float" office:value="390.47876309" calcext:value-type="float">
            <text:p>390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_4</text:p>
          </table:table-cell>
          <table:table-cell/>
          <table:table-cell table:formula="of:=[$Defaults.$H$26]" office:value-type="float" office:value="359.4083" calcext:value-type="float">
            <text:p>359.41</text:p>
          </table:table-cell>
          <table:table-cell table:formula="of:=[$'Defaults, 1 thread'.$H$26]" office:value-type="float" office:value="357.39485374" calcext:value-type="float">
            <text:p>357.39</text:p>
          </table:table-cell>
          <table:table-cell table:formula="of:=[$'Defaults, mem emphasis'.$H$26]" office:value-type="float" office:value="356.5435698" calcext:value-type="float">
            <text:p>356.54</text:p>
          </table:table-cell>
          <table:table-cell table:formula="of:=[$'Defaults, 1 thread, mem emphasis, warmstart'.$H$26]" office:value-type="float" office:value="371.98592495" calcext:value-type="float">
            <text:p>37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_5</text:p>
          </table:table-cell>
          <table:table-cell/>
          <table:table-cell table:formula="of:=[$Defaults.$H$27]" office:value-type="float" office:value="456.59446407" calcext:value-type="float">
            <text:p>456.59</text:p>
          </table:table-cell>
          <table:table-cell table:formula="of:=[$'Defaults, 1 thread'.$H$27]" office:value-type="float" office:value="448.51673045" calcext:value-type="float">
            <text:p>448.52</text:p>
          </table:table-cell>
          <table:table-cell table:formula="of:=[$'Defaults, mem emphasis'.$H$27]" office:value-type="float" office:value="461.99130376" calcext:value-type="float">
            <text:p>461.99</text:p>
          </table:table-cell>
          <table:table-cell table:formula="of:=[$'Defaults, 1 thread, mem emphasis, warmstart'.$H$27]" office:value-type="float" office:value="464.97407516" calcext:value-type="float">
            <text:p>464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_6</text:p>
          </table:table-cell>
          <table:table-cell/>
          <table:table-cell table:formula="of:=[$Defaults.$H$28]" office:value-type="float" office:value="347.1938" calcext:value-type="float">
            <text:p>347.19</text:p>
          </table:table-cell>
          <table:table-cell table:formula="of:=[$'Defaults, 1 thread'.$H$28]" office:value-type="float" office:value="351.09365644" calcext:value-type="float">
            <text:p>351.09</text:p>
          </table:table-cell>
          <table:table-cell table:formula="of:=[$'Defaults, mem emphasis'.$H$28]" office:value-type="float" office:value="346.80090629" calcext:value-type="float">
            <text:p>346.80</text:p>
          </table:table-cell>
          <table:table-cell table:formula="of:=[$'Defaults, 1 thread, mem emphasis, warmstart'.$H$28]" office:value-type="float" office:value="360.72526095" calcext:value-type="float">
            <text:p>360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_7</text:p>
          </table:table-cell>
          <table:table-cell/>
          <table:table-cell table:formula="of:=[$Defaults.$H$29]" office:value-type="float" office:value="350.9484" calcext:value-type="float">
            <text:p>350.95</text:p>
          </table:table-cell>
          <table:table-cell table:formula="of:=[$'Defaults, 1 thread'.$H$29]" office:value-type="float" office:value="345.89462073" calcext:value-type="float">
            <text:p>345.89</text:p>
          </table:table-cell>
          <table:table-cell table:formula="of:=[$'Defaults, mem emphasis'.$H$29]" office:value-type="float" office:value="350.47650939" calcext:value-type="float">
            <text:p>350.48</text:p>
          </table:table-cell>
          <table:table-cell table:formula="of:=[$'Defaults, 1 thread, mem emphasis, warmstart'.$H$29]" office:value-type="float" office:value="354.15225288" calcext:value-type="float">
            <text:p>354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_8</text:p>
          </table:table-cell>
          <table:table-cell/>
          <table:table-cell table:formula="of:=[$Defaults.$H$30]" office:value-type="float" office:value="367.9524" calcext:value-type="float">
            <text:p>367.95</text:p>
          </table:table-cell>
          <table:table-cell table:formula="of:=[$'Defaults, 1 thread'.$H$30]" office:value-type="float" office:value="362.60778382" calcext:value-type="float">
            <text:p>362.61</text:p>
          </table:table-cell>
          <table:table-cell table:formula="of:=[$'Defaults, mem emphasis'.$H$30]" office:value-type="float" office:value="371.44168327" calcext:value-type="float">
            <text:p>371.44</text:p>
          </table:table-cell>
          <table:table-cell table:formula="of:=[$'Defaults, 1 thread, mem emphasis, warmstart'.$H$30]" office:value-type="float" office:value="375.51790098" calcext:value-type="float">
            <text:p>375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_9</text:p>
          </table:table-cell>
          <table:table-cell/>
          <table:table-cell table:formula="of:=[$Defaults.$H$31]" office:value-type="float" office:value="346.9501" calcext:value-type="float">
            <text:p>346.95</text:p>
          </table:table-cell>
          <table:table-cell table:formula="of:=[$'Defaults, 1 thread'.$H$31]" office:value-type="float" office:value="344.8789" calcext:value-type="float">
            <text:p>344.88</text:p>
          </table:table-cell>
          <table:table-cell table:formula="of:=[$'Defaults, mem emphasis'.$H$31]" office:value-type="float" office:value="346.30712327" calcext:value-type="float">
            <text:p>346.31</text:p>
          </table:table-cell>
          <table:table-cell table:formula="of:=[$'Defaults, 1 thread, mem emphasis, warmstart'.$H$31]" office:value-type="float" office:value="355.28691725" calcext:value-type="float">
            <text:p>3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_10</text:p>
          </table:table-cell>
          <table:table-cell/>
          <table:table-cell table:formula="of:=[$Defaults.$H$32]" office:value-type="float" office:value="418.37991695" calcext:value-type="float">
            <text:p>418.38</text:p>
          </table:table-cell>
          <table:table-cell table:formula="of:=[$'Defaults, 1 thread'.$H$32]" office:value-type="float" office:value="420.84461645" calcext:value-type="float">
            <text:p>420.84</text:p>
          </table:table-cell>
          <table:table-cell table:formula="of:=[$'Defaults, mem emphasis'.$H$32]" office:value-type="float" office:value="418.87726409" calcext:value-type="float">
            <text:p>418.88</text:p>
          </table:table-cell>
          <table:table-cell table:formula="of:=[$'Defaults, 1 thread, mem emphasis, warmstart'.$H$32]" office:value-type="float" office:value="431.18338921" calcext:value-type="float">
            <text:p>43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_1</text:p>
          </table:table-cell>
          <table:table-cell/>
          <table:table-cell table:formula="of:=[$Defaults.$H$33]" office:value-type="float" office:value="488.1486" calcext:value-type="float">
            <text:p>488.15</text:p>
          </table:table-cell>
          <table:table-cell table:formula="of:=[$'Defaults, 1 thread'.$H$33]" office:value-type="float" office:value="487.57266487" calcext:value-type="float">
            <text:p>487.57</text:p>
          </table:table-cell>
          <table:table-cell table:formula="of:=[$'Defaults, mem emphasis'.$H$33]" office:value-type="float" office:value="489.54971016" calcext:value-type="float">
            <text:p>489.55</text:p>
          </table:table-cell>
          <table:table-cell table:formula="of:=[$'Defaults, 1 thread, mem emphasis, warmstart'.$H$33]" office:value-type="float" office:value="492.08689264" calcext:value-type="float">
            <text:p>49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_2</text:p>
          </table:table-cell>
          <table:table-cell/>
          <table:table-cell table:formula="of:=[$Defaults.$H$34]" office:value-type="float" office:value="379.6313" calcext:value-type="float">
            <text:p>379.63</text:p>
          </table:table-cell>
          <table:table-cell table:formula="of:=[$'Defaults, 1 thread'.$H$34]" office:value-type="float" office:value="383.9486" calcext:value-type="float">
            <text:p>383.95</text:p>
          </table:table-cell>
          <table:table-cell table:formula="of:=[$'Defaults, mem emphasis'.$H$34]" office:value-type="float" office:value="385.83179987" calcext:value-type="float">
            <text:p>385.83</text:p>
          </table:table-cell>
          <table:table-cell table:formula="of:=[$'Defaults, 1 thread, mem emphasis, warmstart'.$H$34]" office:value-type="float" office:value="384.68119549" calcext:value-type="float">
            <text:p>384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_3</text:p>
          </table:table-cell>
          <table:table-cell/>
          <table:table-cell table:formula="of:=[$Defaults.$H$35]" office:value-type="float" office:value="380.0492626" calcext:value-type="float">
            <text:p>380.05</text:p>
          </table:table-cell>
          <table:table-cell table:formula="of:=[$'Defaults, 1 thread'.$H$35]" office:value-type="float" office:value="372.91799874" calcext:value-type="float">
            <text:p>372.92</text:p>
          </table:table-cell>
          <table:table-cell table:formula="of:=[$'Defaults, mem emphasis'.$H$35]" office:value-type="float" office:value="374.38561167" calcext:value-type="float">
            <text:p>374.39</text:p>
          </table:table-cell>
          <table:table-cell table:formula="of:=[$'Defaults, 1 thread, mem emphasis, warmstart'.$H$35]" office:value-type="float" office:value="378.98709309" calcext:value-type="float">
            <text:p>37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_4</text:p>
          </table:table-cell>
          <table:table-cell/>
          <table:table-cell table:formula="of:=[$Defaults.$H$36]" office:value-type="float" office:value="405.29517057" calcext:value-type="float">
            <text:p>405.30</text:p>
          </table:table-cell>
          <table:table-cell table:formula="of:=[$'Defaults, 1 thread'.$H$36]" office:value-type="float" office:value="412.76360919" calcext:value-type="float">
            <text:p>412.76</text:p>
          </table:table-cell>
          <table:table-cell table:formula="of:=[$'Defaults, mem emphasis'.$H$36]" office:value-type="float" office:value="419.2080693" calcext:value-type="float">
            <text:p>419.21</text:p>
          </table:table-cell>
          <table:table-cell table:formula="of:=[$'Defaults, 1 thread, mem emphasis, warmstart'.$H$36]" office:value-type="float" office:value="418.94097391" calcext:value-type="float">
            <text:p>418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_5</text:p>
          </table:table-cell>
          <table:table-cell/>
          <table:table-cell table:formula="of:=[$Defaults.$H$37]" office:value-type="float" office:value="413.2065" calcext:value-type="float">
            <text:p>413.21</text:p>
          </table:table-cell>
          <table:table-cell table:formula="of:=[$'Defaults, 1 thread'.$H$37]" office:value-type="float" office:value="413.37068248" calcext:value-type="float">
            <text:p>413.37</text:p>
          </table:table-cell>
          <table:table-cell table:formula="of:=[$'Defaults, mem emphasis'.$H$37]" office:value-type="float" office:value="418.43862194" calcext:value-type="float">
            <text:p>418.44</text:p>
          </table:table-cell>
          <table:table-cell table:formula="of:=[$'Defaults, 1 thread, mem emphasis, warmstart'.$H$37]" office:value-type="float" office:value="411.15999545" calcext:value-type="float">
            <text:p>411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_6</text:p>
          </table:table-cell>
          <table:table-cell/>
          <table:table-cell table:formula="of:=[$Defaults.$H$38]" office:value-type="float" office:value="365.5336" calcext:value-type="float">
            <text:p>365.53</text:p>
          </table:table-cell>
          <table:table-cell table:formula="of:=[$'Defaults, 1 thread'.$H$38]" office:value-type="float" office:value="393.65253514" calcext:value-type="float">
            <text:p>393.65</text:p>
          </table:table-cell>
          <table:table-cell table:formula="of:=[$'Defaults, mem emphasis'.$H$38]" office:value-type="float" office:value="390.44600412" calcext:value-type="float">
            <text:p>390.45</text:p>
          </table:table-cell>
          <table:table-cell table:formula="of:=[$'Defaults, 1 thread, mem emphasis, warmstart'.$H$38]" office:value-type="float" office:value="391.86831666" calcext:value-type="float">
            <text:p>391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_7</text:p>
          </table:table-cell>
          <table:table-cell/>
          <table:table-cell table:formula="of:=[$Defaults.$H$39]" office:value-type="float" office:value="333.4908" calcext:value-type="float">
            <text:p>333.49</text:p>
          </table:table-cell>
          <table:table-cell table:formula="of:=[$'Defaults, 1 thread'.$H$39]" office:value-type="float" office:value="364.13599071" calcext:value-type="float">
            <text:p>364.14</text:p>
          </table:table-cell>
          <table:table-cell table:formula="of:=[$'Defaults, mem emphasis'.$H$39]" office:value-type="float" office:value="363.14871139" calcext:value-type="float">
            <text:p>363.15</text:p>
          </table:table-cell>
          <table:table-cell table:formula="of:=[$'Defaults, 1 thread, mem emphasis, warmstart'.$H$39]" office:value-type="float" office:value="372.48960491" calcext:value-type="float">
            <text:p>37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_8</text:p>
          </table:table-cell>
          <table:table-cell/>
          <table:table-cell table:formula="of:=[$Defaults.$H$40]" office:value-type="float" office:value="409.3530001" calcext:value-type="float">
            <text:p>409.35</text:p>
          </table:table-cell>
          <table:table-cell table:formula="of:=[$'Defaults, 1 thread'.$H$40]" office:value-type="float" office:value="406.62009168" calcext:value-type="float">
            <text:p>406.62</text:p>
          </table:table-cell>
          <table:table-cell table:formula="of:=[$'Defaults, mem emphasis'.$H$40]" office:value-type="float" office:value="408.78187113" calcext:value-type="float">
            <text:p>408.78</text:p>
          </table:table-cell>
          <table:table-cell table:formula="of:=[$'Defaults, 1 thread, mem emphasis, warmstart'.$H$40]" office:value-type="float" office:value="406.39644807" calcext:value-type="float">
            <text:p>406.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_9</text:p>
          </table:table-cell>
          <table:table-cell/>
          <table:table-cell table:formula="of:=[$Defaults.$H$41]" office:value-type="float" office:value="385.88730369" calcext:value-type="float">
            <text:p>385.89</text:p>
          </table:table-cell>
          <table:table-cell table:formula="of:=[$'Defaults, 1 thread'.$H$41]" office:value-type="float" office:value="384.68968337" calcext:value-type="float">
            <text:p>384.69</text:p>
          </table:table-cell>
          <table:table-cell table:formula="of:=[$'Defaults, mem emphasis'.$H$41]" office:value-type="float" office:value="383.58828281" calcext:value-type="float">
            <text:p>383.59</text:p>
          </table:table-cell>
          <table:table-cell table:formula="of:=[$'Defaults, 1 thread, mem emphasis, warmstart'.$H$41]" office:value-type="float" office:value="384.90862551" calcext:value-type="float">
            <text:p>384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_10</text:p>
          </table:table-cell>
          <table:table-cell/>
          <table:table-cell table:formula="of:=[$Defaults.$H$42]" office:value-type="float" office:value="436.7368" calcext:value-type="float">
            <text:p>436.74</text:p>
          </table:table-cell>
          <table:table-cell table:formula="of:=[$'Defaults, 1 thread'.$H$42]" office:value-type="float" office:value="475.5563309" calcext:value-type="float">
            <text:p>475.56</text:p>
          </table:table-cell>
          <table:table-cell table:formula="of:=[$'Defaults, mem emphasis'.$H$42]" office:value-type="float" office:value="472.02111751" calcext:value-type="float">
            <text:p>472.02</text:p>
          </table:table-cell>
          <table:table-cell table:formula="of:=[$'Defaults, 1 thread, mem emphasis, warmstart'.$H$42]" office:value-type="float" office:value="485.62593697" calcext:value-type="float">
            <text:p>485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_1</text:p>
          </table:table-cell>
          <table:table-cell/>
          <table:table-cell table:formula="of:=[$Defaults.$H$43]" office:value-type="float" office:value="398.1322" calcext:value-type="float">
            <text:p>398.13</text:p>
          </table:table-cell>
          <table:table-cell table:formula="of:=[$'Defaults, 1 thread'.$H$43]" office:value-type="float" office:value="430.50803815" calcext:value-type="float">
            <text:p>430.51</text:p>
          </table:table-cell>
          <table:table-cell table:formula="of:=[$'Defaults, mem emphasis'.$H$43]" office:value-type="float" office:value="400.53032552" calcext:value-type="float">
            <text:p>400.53</text:p>
          </table:table-cell>
          <table:table-cell table:formula="of:=[$'Defaults, 1 thread, mem emphasis, warmstart'.$H$43]" office:value-type="float" office:value="430.35751077" calcext:value-type="float">
            <text:p>43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_2</text:p>
          </table:table-cell>
          <table:table-cell/>
          <table:table-cell table:formula="of:=[$Defaults.$H$44]" office:value-type="float" office:value="444.87742099" calcext:value-type="float">
            <text:p>444.88</text:p>
          </table:table-cell>
          <table:table-cell table:formula="of:=[$'Defaults, 1 thread'.$H$44]" office:value-type="float" office:value="431.76427698" calcext:value-type="float">
            <text:p>431.76</text:p>
          </table:table-cell>
          <table:table-cell table:formula="of:=[$'Defaults, mem emphasis'.$H$44]" office:value-type="float" office:value="437.56611342" calcext:value-type="float">
            <text:p>437.57</text:p>
          </table:table-cell>
          <table:table-cell table:formula="of:=[$'Defaults, 1 thread, mem emphasis, warmstart'.$H$44]" office:value-type="float" office:value="431.64947534" calcext:value-type="float">
            <text:p>431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_3</text:p>
          </table:table-cell>
          <table:table-cell/>
          <table:table-cell table:formula="of:=[$Defaults.$H$45]" office:value-type="float" office:value="420.1226" calcext:value-type="float">
            <text:p>420.12</text:p>
          </table:table-cell>
          <table:table-cell table:formula="of:=[$'Defaults, 1 thread'.$H$45]" office:value-type="float" office:value="455.69131162" calcext:value-type="float">
            <text:p>455.69</text:p>
          </table:table-cell>
          <table:table-cell table:formula="of:=[$'Defaults, mem emphasis'.$H$45]" office:value-type="float" office:value="424.89309692" calcext:value-type="float">
            <text:p>424.89</text:p>
          </table:table-cell>
          <table:table-cell table:formula="of:=[$'Defaults, 1 thread, mem emphasis, warmstart'.$H$45]" office:value-type="float" office:value="451.49803135" calcext:value-type="float">
            <text:p>451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_4</text:p>
          </table:table-cell>
          <table:table-cell/>
          <table:table-cell table:formula="of:=[$Defaults.$H$46]" office:value-type="float" office:value="378.97335311" calcext:value-type="float">
            <text:p>378.97</text:p>
          </table:table-cell>
          <table:table-cell table:formula="of:=[$'Defaults, 1 thread'.$H$46]" office:value-type="float" office:value="410.30734195" calcext:value-type="float">
            <text:p>410.31</text:p>
          </table:table-cell>
          <table:table-cell table:formula="of:=[$'Defaults, mem emphasis'.$H$46]" office:value-type="float" office:value="379.75568977" calcext:value-type="float">
            <text:p>379.76</text:p>
          </table:table-cell>
          <table:table-cell table:formula="of:=[$'Defaults, 1 thread, mem emphasis, warmstart'.$H$46]" office:value-type="float" office:value="404.06544447" calcext:value-type="float">
            <text:p>404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_5</text:p>
          </table:table-cell>
          <table:table-cell/>
          <table:table-cell table:formula="of:=[$Defaults.$H$47]" office:value-type="float" office:value="386.18137452" calcext:value-type="float">
            <text:p>386.18</text:p>
          </table:table-cell>
          <table:table-cell table:formula="of:=[$'Defaults, 1 thread'.$H$47]" office:value-type="float" office:value="414.6370074" calcext:value-type="float">
            <text:p>414.64</text:p>
          </table:table-cell>
          <table:table-cell table:formula="of:=[$'Defaults, mem emphasis'.$H$47]" office:value-type="float" office:value="386.26478935" calcext:value-type="float">
            <text:p>386.26</text:p>
          </table:table-cell>
          <table:table-cell table:formula="of:=[$'Defaults, 1 thread, mem emphasis, warmstart'.$H$47]" office:value-type="float" office:value="409.2031092" calcext:value-type="float">
            <text:p>409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_6</text:p>
          </table:table-cell>
          <table:table-cell/>
          <table:table-cell table:formula="of:=[$Defaults.$H$48]" office:value-type="float" office:value="409.57029562" calcext:value-type="float">
            <text:p>409.57</text:p>
          </table:table-cell>
          <table:table-cell table:formula="of:=[$'Defaults, 1 thread'.$H$48]" office:value-type="float" office:value="412.89746998" calcext:value-type="float">
            <text:p>412.90</text:p>
          </table:table-cell>
          <table:table-cell table:formula="of:=[$'Defaults, mem emphasis'.$H$48]" office:value-type="float" office:value="411.28347257" calcext:value-type="float">
            <text:p>411.28</text:p>
          </table:table-cell>
          <table:table-cell table:formula="of:=[$'Defaults, 1 thread, mem emphasis, warmstart'.$H$48]" office:value-type="float" office:value="415.99761569" calcext:value-type="float">
            <text:p>416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_7</text:p>
          </table:table-cell>
          <table:table-cell/>
          <table:table-cell table:formula="of:=[$Defaults.$H$49]" office:value-type="float" office:value="361.1581" calcext:value-type="float">
            <text:p>361.16</text:p>
          </table:table-cell>
          <table:table-cell table:formula="of:=[$'Defaults, 1 thread'.$H$49]" office:value-type="float" office:value="392.95821134" calcext:value-type="float">
            <text:p>392.96</text:p>
          </table:table-cell>
          <table:table-cell table:formula="of:=[$'Defaults, mem emphasis'.$H$49]" office:value-type="float" office:value="362.73407262" calcext:value-type="float">
            <text:p>362.73</text:p>
          </table:table-cell>
          <table:table-cell table:formula="of:=[$'Defaults, 1 thread, mem emphasis, warmstart'.$H$49]" office:value-type="float" office:value="389.56839946" calcext:value-type="float">
            <text:p>389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_8</text:p>
          </table:table-cell>
          <table:table-cell/>
          <table:table-cell table:formula="of:=[$Defaults.$H$50]" office:value-type="float" office:value="393.2753" calcext:value-type="float">
            <text:p>393.28</text:p>
          </table:table-cell>
          <table:table-cell table:formula="of:=[$'Defaults, 1 thread'.$H$50]" office:value-type="float" office:value="435.62344206" calcext:value-type="float">
            <text:p>435.62</text:p>
          </table:table-cell>
          <table:table-cell table:formula="of:=[$'Defaults, mem emphasis'.$H$50]" office:value-type="float" office:value="392.84872683" calcext:value-type="float">
            <text:p>392.85</text:p>
          </table:table-cell>
          <table:table-cell table:formula="of:=[$'Defaults, 1 thread, mem emphasis, warmstart'.$H$50]" office:value-type="float" office:value="433.89393981" calcext:value-type="float">
            <text:p>433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_9</text:p>
          </table:table-cell>
          <table:table-cell/>
          <table:table-cell table:formula="of:=[$Defaults.$H$51]" office:value-type="float" office:value="411.8779" calcext:value-type="float">
            <text:p>411.88</text:p>
          </table:table-cell>
          <table:table-cell table:formula="of:=[$'Defaults, 1 thread'.$H$51]" office:value-type="float" office:value="445.60075822" calcext:value-type="float">
            <text:p>445.60</text:p>
          </table:table-cell>
          <table:table-cell table:formula="of:=[$'Defaults, mem emphasis'.$H$51]" office:value-type="float" office:value="411.62977122" calcext:value-type="float">
            <text:p>411.63</text:p>
          </table:table-cell>
          <table:table-cell table:formula="of:=[$'Defaults, 1 thread, mem emphasis, warmstart'.$H$51]" office:value-type="float" office:value="439.24805314" calcext:value-type="float">
            <text:p>43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_10</text:p>
          </table:table-cell>
          <table:table-cell/>
          <table:table-cell table:formula="of:=[$Defaults.$H$52]" office:value-type="float" office:value="416.79687017" calcext:value-type="float">
            <text:p>416.80</text:p>
          </table:table-cell>
          <table:table-cell table:formula="of:=[$'Defaults, 1 thread'.$H$52]" office:value-type="float" office:value="455.31322127" calcext:value-type="float">
            <text:p>455.31</text:p>
          </table:table-cell>
          <table:table-cell table:formula="of:=[$'Defaults, mem emphasis'.$H$52]" office:value-type="float" office:value="414.07319173" calcext:value-type="float">
            <text:p>414.07</text:p>
          </table:table-cell>
          <table:table-cell table:formula="of:=[$'Defaults, 1 thread, mem emphasis, warmstart'.$H$52]" office:value-type="float" office:value="450.0028585" calcext:value-type="float">
            <text:p>45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_1</text:p>
          </table:table-cell>
          <table:table-cell/>
          <table:table-cell table:formula="of:=[$Defaults.$H$53]" office:value-type="float" office:value="519.579" calcext:value-type="float">
            <text:p>519.58</text:p>
          </table:table-cell>
          <table:table-cell table:formula="of:=[$'Defaults, 1 thread'.$H$53]" office:value-type="float" office:value="546.64395318" calcext:value-type="float">
            <text:p>546.64</text:p>
          </table:table-cell>
          <table:table-cell table:formula="of:=[$'Defaults, mem emphasis'.$H$53]" office:value-type="float" office:value="518.9027" calcext:value-type="float">
            <text:p>518.90</text:p>
          </table:table-cell>
          <table:table-cell table:formula="of:=[$'Defaults, 1 thread, mem emphasis, warmstart'.$H$53]" office:value-type="float" office:value="548.87817302" calcext:value-type="float">
            <text:p>548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_2</text:p>
          </table:table-cell>
          <table:table-cell/>
          <table:table-cell table:formula="of:=[$Defaults.$H$54]" office:value-type="float" office:value="515.5223" calcext:value-type="float">
            <text:p>515.52</text:p>
          </table:table-cell>
          <table:table-cell table:formula="of:=[$'Defaults, 1 thread'.$H$54]" office:value-type="float" office:value="539.14098916" calcext:value-type="float">
            <text:p>539.14</text:p>
          </table:table-cell>
          <table:table-cell table:formula="of:=[$'Defaults, mem emphasis'.$H$54]" office:value-type="float" office:value="517.5155" calcext:value-type="float">
            <text:p>517.52</text:p>
          </table:table-cell>
          <table:table-cell table:formula="of:=[$'Defaults, 1 thread, mem emphasis, warmstart'.$H$54]" office:value-type="float" office:value="543.31729732" calcext:value-type="float">
            <text:p>54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_3</text:p>
          </table:table-cell>
          <table:table-cell/>
          <table:table-cell table:formula="of:=[$Defaults.$H$55]" office:value-type="float" office:value="513.6436" calcext:value-type="float">
            <text:p>513.64</text:p>
          </table:table-cell>
          <table:table-cell table:formula="of:=[$'Defaults, 1 thread'.$H$55]" office:value-type="float" office:value="519.04472137" calcext:value-type="float">
            <text:p>519.04</text:p>
          </table:table-cell>
          <table:table-cell table:formula="of:=[$'Defaults, mem emphasis'.$H$55]" office:value-type="float" office:value="520.23962083" calcext:value-type="float">
            <text:p>520.24</text:p>
          </table:table-cell>
          <table:table-cell table:formula="of:=[$'Defaults, 1 thread, mem emphasis, warmstart'.$H$55]" office:value-type="float" office:value="545.73167124" calcext:value-type="float">
            <text:p>545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_4</text:p>
          </table:table-cell>
          <table:table-cell/>
          <table:table-cell table:formula="of:=[$Defaults.$H$56]" office:value-type="float" office:value="379.1054" calcext:value-type="float">
            <text:p>379.11</text:p>
          </table:table-cell>
          <table:table-cell table:formula="of:=[$'Defaults, 1 thread'.$H$56]" office:value-type="float" office:value="532.30902805" calcext:value-type="float">
            <text:p>532.31</text:p>
          </table:table-cell>
          <table:table-cell table:formula="of:=[$'Defaults, mem emphasis'.$H$56]" office:value-type="float" office:value="379.1054" calcext:value-type="float">
            <text:p>379.11</text:p>
          </table:table-cell>
          <table:table-cell table:formula="of:=[$'Defaults, 1 thread, mem emphasis, warmstart'.$H$56]" office:value-type="float" office:value="531.83670621" calcext:value-type="float">
            <text:p>531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_5</text:p>
          </table:table-cell>
          <table:table-cell/>
          <table:table-cell table:formula="of:=[$Defaults.$H$57]" office:value-type="float" office:value="509.9073" calcext:value-type="float">
            <text:p>509.91</text:p>
          </table:table-cell>
          <table:table-cell table:formula="of:=[$'Defaults, 1 thread'.$H$57]" office:value-type="float" office:value="510.69993793" calcext:value-type="float">
            <text:p>510.70</text:p>
          </table:table-cell>
          <table:table-cell table:formula="of:=[$'Defaults, mem emphasis'.$H$57]" office:value-type="float" office:value="512.9901" calcext:value-type="float">
            <text:p>512.99</text:p>
          </table:table-cell>
          <table:table-cell table:formula="of:=[$'Defaults, 1 thread, mem emphasis, warmstart'.$H$57]" office:value-type="float" office:value="538.13969309" calcext:value-type="float">
            <text:p>53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_6</text:p>
          </table:table-cell>
          <table:table-cell/>
          <table:table-cell table:formula="of:=[$Defaults.$H$58]" office:value-type="float" office:value="487.59202595" calcext:value-type="float">
            <text:p>487.59</text:p>
          </table:table-cell>
          <table:table-cell table:formula="of:=[$'Defaults, 1 thread'.$H$58]" office:value-type="float" office:value="517.49146092" calcext:value-type="float">
            <text:p>517.49</text:p>
          </table:table-cell>
          <table:table-cell table:formula="of:=[$'Defaults, mem emphasis'.$H$58]" office:value-type="float" office:value="486.58410889" calcext:value-type="float">
            <text:p>486.58</text:p>
          </table:table-cell>
          <table:table-cell table:formula="of:=[$'Defaults, 1 thread, mem emphasis, warmstart'.$H$58]" office:value-type="float" office:value="518.46761284" calcext:value-type="float">
            <text:p>51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_7</text:p>
          </table:table-cell>
          <table:table-cell/>
          <table:table-cell table:formula="of:=[$Defaults.$H$59]" office:value-type="float" office:value="466.8225" calcext:value-type="float">
            <text:p>466.82</text:p>
          </table:table-cell>
          <table:table-cell table:formula="of:=[$'Defaults, 1 thread'.$H$59]" office:value-type="float" office:value="508.81511962" calcext:value-type="float">
            <text:p>508.82</text:p>
          </table:table-cell>
          <table:table-cell table:formula="of:=[$'Defaults, mem emphasis'.$H$59]" office:value-type="float" office:value="480.8025" calcext:value-type="float">
            <text:p>480.80</text:p>
          </table:table-cell>
          <table:table-cell table:formula="of:=[$'Defaults, 1 thread, mem emphasis, warmstart'.$H$59]" office:value-type="float" office:value="511.79735365" calcext:value-type="float">
            <text:p>511.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_8</text:p>
          </table:table-cell>
          <table:table-cell/>
          <table:table-cell table:formula="of:=[$Defaults.$H$60]" office:value-type="float" office:value="502.8927" calcext:value-type="float">
            <text:p>502.89</text:p>
          </table:table-cell>
          <table:table-cell table:formula="of:=[$'Defaults, 1 thread'.$H$60]" office:value-type="float" office:value="534.46081344" calcext:value-type="float">
            <text:p>534.46</text:p>
          </table:table-cell>
          <table:table-cell table:formula="of:=[$'Defaults, mem emphasis'.$H$60]" office:value-type="float" office:value="507.01562089" calcext:value-type="float">
            <text:p>507.02</text:p>
          </table:table-cell>
          <table:table-cell table:formula="of:=[$'Defaults, 1 thread, mem emphasis, warmstart'.$H$60]" office:value-type="float" office:value="536.15021242" calcext:value-type="float">
            <text:p>53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_9</text:p>
          </table:table-cell>
          <table:table-cell/>
          <table:table-cell table:formula="of:=[$Defaults.$H$61]" office:value-type="float" office:value="512.3287" calcext:value-type="float">
            <text:p>512.33</text:p>
          </table:table-cell>
          <table:table-cell table:formula="of:=[$'Defaults, 1 thread'.$H$61]" office:value-type="float" office:value="515.26964812" calcext:value-type="float">
            <text:p>515.27</text:p>
          </table:table-cell>
          <table:table-cell table:formula="of:=[$'Defaults, mem emphasis'.$H$61]" office:value-type="float" office:value="514.4592" calcext:value-type="float">
            <text:p>514.46</text:p>
          </table:table-cell>
          <table:table-cell table:formula="of:=[$'Defaults, 1 thread, mem emphasis, warmstart'.$H$61]" office:value-type="float" office:value="543.15950087" calcext:value-type="float">
            <text:p>543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_10</text:p>
          </table:table-cell>
          <table:table-cell/>
          <table:table-cell table:formula="of:=[$Defaults.$H$62]" office:value-type="float" office:value="521.3648" calcext:value-type="float">
            <text:p>521.36</text:p>
          </table:table-cell>
          <table:table-cell table:formula="of:=[$'Defaults, 1 thread'.$H$62]" office:value-type="float" office:value="529.16339502" calcext:value-type="float">
            <text:p>529.16</text:p>
          </table:table-cell>
          <table:table-cell table:formula="of:=[$'Defaults, mem emphasis'.$H$62]" office:value-type="float" office:value="526.70631244" calcext:value-type="float">
            <text:p>526.71</text:p>
          </table:table-cell>
          <table:table-cell table:formula="of:=[$'Defaults, 1 thread, mem emphasis, warmstart'.$H$62]" office:value-type="float" office:value="546.84411811" calcext:value-type="float">
            <text:p>546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_1</text:p>
          </table:table-cell>
          <table:table-cell/>
          <table:table-cell table:formula="of:=[$Defaults.$H$63]" office:value-type="string" office:string-value="NA" calcext:value-type="string">
            <text:p>NA</text:p>
          </table:table-cell>
          <table:table-cell table:formula="of:=[$'Defaults, 1 thread'.$H$63]" office:value-type="float" office:value="604.49155077" calcext:value-type="float">
            <text:p>604.49</text:p>
          </table:table-cell>
          <table:table-cell table:formula="of:=[$'Defaults, mem emphasis'.$H$63]" office:value-type="float" office:value="444.1442" calcext:value-type="float">
            <text:p>444.14</text:p>
          </table:table-cell>
          <table:table-cell table:formula="of:=[$'Defaults, 1 thread, mem emphasis, warmstart'.$H$63]" office:value-type="float" office:value="603.07681828" calcext:value-type="float">
            <text:p>6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_2</text:p>
          </table:table-cell>
          <table:table-cell/>
          <table:table-cell table:formula="of:=[$Defaults.$H$64]" office:value-type="string" office:string-value="NA" calcext:value-type="string">
            <text:p>NA</text:p>
          </table:table-cell>
          <table:table-cell table:formula="of:=[$'Defaults, 1 thread'.$H$64]" office:value-type="float" office:value="614.82167734" calcext:value-type="float">
            <text:p>614.82</text:p>
          </table:table-cell>
          <table:table-cell table:formula="of:=[$'Defaults, mem emphasis'.$H$64]" office:value-type="string" office:string-value="NA" calcext:value-type="string">
            <text:p>NA</text:p>
          </table:table-cell>
          <table:table-cell table:formula="of:=[$'Defaults, 1 thread, mem emphasis, warmstart'.$H$64]" office:value-type="float" office:value="604.80651858" calcext:value-type="float">
            <text:p>60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_3</text:p>
          </table:table-cell>
          <table:table-cell/>
          <table:table-cell table:formula="of:=[$Defaults.$H$65]" office:value-type="string" office:string-value="NA" calcext:value-type="string">
            <text:p>NA</text:p>
          </table:table-cell>
          <table:table-cell table:formula="of:=[$'Defaults, 1 thread'.$H$65]" office:value-type="float" office:value="606.24886867" calcext:value-type="float">
            <text:p>606.25</text:p>
          </table:table-cell>
          <table:table-cell table:formula="of:=[$'Defaults, mem emphasis'.$H$65]" office:value-type="float" office:value="454.3945" calcext:value-type="float">
            <text:p>454.39</text:p>
          </table:table-cell>
          <table:table-cell table:formula="of:=[$'Defaults, 1 thread, mem emphasis, warmstart'.$H$65]" office:value-type="float" office:value="586.03744779" calcext:value-type="float">
            <text:p>5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_4</text:p>
          </table:table-cell>
          <table:table-cell/>
          <table:table-cell table:formula="of:=[$Defaults.$H$66]" office:value-type="string" office:string-value="NA" calcext:value-type="string">
            <text:p>NA</text:p>
          </table:table-cell>
          <table:table-cell table:formula="of:=[$'Defaults, 1 thread'.$H$66]" office:value-type="float" office:value="451.5042" calcext:value-type="float">
            <text:p>451.50</text:p>
          </table:table-cell>
          <table:table-cell table:formula="of:=[$'Defaults, mem emphasis'.$H$66]" office:value-type="string" office:string-value="NA" calcext:value-type="string">
            <text:p>NA</text:p>
          </table:table-cell>
          <table:table-cell table:formula="of:=[$'Defaults, 1 thread, mem emphasis, warmstart'.$H$66]" office:value-type="float" office:value="594.49199376" calcext:value-type="float">
            <text:p>594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_5</text:p>
          </table:table-cell>
          <table:table-cell/>
          <table:table-cell table:formula="of:=[$Defaults.$H$67]" office:value-type="string" office:string-value="NA" calcext:value-type="string">
            <text:p>NA</text:p>
          </table:table-cell>
          <table:table-cell table:formula="of:=[$'Defaults, 1 thread'.$H$67]" office:value-type="float" office:value="627.81136575" calcext:value-type="float">
            <text:p>627.81</text:p>
          </table:table-cell>
          <table:table-cell table:formula="of:=[$'Defaults, mem emphasis'.$H$67]" office:value-type="float" office:value="439.1099" calcext:value-type="float">
            <text:p>439.11</text:p>
          </table:table-cell>
          <table:table-cell table:formula="of:=[$'Defaults, 1 thread, mem emphasis, warmstart'.$H$67]" office:value-type="float" office:value="608.34065952" calcext:value-type="float">
            <text:p>60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_6</text:p>
          </table:table-cell>
          <table:table-cell/>
          <table:table-cell table:formula="of:=[$Defaults.$H$68]" office:value-type="string" office:string-value="NA" calcext:value-type="string">
            <text:p>NA</text:p>
          </table:table-cell>
          <table:table-cell table:formula="of:=[$'Defaults, 1 thread'.$H$68]" office:value-type="float" office:value="607.62924792" calcext:value-type="float">
            <text:p>607.63</text:p>
          </table:table-cell>
          <table:table-cell table:formula="of:=[$'Defaults, mem emphasis'.$H$68]" office:value-type="string" office:string-value="NA" calcext:value-type="string">
            <text:p>NA</text:p>
          </table:table-cell>
          <table:table-cell table:formula="of:=[$'Defaults, 1 thread, mem emphasis, warmstart'.$H$68]" office:value-type="float" office:value="587.73232426" calcext:value-type="float">
            <text:p>587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_7</text:p>
          </table:table-cell>
          <table:table-cell/>
          <table:table-cell table:formula="of:=[$Defaults.$H$69]" office:value-type="string" office:string-value="NA" calcext:value-type="string">
            <text:p>NA</text:p>
          </table:table-cell>
          <table:table-cell table:formula="of:=[$'Defaults, 1 thread'.$H$69]" office:value-type="float" office:value="603.48348182" calcext:value-type="float">
            <text:p>603.48</text:p>
          </table:table-cell>
          <table:table-cell table:formula="of:=[$'Defaults, mem emphasis'.$H$69]" office:value-type="float" office:value="449.1066" calcext:value-type="float">
            <text:p>449.11</text:p>
          </table:table-cell>
          <table:table-cell table:formula="of:=[$'Defaults, 1 thread, mem emphasis, warmstart'.$H$69]" office:value-type="float" office:value="602.42373225" calcext:value-type="float">
            <text:p>602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_8</text:p>
          </table:table-cell>
          <table:table-cell/>
          <table:table-cell table:formula="of:=[$Defaults.$H$70]" office:value-type="string" office:string-value="NA" calcext:value-type="string">
            <text:p>NA</text:p>
          </table:table-cell>
          <table:table-cell table:formula="of:=[$'Defaults, 1 thread'.$H$70]" office:value-type="float" office:value="616.67892015" calcext:value-type="float">
            <text:p>616.68</text:p>
          </table:table-cell>
          <table:table-cell table:formula="of:=[$'Defaults, mem emphasis'.$H$70]" office:value-type="float" office:value="461.9033" calcext:value-type="float">
            <text:p>461.90</text:p>
          </table:table-cell>
          <table:table-cell table:formula="of:=[$'Defaults, 1 thread, mem emphasis, warmstart'.$H$70]" office:value-type="float" office:value="592.07102324" calcext:value-type="float">
            <text:p>59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_9</text:p>
          </table:table-cell>
          <table:table-cell/>
          <table:table-cell table:formula="of:=[$Defaults.$H$71]" office:value-type="string" office:string-value="NA" calcext:value-type="string">
            <text:p>NA</text:p>
          </table:table-cell>
          <table:table-cell table:formula="of:=[$'Defaults, 1 thread'.$H$71]" office:value-type="float" office:value="668.15929571" calcext:value-type="float">
            <text:p>668.16</text:p>
          </table:table-cell>
          <table:table-cell table:formula="of:=[$'Defaults, mem emphasis'.$H$71]" office:value-type="float" office:value="459.3027" calcext:value-type="float">
            <text:p>459.30</text:p>
          </table:table-cell>
          <table:table-cell table:formula="of:=[$'Defaults, 1 thread, mem emphasis, warmstart'.$H$71]" office:value-type="float" office:value="644.86216632" calcext:value-type="float">
            <text:p>644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_10</text:p>
          </table:table-cell>
          <table:table-cell/>
          <table:table-cell table:formula="of:=[$Defaults.$H$72]" office:value-type="float" office:value="441.4092" calcext:value-type="float">
            <text:p>441.41</text:p>
          </table:table-cell>
          <table:table-cell table:formula="of:=[$'Defaults, 1 thread'.$H$72]" office:value-type="float" office:value="638.92243293" calcext:value-type="float">
            <text:p>638.92</text:p>
          </table:table-cell>
          <table:table-cell table:formula="of:=[$'Defaults, mem emphasis'.$H$72]" office:value-type="float" office:value="441.4092" calcext:value-type="float">
            <text:p>441.41</text:p>
          </table:table-cell>
          <table:table-cell table:formula="of:=[$'Defaults, 1 thread, mem emphasis, warmstart'.$H$72]" office:value-type="float" office:value="622.03709879" calcext:value-type="float">
            <text:p>622.04</text:p>
          </table:table-cell>
          <table:table-cell table:number-columns-repeated="1018"/>
        </table:table-row>
        <calcext:conditional-formats>
          <calcext:conditional-format calcext:target-range-address="'Comparison of UB and LB'.C3:'Comparison of UB and LB'.F72">
            <calcext:condition calcext:apply-style-name="BoldFont" calcext:value="&gt;=MAX([.$C3];[.$D3];[.$E3];[.$F3])" calcext:base-cell-address="'Comparison of UB and LB'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oldFont" style:family="table-cell" style:parent-style-name="Default">
      <style:text-properties fo:font-size="10pt" fo:font-weight="bold"/>
    </style:style>
    <style:style style:name="Untitled1" style:family="table-cell" style:parent-style-name="BoldFon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18:55:27.656088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6:47:01.671542086</meta:creation-date>
    <meta:generator>LibreOffice/6.4.7.2$Linux_X86_64 LibreOffice_project/40$Build-2</meta:generator>
    <dc:date>2021-08-12T19:12:01.304113627</dc:date>
    <meta:editing-duration>PT36M56S</meta:editing-duration>
    <meta:editing-cycles>24</meta:editing-cycles>
    <meta:document-statistic meta:table-count="5" meta:cell-count="3200" meta:object-count="0"/>
  </office:meta>
</office:document-meta>
</file>